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cb43f" officeooo:paragraph-rsid="000cb43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cb43f" officeooo:paragraph-rsid="000cb43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e20b6" officeooo:paragraph-rsid="000e20b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e20b6" officeooo:paragraph-rsid="000e20b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e9f4b" officeooo:paragraph-rsid="000e9f4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17b29" officeooo:paragraph-rsid="00117b2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12d71f" officeooo:paragraph-rsid="0012d71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4c63e" officeooo:paragraph-rsid="0014c63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8ac34" officeooo:paragraph-rsid="0018ac3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a8cfb" officeooo:paragraph-rsid="001a8cfb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0e9f4b" officeooo:paragraph-rsid="000e9f4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cb43f" officeooo:paragraph-rsid="000cb43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20b6" officeooo:paragraph-rsid="000e20b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17b29" officeooo:paragraph-rsid="00117b2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4c63e" officeooo:paragraph-rsid="0014c63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a8cfb" officeooo:paragraph-rsid="001a8cf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17b29" officeooo:paragraph-rsid="00117b2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fo:font-size="14pt" fo:font-weight="normal" officeooo:rsid="002edeaa" officeooo:paragraph-rsid="002edea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0e20b6" officeooo:paragraph-rsid="000e20b6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officeooo:rsid="001c23ea" officeooo:paragraph-rsid="001c23ea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font-weight="bold" officeooo:rsid="001c23ea" officeooo:paragraph-rsid="001c5f05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00%" fo:text-align="justify" style:justify-single-word="false"/>
      <style:text-properties fo:font-size="14pt" fo:font-weight="bold" officeooo:rsid="001fe7ff" officeooo:paragraph-rsid="001fe7ff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line-height="100%" fo:text-align="justify" style:justify-single-word="false"/>
      <style:text-properties fo:font-size="14pt" fo:font-weight="bold" officeooo:rsid="00247a0f" officeooo:paragraph-rsid="00247a0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line-height="100%" fo:text-align="justify" style:justify-single-word="false"/>
      <style:text-properties fo:font-size="14pt" fo:font-weight="bold" officeooo:rsid="00247a0f" officeooo:paragraph-rsid="002998f1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line-height="100%" fo:text-align="justify" style:justify-single-word="false"/>
      <style:text-properties fo:font-size="14pt" fo:font-weight="bold" officeooo:rsid="002b5727" officeooo:paragraph-rsid="002b5727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line-height="100%" fo:text-align="justify" style:justify-single-word="false"/>
      <style:text-properties fo:font-size="14pt" fo:font-weight="bold" officeooo:rsid="002b5727" officeooo:paragraph-rsid="002edeaa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4pt" fo:font-weight="bold" officeooo:rsid="000e9f4b" officeooo:paragraph-rsid="000e20b6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4pt" fo:font-weight="bold" officeooo:rsid="001c23ea" officeooo:paragraph-rsid="001c23ea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00%" fo:text-align="justify" style:justify-single-word="false"/>
      <style:text-properties fo:font-size="14pt" fo:font-weight="bold" officeooo:rsid="002edeaa" officeooo:paragraph-rsid="002edeaa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00%" fo:text-align="justify" style:justify-single-word="false"/>
      <style:text-properties fo:font-size="14pt" fo:font-weight="bold" officeooo:rsid="002edeaa" officeooo:paragraph-rsid="002f7872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fo:font-size="12pt" fo:font-weight="normal" officeooo:rsid="000cb43f" officeooo:paragraph-rsid="000cb43f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2pt" fo:font-weight="normal" officeooo:rsid="000e20b6" officeooo:paragraph-rsid="000cb43f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2pt" fo:font-weight="normal" officeooo:rsid="000e20b6" officeooo:paragraph-rsid="000e20b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0e20b6" officeooo:paragraph-rsid="000e20b6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fo:font-size="12pt" fo:font-weight="normal" officeooo:rsid="000e9f4b" officeooo:paragraph-rsid="0014c63e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fo:font-size="12pt" fo:font-weight="normal" officeooo:rsid="000e9f4b" officeooo:paragraph-rsid="000e9f4b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fo:font-size="12pt" fo:font-weight="normal" officeooo:rsid="00117b29" officeooo:paragraph-rsid="00117b2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12d71f" officeooo:paragraph-rsid="0012d71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14c63e" officeooo:paragraph-rsid="0014c63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18ac34" officeooo:paragraph-rsid="0018ac3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01a8cfb" officeooo:paragraph-rsid="001a8cf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weight="normal" officeooo:rsid="001c23ea" officeooo:paragraph-rsid="001c23ea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fo:font-size="12pt" fo:font-weight="normal" officeooo:rsid="001c23ea" officeooo:paragraph-rsid="001c23e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fo:font-size="12pt" fo:font-weight="normal" officeooo:rsid="001fe7ff" officeooo:paragraph-rsid="001fe7f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fo:font-size="12pt" fo:font-weight="normal" officeooo:rsid="00247a0f" officeooo:paragraph-rsid="002621a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fo:font-size="12pt" fo:font-weight="normal" officeooo:rsid="00247a0f" officeooo:paragraph-rsid="00247a0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fo:font-size="12pt" fo:font-weight="normal" officeooo:rsid="002b5727" officeooo:paragraph-rsid="002b5727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fo:font-size="12pt" fo:font-weight="normal" officeooo:rsid="002b5727" officeooo:paragraph-rsid="002edea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fo:font-size="12pt" fo:font-weight="normal" officeooo:rsid="002edeaa" officeooo:paragraph-rsid="002edea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weight="bold" officeooo:rsid="0012d71f" officeooo:paragraph-rsid="0012d71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officeooo:paragraph-rsid="00166dce"/>
    </style:style>
    <style:style style:name="P52" style:family="paragraph" style:parent-style-name="Standard">
      <style:paragraph-properties fo:line-height="100%" fo:text-align="justify" style:justify-single-word="false"/>
      <style:text-properties officeooo:paragraph-rsid="001c5f05"/>
    </style:style>
    <style:style style:name="P53" style:family="paragraph" style:parent-style-name="Standard" style:list-style-name="L17">
      <style:paragraph-properties fo:line-height="100%" fo:text-align="justify" style:justify-single-word="false"/>
      <style:text-properties officeooo:paragraph-rsid="001d5d02"/>
    </style:style>
    <style:style style:name="P54" style:family="paragraph" style:parent-style-name="Standard">
      <style:paragraph-properties fo:line-height="100%" fo:text-align="justify" style:justify-single-word="false"/>
      <style:text-properties officeooo:paragraph-rsid="001fe7ff"/>
    </style:style>
    <style:style style:name="P55" style:family="paragraph" style:parent-style-name="Standard">
      <style:paragraph-properties fo:line-height="100%" fo:text-align="justify" style:justify-single-word="false"/>
      <style:text-properties officeooo:paragraph-rsid="002b5727"/>
    </style:style>
    <style:style style:name="P56" style:family="paragraph" style:parent-style-name="Text_20_body" style:list-style-name="L18">
      <style:text-properties fo:font-weight="normal" style:font-weight-asian="normal" style:font-weight-complex="normal"/>
    </style:style>
    <style:style style:name="P57" style:family="paragraph" style:parent-style-name="Text_20_body" style:list-style-name="L18"/>
    <style:style style:name="P58" style:family="paragraph" style:parent-style-name="Text_20_body" style:list-style-name="L18">
      <style:paragraph-properties fo:margin-top="0cm" fo:margin-bottom="0cm" style:contextual-spacing="false"/>
    </style:style>
    <style:style style:name="P59" style:family="paragraph" style:parent-style-name="Text_20_body" style:list-style-name="L18">
      <style:paragraph-properties fo:margin-top="0cm" fo:margin-bottom="0cm" style:contextual-spacing="false"/>
      <style:text-properties style:font-name="Liberation Serif" fo:font-weight="normal" style:font-weight-asian="normal" style:font-weight-complex="normal"/>
    </style:style>
    <style:style style:name="P60" style:family="paragraph" style:parent-style-name="Text_20_body" style:list-style-name="L19">
      <style:paragraph-properties fo:margin-top="0cm" fo:margin-bottom="0cm" style:contextual-spacing="false"/>
      <style:text-properties style:font-name="Liberation Serif" fo:font-weight="normal" style:font-weight-asian="normal" style:font-weight-complex="normal"/>
    </style:style>
    <style:style style:name="P61" style:family="paragraph" style:parent-style-name="Text_20_body" style:list-style-name="L19">
      <style:text-properties style:font-name="Liberation Serif" fo:font-weight="normal" style:font-weight-asian="normal" style:font-weight-complex="normal"/>
    </style:style>
    <style:style style:name="P62" style:family="paragraph" style:parent-style-name="Text_20_body" style:list-style-name="L19"/>
    <style:style style:name="P63" style:family="paragraph" style:parent-style-name="Text_20_body" style:list-style-name="L19">
      <style:paragraph-properties fo:margin-top="0cm" fo:margin-bottom="0cm" style:contextual-spacing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d53c5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2edeaa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81277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b1a8b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fe7ff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b5727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47a0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edeaa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f7872" style:font-size-asian="10.5pt" style:font-weight-asian="normal" style:font-size-complex="12pt" style:font-weight-complex="normal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ize="12pt" officeooo:rsid="001fe7ff" style:font-size-asian="10.5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officeooo:rsid="000fb032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weight="normal" style:font-weight-asian="normal" style:font-weight-complex="normal"/>
    </style:style>
    <style:style style:name="T18" style:family="text">
      <style:text-properties style:font-name="Liberation Serif" fo:font-weight="normal" officeooo:rsid="001fe7ff" style:font-weight-asian="normal" style:font-weight-complex="normal"/>
    </style:style>
    <style:style style:name="T19" style:family="text">
      <style:text-properties style:font-name="Liberation Serif" fo:font-weight="normal" officeooo:rsid="0021ca66" style:font-weight-asian="normal" style:font-weight-complex="normal"/>
    </style:style>
    <style:style style:name="T20" style:family="text">
      <style:text-properties style:font-name="Liberation Serif" fo:font-size="12pt" fo:font-weight="normal" officeooo:rsid="001fe7ff" style:font-size-asian="10.5pt" style:font-weight-asian="normal" style:font-size-complex="12pt" style:font-weight-complex="normal"/>
    </style:style>
    <style:style style:name="T21" style:family="text">
      <style:text-properties style:font-name="Liberation Serif" fo:font-size="14pt" fo:font-weight="bold" officeooo:rsid="001fe7ff" style:font-size-asian="12.25pt" style:font-weight-asian="bold" style:font-size-complex="14pt" style:font-weight-complex="bold"/>
    </style:style>
    <style:style style:name="T22" style:family="text">
      <style:text-properties fo:font-size="14pt" fo:font-weight="bold" officeooo:rsid="00247a0f" style:font-size-asian="12.25pt" style:font-weight-asian="bold" style:font-size-complex="14pt" style:font-weight-complex="bold"/>
    </style:style>
    <style:style style:name="T23" style:family="text">
      <style:text-properties officeooo:rsid="00292b51"/>
    </style:style>
    <style:style style:name="T24" style:family="text">
      <style:text-properties officeooo:rsid="002d53c5"/>
    </style:style>
    <style:style style:name="T25" style:family="text">
      <style:text-properties officeooo:rsid="002edea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1</text:p>
      <text:p text:style-name="P2"><text:tab/><text:span text:style-name="T1">Write a program to search an element from a list. Give user the option to perform Linear</text:span></text:p>
      <text:p text:style-name="P12"><text:tab/>or Binary search. Use Template functions.</text:p>
      <text:p text:style-name="P12"/>
      <text:p text:style-name="P2">ALGORITHM</text:p>
      <text:list xml:id="list1766972389" text:style-name="L1">
        <text:list-item>
          <text:p text:style-name="P31">For Linear Search:</text:p>
          <text:p text:style-name="P31"><text:tab/>LinearSearch(arr, target):</text:p>
          <text:p text:style-name="P31"><text:s text:c="4"/><text:tab/>for each element in arr with index i do:</text:p>
          <text:p text:style-name="P31"><text:s text:c="4"/><text:tab/><text:tab/>if arr[i] is equal to target then</text:p>
          <text:p text:style-name="P31"><text:s text:c="12"/><text:tab/><text:tab/>return i <text:s/>//if Target found at index i</text:p>
          <text:p text:style-name="P31"><text:s text:c="4"/><text:tab/>end for</text:p>
          <text:p text:style-name="P31"><text:s text:c="4"/><text:tab/>return -1 <text:s/>//if Target not found in the array</text:p>
        </text:list-item>
        <text:list-item>
          <text:p text:style-name="P32">Use a sorting algorithm to sort the array before applying Binary Search.</text:p>
        </text:list-item>
        <text:list-item>
          <text:p text:style-name="P31">For Binary Search:</text:p>
          <text:p text:style-name="P31"><text:tab/>BinarySearch(arr, target):</text:p>
          <text:p text:style-name="P31"><text:s text:c="4"/><text:tab/>left = 0</text:p>
          <text:p text:style-name="P31"><text:s text:c="4"/><text:tab/>right = length of arr - 1</text:p>
          <text:p text:style-name="P31"><text:s text:c="4"/><text:tab/>while left &lt;= right do:</text:p>
          <text:p text:style-name="P31"><text:s text:c="8"/><text:tab/><text:tab/>mid = low + (high - low) / 2 //to avoid overflow</text:p>
          <text:p text:style-name="P31"><text:s text:c="8"/><text:tab/><text:tab/>if arr[mid] is equal to target then</text:p>
          <text:p text:style-name="P31"><text:s text:c="12"/><text:tab/><text:tab/>return mid //Target found at index mid</text:p>
          <text:p text:style-name="P31"><text:s text:c="8"/><text:tab/><text:tab/>else if arr[mid] &lt; target then</text:p>
          <text:p text:style-name="P31"><text:s text:c="12"/><text:tab/><text:tab/>left = mid + 1 //Search the right half</text:p>
          <text:p text:style-name="P31"><text:s text:c="8"/><text:tab/><text:tab/>else</text:p>
          <text:p text:style-name="P31"><text:s text:c="12"/><text:tab/><text:tab/>right = mid - 1 //Search the left half</text:p>
          <text:p text:style-name="P31"><text:s text:c="4"/><text:tab/>return -1 Target not found in the array</text:p>
        </text:list-item>
        <text:list-item>
          <text:p text:style-name="P33">Give choice to user and call the functions</text:p>
        </text:list-item>
      </text:list>
      <text:p text:style-name="P34"/>
      <text:p text:style-name="P3">PROGRAM CODE</text:p>
      <text:p text:style-name="P13"><text:tab/>#include&lt;iostream&gt;</text:p>
      <text:p text:style-name="P13"><text:tab/>#include&lt;vector&gt;</text:p>
      <text:p text:style-name="P13"><text:tab/>using namespace std;</text:p>
      <text:p text:style-name="P13"><text:tab/>template &lt;typename T&gt;</text:p>
      <text:p text:style-name="P13"><text:tab/>int linearSearch(vector&lt;T&gt;&amp; arr, T&amp; target){</text:p>
      <text:p text:style-name="P13"><text:tab/><text:tab/>for(int i=0;i&lt;arr.size();i++){</text:p>
      <text:p text:style-name="P13"><text:tab/><text:tab/><text:tab/>if(arr[i]==target)</text:p>
      <text:p text:style-name="P13"><text:tab/><text:tab/><text:tab/><text:tab/>return i;</text:p>
      <text:p text:style-name="P13"><text:tab/><text:tab/>}</text:p>
      <text:p text:style-name="P13"><text:tab/><text:tab/>return -1;</text:p>
      <text:p text:style-name="P13"><text:tab/>}</text:p>
      <text:p text:style-name="P13"><text:tab/>template &lt;typename T&gt;</text:p>
      <text:p text:style-name="P13"><text:tab/>int binarySearch(vector&lt;T&gt;&amp; arr, T&amp; target){</text:p>
      <text:p text:style-name="P13"><text:tab/><text:tab/>int hole, value;</text:p>
      <text:p text:style-name="P13"><text:tab/><text:tab/>for(int i=0;i&lt;arr.size();i++){</text:p>
      <text:p text:style-name="P13"><text:tab/><text:tab/><text:tab/>value = arr[i];</text:p>
      <text:p text:style-name="P13"><text:tab/><text:tab/><text:tab/>hole = i - 1;</text:p>
      <text:p text:style-name="P13"><text:tab/><text:tab/><text:tab/>while(hole&gt;=0 &amp;&amp; arr[hole]&gt;value){</text:p>
      <text:p text:style-name="P13"><text:tab/><text:tab/><text:tab/><text:tab/>arr[hole+1] = arr[hole];</text:p>
      <text:p text:style-name="P13"><text:tab/><text:tab/><text:tab/><text:tab/>hole = hole - 1;</text:p>
      <text:p text:style-name="P13"><text:tab/><text:tab/><text:tab/>}</text:p>
      <text:p text:style-name="P13"><text:soft-page-break/><text:tab/><text:tab/><text:tab/>arr[hole+1]=value;</text:p>
      <text:p text:style-name="P13"><text:tab/><text:tab/>}</text:p>
      <text:p text:style-name="P13"><text:tab/><text:tab/>int low = 0;</text:p>
      <text:p text:style-name="P13"><text:tab/><text:tab/>int high = arr.size()-1;</text:p>
      <text:p text:style-name="P13"><text:tab/><text:tab/>while(low&lt;=high){</text:p>
      <text:p text:style-name="P13"><text:tab/><text:tab/><text:tab/>int mid = low + (high-low)/2;</text:p>
      <text:p text:style-name="P13"><text:tab/><text:tab/><text:tab/>if(arr[mid]==target)</text:p>
      <text:p text:style-name="P13"><text:tab/><text:tab/><text:tab/><text:tab/>return mid;</text:p>
      <text:p text:style-name="P13"><text:tab/><text:tab/><text:tab/>else if(arr[mid]&lt;target)</text:p>
      <text:p text:style-name="P13"><text:tab/><text:tab/><text:tab/><text:tab/>return low = mid + 1;</text:p>
      <text:p text:style-name="P13"><text:tab/><text:tab/><text:tab/>else</text:p>
      <text:p text:style-name="P13"><text:tab/><text:tab/><text:tab/><text:tab/>return low = mid - 1;</text:p>
      <text:p text:style-name="P13"><text:tab/><text:tab/>}</text:p>
      <text:p text:style-name="P13"><text:tab/><text:tab/>return -1;</text:p>
      <text:p text:style-name="P13"><text:tab/>}</text:p>
      <text:p text:style-name="P13"><text:tab/>int main(){</text:p>
      <text:p text:style-name="P13"><text:tab/><text:tab/>cout &lt;&lt; "Enter the number of elements: ";</text:p>
      <text:p text:style-name="P13"><text:tab/><text:tab/>int n;</text:p>
      <text:p text:style-name="P13"><text:tab/><text:tab/>cin &gt;&gt; n;</text:p>
      <text:p text:style-name="P13"><text:tab/><text:tab/>vector&lt;int&gt; List;</text:p>
      <text:p text:style-name="P13"><text:tab/><text:tab/>cout &lt;&lt; "Enter the elements of the lists: ";</text:p>
      <text:p text:style-name="P13"><text:tab/><text:tab/>int element;</text:p>
      <text:p text:style-name="P13"><text:tab/><text:tab/>for(int i=0;i&lt;n;i++){</text:p>
      <text:p text:style-name="P13"><text:tab/><text:tab/><text:tab/>cin &gt;&gt; element;</text:p>
      <text:p text:style-name="P13"><text:tab/><text:tab/><text:tab/>List.push_back(element);</text:p>
      <text:p text:style-name="P13"><text:tab/><text:tab/>}</text:p>
      <text:p text:style-name="P13"><text:tab/><text:tab/>cout &lt;&lt; "Enter the element to search for: ";</text:p>
      <text:p text:style-name="P13"><text:tab/><text:tab/>int target;</text:p>
      <text:p text:style-name="P13"><text:tab/><text:tab/>cin &gt;&gt; target;</text:p>
      <text:p text:style-name="P13"><text:tab/><text:tab/>cout &lt;&lt; "Choose Searching Algorithm:\n";</text:p>
      <text:p text:style-name="P13"><text:tab/><text:tab/>cout &lt;&lt; "1. Linear Search\n";</text:p>
      <text:p text:style-name="P13"><text:tab/><text:tab/>cout &lt;&lt; "2. Binary Search\n";</text:p>
      <text:p text:style-name="P13"><text:tab/><text:tab/>int choice;</text:p>
      <text:p text:style-name="P13"><text:tab/><text:tab/>cout &lt;&lt; "Enter Choice: ";</text:p>
      <text:p text:style-name="P13"><text:tab/><text:tab/>cin &gt;&gt; choice;</text:p>
      <text:p text:style-name="P13"><text:tab/><text:tab/>int result;</text:p>
      <text:p text:style-name="P13"><text:tab/><text:tab/>switch(choice){</text:p>
      <text:p text:style-name="P13"><text:tab/><text:tab/><text:tab/>case 1: </text:p>
      <text:p text:style-name="P13"><text:tab/><text:tab/><text:tab/><text:tab/>result = linearSearch(List,target);</text:p>
      <text:p text:style-name="P13"><text:tab/><text:tab/><text:tab/><text:tab/>break;</text:p>
      <text:p text:style-name="P13"><text:tab/><text:tab/><text:tab/>case 2:</text:p>
      <text:p text:style-name="P13"><text:tab/><text:tab/><text:tab/><text:tab/>result = binarySearch(List,target);</text:p>
      <text:p text:style-name="P13"><text:tab/><text:tab/><text:tab/><text:tab/>break;</text:p>
      <text:p text:style-name="P13"><text:tab/><text:tab/><text:tab/>default:</text:p>
      <text:p text:style-name="P13"><text:tab/><text:tab/><text:tab/><text:tab/>cout &lt;&lt; "Invalid Choice. Exit Program.";</text:p>
      <text:p text:style-name="P13"><text:tab/><text:tab/><text:tab/><text:tab/>return 1;</text:p>
      <text:p text:style-name="P13"><text:tab/><text:tab/>}</text:p>
      <text:p text:style-name="P13"><text:tab/><text:tab/>if(result != -1)</text:p>
      <text:p text:style-name="P13"><text:tab/><text:tab/><text:tab/>cout &lt;&lt; "Element " &lt;&lt; target &lt;&lt; " found at index " &lt;&lt; result &lt;&lt; endl;</text:p>
      <text:p text:style-name="P13"><text:tab/><text:tab/>else </text:p>
      <text:p text:style-name="P13"><text:soft-page-break/><text:tab/><text:tab/><text:tab/>cout &lt;&lt; "Element " &lt;&lt; target &lt;&lt; " not found in the list." &lt;&lt; endl;</text:p>
      <text:p text:style-name="P13"><text:tab/><text:tab/>return 0;</text:p>
      <text:p text:style-name="P13"><text:tab/>}</text:p>
      <text:p text:style-name="P3"/>
      <text:p text:style-name="P3">OUTPUT</text:p>
      <text:p text:style-name="P3"><text:tab/><text:span text:style-name="T12">SET 1:</text:span></text:p>
      <text:p text:style-name="P34"><text:tab/>Enter the number of elements: 5</text:p>
      <text:p text:style-name="P34"><text:tab/>Enter the elements of the lists: 3 2 4 6 1</text:p>
      <text:p text:style-name="P34"><text:tab/>Enter the element to search for: 2</text:p>
      <text:p text:style-name="P34"><text:tab/>Choose Searching Algorithm:</text:p>
      <text:p text:style-name="P34"><text:tab/>1. Linear Search</text:p>
      <text:p text:style-name="P34"><text:tab/>2. Binary Search</text:p>
      <text:p text:style-name="P34"><text:tab/>Enter Choice: 1</text:p>
      <text:p text:style-name="P34"><text:tab/>Element 2 found at index 1</text:p>
      <text:p text:style-name="P34"/>
      <text:p text:style-name="P4"><text:span text:style-name="T4"><text:tab/></text:span><text:span text:style-name="T12">SET 2:</text:span></text:p>
      <text:p text:style-name="P34"><text:tab/>Enter the number of elements: 3</text:p>
      <text:p text:style-name="P34"><text:tab/>Enter the elements of the lists: 66 8 999</text:p>
      <text:p text:style-name="P34"><text:tab/>Enter the element to search for: 8</text:p>
      <text:p text:style-name="P34"><text:tab/>Choose Searching Algorithm:</text:p>
      <text:p text:style-name="P34"><text:tab/>1. Linear Search</text:p>
      <text:p text:style-name="P34"><text:tab/>2. Binary Search</text:p>
      <text:p text:style-name="P34"><text:tab/>Enter Choice: 2</text:p>
      <text:p text:style-name="P34"><text:tab/>Element 8 found at index 0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7"/>
      <text:p text:style-name="P5"><text:soft-page-break/>PROGRAM 2</text:p>
      <text:p text:style-name="P5"><text:tab/><text:span text:style-name="T1">WAP using templates to sort a list of elements. Give user the option to perform sorting using <text:tab/>Insertion sort, Bubble sort or Selection sort.</text:span></text:p>
      <text:p text:style-name="P11"/>
      <text:p text:style-name="P11">ALGORITHM</text:p>
      <text:list xml:id="list1707826323" text:style-name="L2">
        <text:list-item>
          <text:p text:style-name="P35"><text:s/>For Insertion Sort:</text:p>
          <text:p text:style-name="P35"><text:tab/>InsertionSort(arr):</text:p>
          <text:p text:style-name="P36"><text:s text:c="4"/><text:tab/>n = length of arr</text:p>
          <text:p text:style-name="P36"><text:tab/>for i from 1 to n - 1 do:</text:p>
          <text:p text:style-name="P36"><text:s text:c="8"/><text:tab/><text:tab/>key = arr[i]</text:p>
          <text:p text:style-name="P36"><text:s text:c="8"/><text:tab/><text:tab/>j = i – 1 //Move elements of arr[0..i-1] that are greater than key to one <text:tab/><text:tab/>position ahead of their current position</text:p>
          <text:p text:style-name="P36"><text:s text:c="7"/><text:tab/><text:tab/>while j &gt;= 0 and arr[j] &gt; key do:</text:p>
          <text:p text:style-name="P36"><text:s text:c="12"/><text:tab/><text:tab/>arr[j + 1] = arr[j]</text:p>
          <text:p text:style-name="P36"><text:s text:c="12"/><text:tab/><text:tab/>j = j - 1</text:p>
          <text:p text:style-name="P36"><text:s text:c="8"/><text:tab/><text:tab/>arr[j + 1] = key<text:tab/><text:tab/></text:p>
        </text:list-item>
        <text:list-item>
          <text:p text:style-name="P36">For Selection Sort:</text:p>
          <text:p text:style-name="P36"><text:tab/>SelectionSort(arr):</text:p>
          <text:p text:style-name="P36"><text:s text:c="4"/><text:tab/>n = length of ar<text:span text:style-name="T15">r</text:span></text:p>
          <text:p text:style-name="P36"><text:s text:c="4"/><text:tab/>for i from 0 to n-2 do:</text:p>
          <text:p text:style-name="P36"><text:s text:c="7"/><text:tab/> //Assume the current index is the minimum</text:p>
          <text:p text:style-name="P36"><text:s text:c="8"/><text:tab/><text:tab/>minIndex = i</text:p>
          <text:p text:style-name="P36"><text:s text:c="8"/><text:tab/>//Find the index of the minimum element in the unsorted part of the array</text:p>
          <text:p text:style-name="P36"><text:s text:c="8"/><text:tab/>for j from i+1 to n-1 do:</text:p>
          <text:p text:style-name="P36"><text:s text:c="11"/><text:tab/><text:tab/> <text:s text:c="4"/>if arr[j] &lt; arr[minIndex] then</text:p>
          <text:p text:style-name="P36"><text:s text:c="15"/><text:tab/> <text:s text:c="3"/><text:tab/> minIndex = j<text:tab/> //Swap the found minimum element with the <text:tab/><text:tab/><text:tab/>first element in the unsorted part</text:p>
          <text:p text:style-name="P36"><text:s text:c="7"/><text:tab/>swap arr[i] and arr[minIndex]</text:p>
        </text:list-item>
        <text:list-item>
          <text:p text:style-name="P36">For Bubble Sort:</text:p>
          <text:p text:style-name="P36"><text:tab/>BubbleSort(arr):</text:p>
          <text:p text:style-name="P36"><text:s text:c="4"/><text:tab/>n = length of arr</text:p>
          <text:p text:style-name="P36"><text:s text:c="4"/><text:tab/>for i from 0 to n-1 do:</text:p>
          <text:p text:style-name="P36"><text:s text:c="8"/><text:tab/>// Last i elements are already sorted, so we don't need to check them</text:p>
          <text:p text:style-name="P36"><text:s text:c="8"/><text:tab/><text:tab/>for j from 0 to n-i-1 do:</text:p>
          <text:p text:style-name="P36"><text:s text:c="12"/><text:tab/>// Swap if the element found is greater than the next element</text:p>
          <text:p text:style-name="P36"><text:s text:c="12"/><text:tab/><text:tab/>if arr[j] &gt; arr[j+1] then</text:p>
          <text:p text:style-name="P36"><text:s text:c="16"/><text:tab/><text:tab/><text:tab/>swap arr[j] and arr[j+1]</text:p>
        </text:list-item>
        <text:list-item>
          <text:p text:style-name="P37">Open main function and give user choice to perform sorting and call the functions according to choice.</text:p>
        </text:list-item>
      </text:list>
      <text:p text:style-name="P17"/>
      <text:p text:style-name="P6">PROGRAM CODE</text:p>
      <text:p text:style-name="P6"><text:tab/><text:span text:style-name="T1">#include&lt;bits/stdc++.h&gt;</text:span></text:p>
      <text:p text:style-name="P14"><text:tab/>#include&lt;vector&gt;</text:p>
      <text:p text:style-name="P14"><text:tab/>using namespace std;</text:p>
      <text:p text:style-name="P14"><text:tab/>template &lt;typename T&gt;</text:p>
      <text:p text:style-name="P14"><text:tab/>void insertionSort(vector&lt;T&gt;&amp; arr){</text:p>
      <text:p text:style-name="P14"><text:tab/><text:tab/>int hole, value;</text:p>
      <text:p text:style-name="P14"><text:tab/><text:tab/>for(int i=1;i&lt;arr.size();i++)</text:p>
      <text:p text:style-name="P14"><text:tab/><text:tab/>{</text:p>
      <text:p text:style-name="P14"><text:soft-page-break/><text:tab/><text:tab/><text:tab/>value = arr[i];</text:p>
      <text:p text:style-name="P14"><text:tab/><text:tab/><text:tab/>hole = i - 1;</text:p>
      <text:p text:style-name="P14"><text:tab/><text:tab/><text:tab/>while(hole&gt;=0 &amp;&amp; arr[hole]&gt;value){</text:p>
      <text:p text:style-name="P14"><text:tab/><text:tab/><text:tab/><text:tab/>arr[hole+1] = arr[hole];</text:p>
      <text:p text:style-name="P14"><text:tab/><text:tab/><text:tab/><text:tab/>hole = hole-1;</text:p>
      <text:p text:style-name="P14"><text:tab/><text:tab/><text:tab/>}</text:p>
      <text:p text:style-name="P14"><text:tab/><text:tab/><text:tab/>arr[hole+1] = value;</text:p>
      <text:p text:style-name="P14"><text:tab/><text:tab/>}</text:p>
      <text:p text:style-name="P14"><text:tab/>}</text:p>
      <text:p text:style-name="P14"><text:tab/>template &lt;typename T&gt;</text:p>
      <text:p text:style-name="P14"><text:tab/>void selectionSort(vector&lt;T&gt;&amp; arr){</text:p>
      <text:p text:style-name="P14"><text:tab/><text:tab/>int minDex, i;</text:p>
      <text:p text:style-name="P14"><text:tab/><text:tab/>for(i=0;i&lt;arr.size()-1;i++){</text:p>
      <text:p text:style-name="P14"><text:tab/><text:tab/><text:tab/>minDex=i;</text:p>
      <text:p text:style-name="P14"><text:tab/><text:tab/><text:tab/>for(int j=i+1;j&lt;arr.size();j++){</text:p>
      <text:p text:style-name="P14"><text:tab/><text:tab/><text:tab/><text:tab/>if(arr[j]&lt;arr[minDex])</text:p>
      <text:p text:style-name="P14"><text:tab/><text:tab/><text:tab/><text:tab/><text:tab/>minDex=j;</text:p>
      <text:p text:style-name="P14"><text:tab/><text:tab/><text:tab/>}</text:p>
      <text:p text:style-name="P14"><text:tab/><text:tab/><text:tab/>int temp = arr[minDex];</text:p>
      <text:p text:style-name="P14"><text:tab/><text:tab/><text:tab/>arr[minDex]=arr[i];</text:p>
      <text:p text:style-name="P14"><text:tab/><text:tab/><text:tab/>arr[i]=temp;</text:p>
      <text:p text:style-name="P14"><text:tab/><text:tab/>}</text:p>
      <text:p text:style-name="P14"><text:tab/>}</text:p>
      <text:p text:style-name="P14"><text:tab/>template &lt;typename T&gt;</text:p>
      <text:p text:style-name="P14"><text:tab/>void bubbleSort(vector&lt;T&gt;&amp; arr){</text:p>
      <text:p text:style-name="P14"><text:tab/><text:tab/>for(int i=0;i&lt;arr.size()-1;i++){</text:p>
      <text:p text:style-name="P14"><text:tab/><text:tab/><text:tab/>for(int j=0;j&lt;arr.size()-1;j++){</text:p>
      <text:p text:style-name="P14"><text:tab/><text:tab/><text:tab/><text:tab/>if(arr[j]&gt;arr[j+1]){</text:p>
      <text:p text:style-name="P14"><text:tab/><text:tab/><text:tab/><text:tab/><text:tab/>int temp = arr[j];</text:p>
      <text:p text:style-name="P14"><text:tab/><text:tab/><text:tab/><text:tab/><text:tab/>arr[j]=arr[j+1];</text:p>
      <text:p text:style-name="P14"><text:tab/><text:tab/><text:tab/><text:tab/><text:tab/>arr[j+1]=temp;</text:p>
      <text:p text:style-name="P14"><text:tab/><text:tab/><text:tab/><text:tab/>}</text:p>
      <text:p text:style-name="P14"><text:tab/><text:tab/><text:tab/>}</text:p>
      <text:p text:style-name="P14"><text:tab/><text:tab/>}</text:p>
      <text:p text:style-name="P14"><text:tab/>}</text:p>
      <text:p text:style-name="P14"><text:tab/>template &lt;typename T&gt;</text:p>
      <text:p text:style-name="P14"><text:tab/>void printArray(vector&lt;T&gt;&amp; arr){</text:p>
      <text:p text:style-name="P14"><text:tab/><text:tab/>int i;</text:p>
      <text:p text:style-name="P14"><text:tab/><text:tab/>for(i=0;i&lt;arr.size();i++)</text:p>
      <text:p text:style-name="P14"><text:tab/><text:tab/>{</text:p>
      <text:p text:style-name="P14"><text:tab/><text:tab/><text:tab/>cout&lt;&lt;arr[i] &lt;&lt; " ";</text:p>
      <text:p text:style-name="P14"><text:tab/><text:tab/>}</text:p>
      <text:p text:style-name="P14"><text:tab/><text:tab/>cout &lt;&lt; endl;</text:p>
      <text:p text:style-name="P14"><text:tab/>}</text:p>
      <text:p text:style-name="P14"><text:tab/>int main(){</text:p>
      <text:p text:style-name="P14"><text:tab/><text:tab/>cout &lt;&lt; "Enter the number of elements: ";</text:p>
      <text:p text:style-name="P14"><text:tab/><text:tab/>int n;</text:p>
      <text:p text:style-name="P14"><text:tab/><text:tab/>cin &gt;&gt; n;</text:p>
      <text:p text:style-name="P14"><text:tab/><text:tab/>vector&lt;int&gt; List;</text:p>
      <text:p text:style-name="P14"><text:tab/><text:tab/>cout &lt;&lt; "Enter the elements of the lists: ";</text:p>
      <text:p text:style-name="P14"><text:soft-page-break/><text:tab/><text:tab/>int element;</text:p>
      <text:p text:style-name="P14"><text:tab/><text:tab/>for(int i=0;i&lt;n;i++){</text:p>
      <text:p text:style-name="P14"><text:tab/><text:tab/><text:tab/>cin &gt;&gt; element;</text:p>
      <text:p text:style-name="P14"><text:tab/><text:tab/><text:tab/>List.push_back(element);</text:p>
      <text:p text:style-name="P14"><text:tab/><text:tab/>}</text:p>
      <text:p text:style-name="P14"><text:tab/><text:tab/>cout &lt;&lt; "Unsorted Array: ";</text:p>
      <text:p text:style-name="P14"><text:tab/><text:tab/>printArray(List);</text:p>
      <text:p text:style-name="P14"><text:tab/><text:tab/>cout &lt;&lt; "Choose Sorting Algorithm:\n";</text:p>
      <text:p text:style-name="P14"><text:tab/><text:tab/>cout &lt;&lt; "1. Insertion Sort\n";</text:p>
      <text:p text:style-name="P14"><text:tab/><text:tab/>cout &lt;&lt; "2. Selection Sort\n";</text:p>
      <text:p text:style-name="P14"><text:tab/><text:tab/>cout &lt;&lt; "3. Bubble Sort\n";</text:p>
      <text:p text:style-name="P14"><text:tab/><text:tab/>int choice;</text:p>
      <text:p text:style-name="P14"><text:tab/><text:tab/>cout &lt;&lt; "Enter Choice: ";</text:p>
      <text:p text:style-name="P14"><text:tab/><text:tab/>cin &gt;&gt; choice;</text:p>
      <text:p text:style-name="P14"><text:tab/><text:tab/>switch (choice) {</text:p>
      <text:p text:style-name="P14"><text:s text:c="8"/><text:tab/><text:tab/>case 1:</text:p>
      <text:p text:style-name="P14"><text:s text:c="12"/><text:tab/><text:tab/>insertionSort(List);</text:p>
      <text:p text:style-name="P14"><text:s text:c="12"/><text:tab/><text:tab/>break;</text:p>
      <text:p text:style-name="P14"><text:s text:c="8"/><text:tab/><text:tab/>case 2:</text:p>
      <text:p text:style-name="P14"><text:s text:c="12"/><text:tab/><text:tab/>selectionSort(List);</text:p>
      <text:p text:style-name="P14"><text:s text:c="12"/><text:tab/><text:tab/>break;</text:p>
      <text:p text:style-name="P14"><text:s text:c="8"/><text:tab/><text:tab/>case 3:</text:p>
      <text:p text:style-name="P14"><text:s text:c="12"/><text:tab/><text:tab/>bubbleSort(List);</text:p>
      <text:p text:style-name="P14"><text:s text:c="12"/><text:tab/><text:tab/>break;</text:p>
      <text:p text:style-name="P14"><text:s text:c="7"/><text:tab/> <text:tab/>default:</text:p>
      <text:p text:style-name="P14"><text:s text:c="12"/><text:tab/><text:tab/>cout &lt;&lt; "Invalid Choice. Exit Program.";</text:p>
      <text:p text:style-name="P14"><text:s text:c="12"/><text:tab/><text:tab/>return 1;</text:p>
      <text:p text:style-name="P14"><text:s text:c="3"/><text:tab/><text:tab/>}</text:p>
      <text:p text:style-name="P14"><text:s text:c="3"/><text:tab/><text:tab/>cout &lt;&lt; "Sorted Array: ";</text:p>
      <text:p text:style-name="P14"><text:s/><text:tab/><text:tab/>printArray(List);</text:p>
      <text:p text:style-name="P14"><text:tab/><text:tab/>return 0;</text:p>
      <text:p text:style-name="P14"><text:tab/>}</text:p>
      <text:p text:style-name="P14"/>
      <text:p text:style-name="P7">OUTPUT</text:p>
      <text:p text:style-name="P7"><text:tab/><text:span text:style-name="T12">SET 1:</text:span></text:p>
      <text:p text:style-name="P38"><text:tab/>Enter the number of elements: 5<text:tab/><text:tab/></text:p>
      <text:p text:style-name="P38"><text:tab/>Enter the elements of the lists: 2 6 1 88 9</text:p>
      <text:p text:style-name="P38"><text:tab/>Unsorted Array: 2 6 1 88 9 </text:p>
      <text:p text:style-name="P38"><text:tab/>Choose Sorting Algorithm:</text:p>
      <text:p text:style-name="P38"><text:tab/>1. Insertion Sort</text:p>
      <text:p text:style-name="P38"><text:tab/>2. Selection Sort</text:p>
      <text:p text:style-name="P38"><text:tab/>3. Bubble Sort</text:p>
      <text:p text:style-name="P38"><text:tab/>Enter Choice: 1</text:p>
      <text:p text:style-name="P38"><text:tab/>Sorted Array: 1 2 6 9 88 </text:p>
      <text:p text:style-name="P38"><text:tab/></text:p>
      <text:p text:style-name="P7"><text:span text:style-name="T4"><text:tab/></text:span><text:span text:style-name="T12">SET 2:</text:span></text:p>
      <text:p text:style-name="P38"><text:tab/>Enter the number of elements: 4</text:p>
      <text:p text:style-name="P38"><text:tab/>Enter the elements of the lists: 33 6 999 1</text:p>
      <text:p text:style-name="P38"><text:tab/>Unsorted Array: 33 6 999 1 </text:p>
      <text:p text:style-name="P38"><text:tab/>Choose Sorting Algorithm:</text:p>
      <text:p text:style-name="P38"><text:soft-page-break/><text:tab/>1. Insertion Sort</text:p>
      <text:p text:style-name="P38"><text:tab/>2. Selection Sort</text:p>
      <text:p text:style-name="P38"><text:tab/>3. Bubble Sort</text:p>
      <text:p text:style-name="P38"><text:tab/>Enter Choice: 2</text:p>
      <text:p text:style-name="P38"><text:tab/>Sorted Array: 1 6 33 999 </text:p>
      <text:p text:style-name="P38"><text:tab/></text:p>
      <text:p text:style-name="P50"><text:tab/>SET 3:</text:p>
      <text:p text:style-name="P38"><text:tab/>Enter the number of elements: 3</text:p>
      <text:p text:style-name="P38"><text:tab/>Enter the elements of the lists: 23 11 898</text:p>
      <text:p text:style-name="P38"><text:tab/>Unsorted Array: 23 11 898 </text:p>
      <text:p text:style-name="P38"><text:tab/>Choose Sorting Algorithm:</text:p>
      <text:p text:style-name="P38"><text:tab/>1. Insertion Sort</text:p>
      <text:p text:style-name="P38"><text:tab/>2. Selection Sort</text:p>
      <text:p text:style-name="P38"><text:tab/>3. Bubble Sort</text:p>
      <text:p text:style-name="P38"><text:tab/>Enter Choice: 3</text:p>
      <text:p text:style-name="P38"><text:tab/>Sorted Array: 11 23 898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"><text:soft-page-break/>PROGRAM 3</text:p>
      <text:p text:style-name="P8"><text:tab/><text:span text:style-name="T5">I</text:span><text:span text:style-name="T1">mplement Doubly Linked List using templates. Include functions for insertion, deletion</text:span></text:p>
      <text:p text:style-name="P15"><text:tab/>and search of a number, reverse the list.</text:p>
      <text:p text:style-name="P39"/>
      <text:p text:style-name="P8">ALGORITHM</text:p>
      <text:p text:style-name="P51"><text:span text:style-name="Strong_20_Emphasis"><text:span text:style-name="T13"><text:s text:c="4"/></text:span></text:span><text:span text:style-name="Strong_20_Emphasis"><text:span text:style-name="T7"><text:s text:c="2"/></text:span></text:span><text:span text:style-name="Strong_20_Emphasis"><text:span text:style-name="T20"><text:s/>1. </text:span></text:span><text:span text:style-name="Strong_20_Emphasis"><text:span text:style-name="T17">Node Class:</text:span></text:span></text:p>
      <text:list xml:id="list2823362052" text:style-name="L18">
        <text:list-item>
          <text:list>
            <text:list-item>
              <text:p text:style-name="P58"><text:span text:style-name="T17">Define a class </text:span><text:span text:style-name="Source_20_Text"><text:span text:style-name="T17">Node</text:span></text:span><text:span text:style-name="T17"> with data, </text:span><text:span text:style-name="Source_20_Text"><text:span text:style-name="T17">prev</text:span></text:span><text:span text:style-name="T17">, and </text:span><text:span text:style-name="Source_20_Text"><text:span text:style-name="T17">next</text:span></text:span><text:span text:style-name="T17">.</text:span></text:p>
            </text:list-item>
            <text:list-item>
              <text:p text:style-name="P59">Implement constructor and destructor.</text:p>
            </text:list-item>
          </text:list>
        </text:list-item>
        <text:list-item>
          <text:p text:style-name="P57"><text:span text:style-name="Strong_20_Emphasis"><text:span text:style-name="T17">Display Function (</text:span></text:span><text:span text:style-name="Strong_20_Emphasis"><text:span text:style-name="Source_20_Text"><text:span text:style-name="T17">display</text:span></text:span></text:span><text:span text:style-name="Strong_20_Emphasis"><text:span text:style-name="T17">):</text:span></text:span></text:p>
          <text:list>
            <text:list-item>
              <text:p text:style-name="P58"><text:span text:style-name="T17">Initialize </text:span><text:span text:style-name="Source_20_Text"><text:span text:style-name="T17">temp</text:span></text:span><text:span text:style-name="T17"> to head.</text:span></text:p>
            </text:list-item>
            <text:list-item>
              <text:p text:style-name="P58"><text:span text:style-name="T17">While </text:span><text:span text:style-name="Source_20_Text"><text:span text:style-name="T17">temp</text:span></text:span><text:span text:style-name="T17"> not null, print data, move </text:span><text:span text:style-name="Source_20_Text"><text:span text:style-name="T17">temp</text:span></text:span><text:span text:style-name="T17"> to next.</text:span></text:p>
            </text:list-item>
          </text:list>
        </text:list-item>
        <text:list-item>
          <text:p text:style-name="P57"><text:span text:style-name="Strong_20_Emphasis"><text:span text:style-name="T17">Get Length Function (</text:span></text:span><text:span text:style-name="Strong_20_Emphasis"><text:span text:style-name="Source_20_Text"><text:span text:style-name="T17">getLength</text:span></text:span></text:span><text:span text:style-name="Strong_20_Emphasis"><text:span text:style-name="T17">):</text:span></text:span></text:p>
          <text:list>
            <text:list-item>
              <text:p text:style-name="P58"><text:span text:style-name="T17">Initialize </text:span><text:span text:style-name="Source_20_Text"><text:span text:style-name="T17">len</text:span></text:span><text:span text:style-name="T17"> to 0, </text:span><text:span text:style-name="Source_20_Text"><text:span text:style-name="T17">temp</text:span></text:span><text:span text:style-name="T17"> to head.</text:span></text:p>
            </text:list-item>
            <text:list-item>
              <text:p text:style-name="P58"><text:span text:style-name="T17">While </text:span><text:span text:style-name="Source_20_Text"><text:span text:style-name="T17">temp</text:span></text:span><text:span text:style-name="T17"> not null, increment </text:span><text:span text:style-name="Source_20_Text"><text:span text:style-name="T17">len</text:span></text:span><text:span text:style-name="T17">, move </text:span><text:span text:style-name="Source_20_Text"><text:span text:style-name="T17">temp</text:span></text:span><text:span text:style-name="T17"> to next.</text:span></text:p>
            </text:list-item>
            <text:list-item>
              <text:p text:style-name="P58"><text:span text:style-name="T17">Return </text:span><text:span text:style-name="Source_20_Text"><text:span text:style-name="T17">len</text:span></text:span><text:span text:style-name="T17">.</text:span></text:p>
            </text:list-item>
          </text:list>
        </text:list-item>
        <text:list-item>
          <text:p text:style-name="P57"><text:span text:style-name="Strong_20_Emphasis"><text:span text:style-name="T17">Insert at Head Function (</text:span></text:span><text:span text:style-name="Strong_20_Emphasis"><text:span text:style-name="Source_20_Text"><text:span text:style-name="T17">insertAtHead</text:span></text:span></text:span><text:span text:style-name="Strong_20_Emphasis"><text:span text:style-name="T17">):</text:span></text:span></text:p>
          <text:list>
            <text:list-item>
              <text:p text:style-name="P59">If head is null, create new node, set head and tail.</text:p>
            </text:list-item>
            <text:list-item>
              <text:p text:style-name="P58"><text:span text:style-name="T17">Else, create new node, set </text:span><text:span text:style-name="Source_20_Text"><text:span text:style-name="T17">next</text:span></text:span><text:span text:style-name="T17"> and </text:span><text:span text:style-name="Source_20_Text"><text:span text:style-name="T17">prev</text:span></text:span><text:span text:style-name="T17"> pointers.</text:span></text:p>
            </text:list-item>
          </text:list>
        </text:list-item>
        <text:list-item>
          <text:p text:style-name="P57"><text:span text:style-name="Strong_20_Emphasis"><text:span text:style-name="T17">Insert at Tail Function (</text:span></text:span><text:span text:style-name="Strong_20_Emphasis"><text:span text:style-name="Source_20_Text"><text:span text:style-name="T17">insertAtTail</text:span></text:span></text:span><text:span text:style-name="Strong_20_Emphasis"><text:span text:style-name="T17">):</text:span></text:span></text:p>
          <text:list>
            <text:list-item>
              <text:p text:style-name="P59">If tail is null, create new node, set head and tail.</text:p>
            </text:list-item>
            <text:list-item>
              <text:p text:style-name="P58"><text:span text:style-name="T17">Else, create new node, set </text:span><text:span text:style-name="Source_20_Text"><text:span text:style-name="T17">prev</text:span></text:span><text:span text:style-name="T17"> and </text:span><text:span text:style-name="Source_20_Text"><text:span text:style-name="T17">next</text:span></text:span><text:span text:style-name="T17"> pointers.</text:span></text:p>
            </text:list-item>
          </text:list>
        </text:list-item>
        <text:list-item>
          <text:p text:style-name="P57"><text:span text:style-name="Strong_20_Emphasis"><text:span text:style-name="T17">Insert at Position Function (</text:span></text:span><text:span text:style-name="Strong_20_Emphasis"><text:span text:style-name="Source_20_Text"><text:span text:style-name="T17">insertAtPosition</text:span></text:span></text:span><text:span text:style-name="Strong_20_Emphasis"><text:span text:style-name="T17">):</text:span></text:span></text:p>
          <text:list>
            <text:list-item>
              <text:p text:style-name="P59">Check if position valid; if not, print error and return.</text:p>
            </text:list-item>
            <text:list-item>
              <text:p text:style-name="P58"><text:span text:style-name="T17">If position is 1, call </text:span><text:span text:style-name="Source_20_Text"><text:span text:style-name="T17">insertAtHead</text:span></text:span><text:span text:style-name="T17">.</text:span></text:p>
            </text:list-item>
            <text:list-item>
              <text:p text:style-name="P58"><text:span text:style-name="T17">If position is length + 1, call </text:span><text:span text:style-name="Source_20_Text"><text:span text:style-name="T17">insertAtTail</text:span></text:span><text:span text:style-name="T17">.</text:span></text:p>
            </text:list-item>
            <text:list-item>
              <text:p text:style-name="P59">Else, find node at position, create new node, adjust pointers.</text:p>
            </text:list-item>
          </text:list>
        </text:list-item>
        <text:list-item>
          <text:p text:style-name="P57"><text:span text:style-name="Strong_20_Emphasis"><text:span text:style-name="T17">Delete Node Function (</text:span></text:span><text:span text:style-name="Strong_20_Emphasis"><text:span text:style-name="Source_20_Text"><text:span text:style-name="T17">deleteNode</text:span></text:span></text:span><text:span text:style-name="Strong_20_Emphasis"><text:span text:style-name="T17">):</text:span></text:span></text:p>
          <text:list>
            <text:list-item>
              <text:p text:style-name="P59">Check if position valid; if not, print error and return.</text:p>
            </text:list-item>
            <text:list-item>
              <text:p text:style-name="P59">If position is 1, update pointers, delete head.</text:p>
            </text:list-item>
            <text:list-item>
              <text:p text:style-name="P59">Else, find node at position, adjust pointers, delete node.</text:p>
            </text:list-item>
          </text:list>
        </text:list-item>
        <text:list-item>
          <text:p text:style-name="P57"><text:span text:style-name="Strong_20_Emphasis"><text:span text:style-name="T17">Search Node Function (</text:span></text:span><text:span text:style-name="Strong_20_Emphasis"><text:span text:style-name="Source_20_Text"><text:span text:style-name="T17">searchNode</text:span></text:span></text:span><text:span text:style-name="Strong_20_Emphasis"><text:span text:style-name="T17">):</text:span></text:span></text:p>
          <text:list>
            <text:list-item>
              <text:p text:style-name="P58"><text:span text:style-name="T17">Initialize </text:span><text:span text:style-name="Source_20_Text"><text:span text:style-name="T17">temp</text:span></text:span><text:span text:style-name="T17"> to head, </text:span><text:span text:style-name="Source_20_Text"><text:span text:style-name="T17">pos</text:span></text:span><text:span text:style-name="T17"> to 1.</text:span></text:p>
            </text:list-item>
            <text:list-item>
              <text:p text:style-name="P58"><text:span text:style-name="T17">While </text:span><text:span text:style-name="Source_20_Text"><text:span text:style-name="T17">temp</text:span></text:span><text:span text:style-name="T17"> not null, if data matches target, return position; else, move </text:span><text:span text:style-name="Source_20_Text"><text:span text:style-name="T17">temp</text:span></text:span><text:span text:style-name="T17"> to next, increment position.</text:span></text:p>
            </text:list-item>
            <text:list-item>
              <text:p text:style-name="P59">If no match, return -1.</text:p>
            </text:list-item>
          </text:list>
        </text:list-item>
        <text:list-item>
          <text:p text:style-name="P57"><text:span text:style-name="Strong_20_Emphasis"><text:span text:style-name="T17">Reverse List Function (</text:span></text:span><text:span text:style-name="Strong_20_Emphasis"><text:span text:style-name="Source_20_Text"><text:span text:style-name="T17">reverseList</text:span></text:span></text:span><text:span text:style-name="Strong_20_Emphasis"><text:span text:style-name="T17">):</text:span></text:span></text:p>
          <text:list>
            <text:list-item>
              <text:p text:style-name="P58"><text:span text:style-name="T17">Initialize </text:span><text:span text:style-name="Source_20_Text"><text:span text:style-name="T17">current</text:span></text:span><text:span text:style-name="T17"> to head, </text:span><text:span text:style-name="Source_20_Text"><text:span text:style-name="T17">prevNode</text:span></text:span><text:span text:style-name="T17"> and </text:span><text:span text:style-name="Source_20_Text"><text:span text:style-name="T17">nextNode</text:span></text:span><text:span text:style-name="T17"> to null.</text:span></text:p>
            </text:list-item>
            <text:list-item>
              <text:p text:style-name="P58"><text:span text:style-name="T17">While </text:span><text:span text:style-name="T18">current</text:span><text:span text:style-name="T17"> not null, reverse pointers, update </text:span><text:span text:style-name="Source_20_Text"><text:span text:style-name="T17">prevNode</text:span></text:span><text:span text:style-name="T17">, </text:span><text:span text:style-name="Source_20_Text"><text:span text:style-name="T17">nextNode</text:span></text:span><text:span text:style-name="T17">, and </text:span><text:span text:style-name="T18">current</text:span><text:span text:style-name="T17">.</text:span></text:p>
            </text:list-item>
            <text:list-item>
              <text:p text:style-name="P59">Update head and tail pointers.</text:p>
            </text:list-item>
          </text:list>
        </text:list-item>
        <text:list-item>
          <text:p text:style-name="P57"><text:span text:style-name="Strong_20_Emphasis"><text:span text:style-name="T17">Main Function:</text:span></text:span></text:p>
          <text:list>
            <text:list-item>
              <text:p text:style-name="P59"><text:soft-page-break/>Initialize head and tail for integer and string lists.</text:p>
            </text:list-item>
            <text:list-item>
              <text:p text:style-name="P59">Enter loop to display menu, read choice, perform list operation.</text:p>
            </text:list-item>
            <text:list-item>
              <text:p text:style-name="P56"><text:span text:style-name="T16">Continue loop until choice is 0.</text:span></text:p>
            </text:list-item>
          </text:list>
        </text:list-item>
      </text:list>
      <text:p text:style-name="P9">PROGRAM CODE</text:p>
      <text:p text:style-name="P9"><text:tab/><text:span text:style-name="T4">#include &lt;iostream&gt;</text:span></text:p>
      <text:p text:style-name="P40"><text:tab/>#include &lt;string&gt;</text:p>
      <text:p text:style-name="P40"><text:tab/>using namespace std;</text:p>
      <text:p text:style-name="P40"><text:tab/>template &lt;typename T&gt;</text:p>
      <text:p text:style-name="P40"><text:tab/>class Node {</text:p>
      <text:p text:style-name="P40"><text:tab/><text:tab/>public:</text:p>
      <text:p text:style-name="P40"><text:tab/><text:tab/> <text:s text:c="3"/>T data;</text:p>
      <text:p text:style-name="P40"><text:tab/><text:tab/> <text:s text:c="3"/>Node* prev;</text:p>
      <text:p text:style-name="P40"><text:tab/><text:tab/> <text:s text:c="3"/>Node* next;</text:p>
      <text:p text:style-name="P40"><text:tab/><text:tab/> <text:s text:c="3"/>Node(T data) : data(data), next(nullptr), prev(nullptr) {}</text:p>
      <text:p text:style-name="P40"><text:tab/><text:tab/> <text:s text:c="3"/>~Node() {</text:p>
      <text:p text:style-name="P40"><text:tab/><text:tab/><text:tab/>if (next != nullptr) {</text:p>
      <text:p text:style-name="P40"><text:s text:c="12"/><text:tab/><text:tab/><text:tab/>delete next;</text:p>
      <text:p text:style-name="P40"><text:s text:c="12"/><text:tab/><text:tab/><text:tab/>next = nullptr;</text:p>
      <text:p text:style-name="P40"><text:tab/><text:tab/><text:tab/>}</text:p>
      <text:p text:style-name="P40"><text:tab/><text:tab/><text:tab/>cout &lt;&lt; "Memory freed with data " &lt;&lt; data &lt;&lt; endl;</text:p>
      <text:p text:style-name="P40"><text:s text:c="4"/><text:tab/><text:tab/>}</text:p>
      <text:p text:style-name="P40"><text:tab/>};</text:p>
      <text:p text:style-name="P40"><text:tab/>template &lt;typename T&gt;</text:p>
      <text:p text:style-name="P40"><text:tab/>void display(Node&lt;T&gt;*&amp; head) {</text:p>
      <text:p text:style-name="P40"><text:s text:c="4"/><text:tab/><text:tab/>Node&lt;T&gt;* temp = head;</text:p>
      <text:p text:style-name="P40"><text:s text:c="4"/><text:tab/><text:tab/>while (temp != nullptr) {</text:p>
      <text:p text:style-name="P40"><text:s text:c="8"/><text:tab/><text:tab/><text:tab/>cout &lt;&lt; temp-&gt;data &lt;&lt; " ";</text:p>
      <text:p text:style-name="P40"><text:s text:c="8"/><text:tab/><text:tab/><text:tab/>temp = temp-&gt;next;</text:p>
      <text:p text:style-name="P40"><text:s text:c="4"/><text:tab/><text:tab/>}</text:p>
      <text:p text:style-name="P40"><text:s text:c="4"/><text:tab/><text:tab/>cout &lt;&lt; endl;</text:p>
      <text:p text:style-name="P40"><text:tab/>}</text:p>
      <text:p text:style-name="P40"><text:tab/>template &lt;typename T&gt;</text:p>
      <text:p text:style-name="P40"><text:tab/>int getLength(Node&lt;T&gt;* head) {</text:p>
      <text:p text:style-name="P40"><text:s text:c="4"/><text:tab/><text:tab/>int len = 0;</text:p>
      <text:p text:style-name="P40"><text:s text:c="4"/><text:tab/><text:tab/>Node&lt;T&gt;* temp = head;</text:p>
      <text:p text:style-name="P40"><text:s text:c="4"/><text:tab/><text:tab/>while (temp != nullptr) {</text:p>
      <text:p text:style-name="P40"><text:s text:c="8"/><text:tab/><text:tab/><text:tab/>len++;</text:p>
      <text:p text:style-name="P40"><text:s text:c="8"/><text:tab/><text:tab/><text:tab/>temp = temp-&gt;next;</text:p>
      <text:p text:style-name="P40"><text:s text:c="4"/><text:tab/><text:tab/>}</text:p>
      <text:p text:style-name="P40"><text:s text:c="4"/><text:tab/><text:tab/>return len;</text:p>
      <text:p text:style-name="P40"><text:tab/>}</text:p>
      <text:p text:style-name="P40"><text:tab/>template &lt;typename T&gt;</text:p>
      <text:p text:style-name="P40"><text:tab/>void insertAtHead(Node&lt;T&gt;*&amp; head, Node&lt;T&gt;*&amp; tail, T data) {</text:p>
      <text:p text:style-name="P40"><text:tab/><text:tab/>if (head == nullptr) {</text:p>
      <text:p text:style-name="P40"><text:s text:c="8"/><text:tab/><text:tab/><text:tab/>Node&lt;T&gt;* temp = new Node&lt;T&gt;(data);</text:p>
      <text:p text:style-name="P40"><text:s text:c="8"/><text:tab/><text:tab/><text:tab/>head = temp;</text:p>
      <text:p text:style-name="P40"><text:s text:c="8"/><text:tab/><text:tab/><text:tab/>tail = temp;</text:p>
      <text:p text:style-name="P40"><text:s text:c="4"/><text:tab/><text:tab/>} else {</text:p>
      <text:p text:style-name="P40"><text:s text:c="8"/><text:tab/><text:tab/><text:tab/>Node&lt;T&gt;* temp = new Node&lt;T&gt;(data);</text:p>
      <text:p text:style-name="P40"><text:soft-page-break/><text:s text:c="8"/><text:tab/><text:tab/><text:tab/>temp-&gt;next = head;</text:p>
      <text:p text:style-name="P40"><text:s text:c="8"/><text:tab/><text:tab/><text:tab/>head-&gt;prev = temp;</text:p>
      <text:p text:style-name="P40"><text:s text:c="8"/><text:tab/><text:tab/><text:tab/>head = temp;</text:p>
      <text:p text:style-name="P40"><text:s text:c="4"/><text:tab/><text:tab/>}</text:p>
      <text:p text:style-name="P40"><text:tab/>}</text:p>
      <text:p text:style-name="P40"><text:tab/>template &lt;typename T&gt;</text:p>
      <text:p text:style-name="P40"><text:tab/>void insertAtTail(Node&lt;T&gt;*&amp; tail, Node&lt;T&gt;*&amp; head, T data) {</text:p>
      <text:p text:style-name="P40"><text:s text:c="4"/><text:tab/><text:tab/>if (tail == nullptr) {</text:p>
      <text:p text:style-name="P40"><text:s text:c="8"/><text:tab/><text:tab/><text:tab/>Node&lt;T&gt;* temp = new Node&lt;T&gt;(data);</text:p>
      <text:p text:style-name="P40"><text:s text:c="8"/><text:tab/><text:tab/><text:tab/>tail = temp;</text:p>
      <text:p text:style-name="P40"><text:s text:c="8"/><text:tab/><text:tab/><text:tab/>head = temp;</text:p>
      <text:p text:style-name="P40"><text:s text:c="4"/><text:tab/><text:tab/>} else {</text:p>
      <text:p text:style-name="P40"><text:s text:c="8"/><text:tab/><text:tab/><text:tab/>Node&lt;T&gt;* temp = new Node&lt;T&gt;(data);</text:p>
      <text:p text:style-name="P40"><text:s text:c="8"/><text:tab/><text:tab/><text:tab/>tail-&gt;next = temp;</text:p>
      <text:p text:style-name="P40"><text:s text:c="8"/><text:tab/><text:tab/><text:tab/>temp-&gt;prev = tail;</text:p>
      <text:p text:style-name="P40"><text:s text:c="8"/><text:tab/><text:tab/><text:tab/>tail = temp;</text:p>
      <text:p text:style-name="P40"><text:s text:c="4"/><text:tab/><text:tab/>}</text:p>
      <text:p text:style-name="P40"><text:tab/>}</text:p>
      <text:p text:style-name="P40"><text:tab/>template &lt;typename T&gt;</text:p>
      <text:p text:style-name="P40"><text:tab/>void insertAtPosition(Node&lt;T&gt;*&amp; head, Node&lt;T&gt;*&amp; tail, int pos, T data) {</text:p>
      <text:p text:style-name="P40"><text:s text:c="4"/><text:tab/><text:tab/>if (pos &lt; 1 || pos &gt; getLength(head) + 1) {</text:p>
      <text:p text:style-name="P40"><text:s text:c="8"/><text:tab/><text:tab/><text:tab/>cout &lt;&lt; "Invalid position. Insertion failed." &lt;&lt; endl;</text:p>
      <text:p text:style-name="P40"><text:s text:c="8"/><text:tab/><text:tab/><text:tab/>return;</text:p>
      <text:p text:style-name="P40"><text:s text:c="4"/><text:tab/><text:tab/>}</text:p>
      <text:p text:style-name="P40"><text:s text:c="4"/><text:tab/><text:tab/>if (pos == 1) {</text:p>
      <text:p text:style-name="P40"><text:s text:c="8"/><text:tab/><text:tab/><text:tab/>insertAtHead(head, tail, data);</text:p>
      <text:p text:style-name="P40"><text:s text:c="4"/><text:tab/><text:tab/>} else if (pos == getLength(head) + 1) {</text:p>
      <text:p text:style-name="P40"><text:s text:c="8"/><text:tab/><text:tab/><text:tab/>insertAtTail(tail, head, data);</text:p>
      <text:p text:style-name="P40"><text:s text:c="4"/><text:tab/><text:tab/>} else {</text:p>
      <text:p text:style-name="P40"><text:s text:c="8"/><text:tab/><text:tab/><text:tab/>Node&lt;T&gt;* temp = head;</text:p>
      <text:p text:style-name="P40"><text:s text:c="8"/><text:tab/><text:tab/><text:tab/>for (int i = 1; i &lt; pos - 1; ++i) {</text:p>
      <text:p text:style-name="P40"><text:s text:c="12"/><text:tab/><text:tab/><text:tab/>temp = temp-&gt;next;</text:p>
      <text:p text:style-name="P40"><text:s text:c="8"/><text:tab/><text:tab/><text:tab/>}</text:p>
      <text:p text:style-name="P40"><text:s text:c="8"/><text:tab/><text:tab/><text:tab/>Node&lt;T&gt;* nodeToInsert = new Node&lt;T&gt;(data);</text:p>
      <text:p text:style-name="P40"><text:s text:c="8"/><text:tab/><text:tab/><text:tab/>nodeToInsert-&gt;next = temp-&gt;next;</text:p>
      <text:p text:style-name="P40"><text:s text:c="8"/><text:tab/><text:tab/><text:tab/>temp-&gt;next-&gt;prev = nodeToInsert;</text:p>
      <text:p text:style-name="P40"><text:s text:c="8"/><text:tab/><text:tab/><text:tab/>temp-&gt;next = nodeToInsert;</text:p>
      <text:p text:style-name="P40"><text:s text:c="8"/><text:tab/><text:tab/><text:tab/>nodeToInsert-&gt;prev = temp;</text:p>
      <text:p text:style-name="P40"><text:s text:c="4"/><text:tab/><text:tab/>}</text:p>
      <text:p text:style-name="P40"><text:tab/>}</text:p>
      <text:p text:style-name="P40"><text:tab/>template &lt;typename T&gt;</text:p>
      <text:p text:style-name="P40"><text:tab/>void deleteNode(Node&lt;T&gt;*&amp; head, int pos) {</text:p>
      <text:p text:style-name="P40"><text:s text:c="4"/><text:tab/><text:tab/>if (pos &lt; 1 || pos &gt; getLength(head)) {</text:p>
      <text:p text:style-name="P40"><text:s text:c="8"/><text:tab/><text:tab/><text:tab/>cout &lt;&lt; "Invalid position. Deletion failed." &lt;&lt; endl;</text:p>
      <text:p text:style-name="P40"><text:s text:c="8"/><text:tab/><text:tab/><text:tab/>return;</text:p>
      <text:p text:style-name="P40"><text:s text:c="4"/><text:tab/><text:tab/>}</text:p>
      <text:p text:style-name="P40"><text:s text:c="4"/><text:tab/><text:tab/>if (pos == 1) {</text:p>
      <text:p text:style-name="P40"><text:s text:c="8"/><text:tab/><text:tab/><text:tab/>Node&lt;T&gt;* temp = head;</text:p>
      <text:p text:style-name="P40"><text:s text:c="8"/><text:tab/><text:tab/><text:tab/>temp-&gt;next-&gt;prev = nullptr;</text:p>
      <text:p text:style-name="P40"><text:s text:c="8"/><text:tab/><text:tab/><text:tab/>head = temp-&gt;next;</text:p>
      <text:p text:style-name="P40"><text:soft-page-break/><text:s text:c="8"/><text:tab/><text:tab/><text:tab/>temp-&gt;next = nullptr;</text:p>
      <text:p text:style-name="P40"><text:s text:c="8"/><text:tab/><text:tab/><text:tab/>delete temp;</text:p>
      <text:p text:style-name="P40"><text:s text:c="4"/><text:tab/><text:tab/>} else {</text:p>
      <text:p text:style-name="P40"><text:s text:c="8"/><text:tab/><text:tab/><text:tab/>Node&lt;T&gt;* cur = head;</text:p>
      <text:p text:style-name="P40"><text:s text:c="8"/><text:tab/><text:tab/><text:tab/>for (int i = 1; i &lt; pos; ++i) {</text:p>
      <text:p text:style-name="P40"><text:s text:c="12"/><text:tab/><text:tab/><text:tab/>cur = cur-&gt;next;</text:p>
      <text:p text:style-name="P40"><text:s text:c="8"/><text:tab/><text:tab/><text:tab/>}</text:p>
      <text:p text:style-name="P40"><text:s text:c="8"/><text:tab/><text:tab/><text:tab/>cur-&gt;prev-&gt;next = cur-&gt;next;</text:p>
      <text:p text:style-name="P40"><text:s text:c="8"/><text:tab/><text:tab/><text:tab/>if (cur-&gt;next != nullptr) {</text:p>
      <text:p text:style-name="P40"><text:s text:c="12"/><text:tab/><text:tab/><text:tab/>cur-&gt;next-&gt;prev = cur-&gt;prev;</text:p>
      <text:p text:style-name="P40"><text:s text:c="8"/><text:tab/><text:tab/><text:tab/>}</text:p>
      <text:p text:style-name="P40"><text:s text:c="8"/><text:tab/><text:tab/><text:tab/>cur-&gt;next = nullptr;</text:p>
      <text:p text:style-name="P40"><text:s text:c="8"/><text:tab/><text:tab/><text:tab/>delete cur;</text:p>
      <text:p text:style-name="P40"><text:s text:c="4"/><text:tab/><text:tab/>}</text:p>
      <text:p text:style-name="P40"><text:tab/>}</text:p>
      <text:p text:style-name="P40"><text:tab/>template &lt;typename T&gt;</text:p>
      <text:p text:style-name="P40"><text:tab/>int searchNode(Node&lt;T&gt;* head, T target) {</text:p>
      <text:p text:style-name="P40"><text:s text:c="4"/><text:tab/><text:tab/>Node&lt;T&gt;* temp = head;</text:p>
      <text:p text:style-name="P40"><text:s text:c="4"/><text:tab/><text:tab/>int pos = 1;</text:p>
      <text:p text:style-name="P40"><text:s text:c="4"/><text:tab/><text:tab/>while (temp != nullptr) {</text:p>
      <text:p text:style-name="P40"><text:s text:c="8"/><text:tab/><text:tab/><text:tab/>if (temp-&gt;data == target) {</text:p>
      <text:p text:style-name="P40"><text:s text:c="12"/><text:tab/><text:tab/><text:tab/>return pos; </text:p>
      <text:p text:style-name="P40"><text:s text:c="8"/><text:tab/><text:tab/><text:tab/>}</text:p>
      <text:p text:style-name="P40"><text:s text:c="8"/><text:tab/><text:tab/><text:tab/>temp = temp-&gt;next;</text:p>
      <text:p text:style-name="P40"><text:s text:c="8"/><text:tab/><text:tab/><text:tab/>pos++;</text:p>
      <text:p text:style-name="P40"><text:s text:c="4"/><text:tab/><text:tab/>}</text:p>
      <text:p text:style-name="P40"><text:s text:c="4"/><text:tab/><text:tab/>return -1; <text:s/></text:p>
      <text:p text:style-name="P40"><text:tab/>}</text:p>
      <text:p text:style-name="P40"><text:tab/>template &lt;typename T&gt;</text:p>
      <text:p text:style-name="P40"><text:tab/>void reverseList(Node&lt;T&gt;*&amp; head, Node&lt;T&gt;*&amp; tail) {</text:p>
      <text:p text:style-name="P40"><text:s text:c="4"/><text:tab/><text:tab/>Node&lt;T&gt;* current = head;</text:p>
      <text:p text:style-name="P40"><text:s text:c="4"/><text:tab/><text:tab/>Node&lt;T&gt;* prevNode = nullptr;</text:p>
      <text:p text:style-name="P40"><text:s text:c="4"/><text:tab/><text:tab/>Node&lt;T&gt;* nextNode = nullptr;</text:p>
      <text:p text:style-name="P40"><text:s text:c="4"/><text:tab/><text:tab/>while (current != nullptr) {</text:p>
      <text:p text:style-name="P40"><text:s text:c="8"/><text:tab/><text:tab/><text:tab/>nextNode = current-&gt;next;</text:p>
      <text:p text:style-name="P40"><text:s text:c="8"/><text:tab/><text:tab/><text:tab/>current-&gt;next = prevNode;</text:p>
      <text:p text:style-name="P40"><text:s text:c="8"/><text:tab/><text:tab/><text:tab/>current-&gt;prev = nextNode;</text:p>
      <text:p text:style-name="P40"><text:s text:c="8"/><text:tab/><text:tab/><text:tab/>prevNode = current;</text:p>
      <text:p text:style-name="P40"><text:s text:c="8"/><text:tab/><text:tab/><text:tab/>current = nextNode;</text:p>
      <text:p text:style-name="P40"><text:s text:c="4"/><text:tab/><text:tab/>}</text:p>
      <text:p text:style-name="P40"><text:s text:c="4"/><text:tab/><text:tab/>tail = head;</text:p>
      <text:p text:style-name="P40"><text:s text:c="4"/><text:tab/><text:tab/>head = prevNode;</text:p>
      <text:p text:style-name="P40"><text:tab/>}</text:p>
      <text:p text:style-name="P40"><text:tab/>int main() {</text:p>
      <text:p text:style-name="P40"><text:s text:c="4"/><text:tab/><text:tab/>Node&lt;int&gt;* headInt = nullptr;</text:p>
      <text:p text:style-name="P40"><text:s text:c="4"/><text:tab/><text:tab/>Node&lt;int&gt;* tailInt = nullptr;</text:p>
      <text:p text:style-name="P40"><text:s text:c="4"/><text:tab/><text:tab/>Node&lt;string&gt;* headString = nullptr;</text:p>
      <text:p text:style-name="P40"><text:s text:c="4"/><text:tab/><text:tab/>Node&lt;string&gt;* tailString = nullptr;</text:p>
      <text:p text:style-name="P40"><text:s text:c="4"/><text:tab/><text:tab/>int choice;</text:p>
      <text:p text:style-name="P40"><text:s text:c="4"/><text:tab/><text:tab/>do {</text:p>
      <text:p text:style-name="P40"><text:soft-page-break/><text:s text:c="4"/><text:tab/> <text:s text:c="3"/><text:tab/><text:tab/>cout &lt;&lt; "\nSelect an option:\n" &lt;&lt; "1. Insert at Head\n"</text:p>
      <text:p text:style-name="P40"><text:tab/><text:tab/><text:tab/>&lt;&lt; "2. Insert at Tail\n" <text:s/>&lt;&lt; "3. Insert at Position\n" &lt;&lt; "4. Delete a Node\<text:tab/><text:tab/><text:tab/><text:tab/>n"&lt;&lt; "5. Search for a Node\n" &lt;&lt; "6. Reverse List\n" &lt;&lt; "7. Display\n" &lt;&lt; <text:tab/><text:tab/><text:tab/>"0. Exit\n" &lt;&lt; "Enter your choice: ";</text:p>
      <text:p text:style-name="P40"><text:s text:c="8"/><text:tab/><text:tab/><text:tab/>cin &gt;&gt; choice;</text:p>
      <text:p text:style-name="P40"><text:s text:c="8"/><text:tab/><text:tab/><text:tab/>switch (choice) {</text:p>
      <text:p text:style-name="P40"><text:s text:c="12"/><text:tab/><text:tab/><text:tab/>case 1: {</text:p>
      <text:p text:style-name="P9"><text:span text:style-name="T4"><text:s text:c="16"/><text:tab/><text:tab/><text:tab/><text:tab/></text:span><text:span text:style-name="T6">int</text:span><text:span text:style-name="T4"> value;</text:span></text:p>
      <text:p text:style-name="P40"><text:s text:c="16"/><text:tab/><text:tab/><text:tab/><text:tab/>cout &lt;&lt; "Enter the value to insert at the head: ";</text:p>
      <text:p text:style-name="P40"><text:s text:c="16"/><text:tab/><text:tab/><text:tab/><text:tab/>cin &gt;&gt; value;</text:p>
      <text:p text:style-name="P40"><text:s text:c="16"/><text:tab/><text:tab/><text:tab/><text:tab/>insertAtHead(headInt, tailInt, value);</text:p>
      <text:p text:style-name="P40"><text:s text:c="16"/><text:tab/><text:tab/><text:tab/><text:tab/>cout &lt;&lt; "Inserted successfully." &lt;&lt; endl;</text:p>
      <text:p text:style-name="P40"><text:s text:c="16"/><text:tab/><text:tab/><text:tab/><text:tab/>break;</text:p>
      <text:p text:style-name="P40"><text:s text:c="12"/><text:tab/><text:tab/><text:tab/>}</text:p>
      <text:p text:style-name="P40"><text:s text:c="12"/><text:tab/><text:tab/><text:tab/>case 2: {</text:p>
      <text:p text:style-name="P9"><text:span text:style-name="T4"><text:s text:c="16"/><text:tab/><text:tab/><text:tab/><text:tab/></text:span><text:span text:style-name="T6">int</text:span><text:span text:style-name="T4"> value;</text:span></text:p>
      <text:p text:style-name="P40"><text:s text:c="16"/><text:tab/><text:tab/><text:tab/><text:tab/>cout &lt;&lt; "Enter the value to insert at the tail: ";</text:p>
      <text:p text:style-name="P40"><text:s text:c="16"/><text:tab/><text:tab/><text:tab/><text:tab/>cin &gt;&gt; value;</text:p>
      <text:p text:style-name="P40"><text:s text:c="16"/><text:tab/><text:tab/><text:tab/><text:tab/>insertAtTail(tailInt, headInt, value);</text:p>
      <text:p text:style-name="P40"><text:s text:c="16"/><text:tab/><text:tab/><text:tab/><text:tab/>cout &lt;&lt; "Inserted successfully." &lt;&lt; endl;</text:p>
      <text:p text:style-name="P40"><text:s text:c="16"/><text:tab/><text:tab/><text:tab/><text:tab/>break;</text:p>
      <text:p text:style-name="P40"><text:s text:c="12"/><text:tab/><text:tab/><text:tab/>}</text:p>
      <text:p text:style-name="P40"><text:s text:c="12"/><text:tab/><text:tab/><text:tab/>case 3: {</text:p>
      <text:p text:style-name="P40"><text:s text:c="16"/><text:tab/><text:tab/><text:tab/><text:tab/>int pos;</text:p>
      <text:p text:style-name="P9"><text:span text:style-name="T4"><text:s text:c="16"/><text:tab/><text:tab/><text:tab/><text:tab/></text:span><text:span text:style-name="T6">int</text:span><text:span text:style-name="T4"> value;</text:span></text:p>
      <text:p text:style-name="P40"><text:s text:c="16"/><text:tab/><text:tab/><text:tab/><text:tab/>cout &lt;&lt; "Enter the position to insert at: ";</text:p>
      <text:p text:style-name="P40"><text:s text:c="16"/><text:tab/><text:tab/><text:tab/><text:tab/>cin &gt;&gt; pos;</text:p>
      <text:p text:style-name="P40"><text:s text:c="16"/><text:tab/><text:tab/><text:tab/><text:tab/>cout &lt;&lt; "Enter the value to insert: ";</text:p>
      <text:p text:style-name="P40"><text:s text:c="16"/><text:tab/><text:tab/><text:tab/><text:tab/>cin &gt;&gt; value;</text:p>
      <text:p text:style-name="P40"><text:s text:c="16"/><text:tab/><text:tab/><text:tab/><text:tab/>insertAtPosition(headInt, tailInt, pos, value);</text:p>
      <text:p text:style-name="P40"><text:s text:c="15"/><text:tab/><text:tab/><text:tab/><text:tab/>cout &lt;&lt; "Inserted successfully." &lt;&lt; endl;</text:p>
      <text:p text:style-name="P40"><text:s text:c="16"/><text:tab/><text:tab/><text:tab/><text:tab/>break;</text:p>
      <text:p text:style-name="P40"><text:s text:c="12"/><text:tab/><text:tab/><text:tab/>}</text:p>
      <text:p text:style-name="P40"><text:s text:c="12"/><text:tab/><text:tab/><text:tab/>case 4: {</text:p>
      <text:p text:style-name="P40"><text:s text:c="16"/><text:tab/><text:tab/><text:tab/><text:tab/>int pos;</text:p>
      <text:p text:style-name="P40"><text:s text:c="16"/><text:tab/><text:tab/><text:tab/><text:tab/>cout &lt;&lt; "Enter the position to delete from: ";</text:p>
      <text:p text:style-name="P40"><text:s text:c="16"/><text:tab/><text:tab/><text:tab/><text:tab/>cin &gt;&gt; pos;</text:p>
      <text:p text:style-name="P40"><text:s text:c="16"/><text:tab/><text:tab/><text:tab/><text:tab/>deleteNode(headInt, pos);</text:p>
      <text:p text:style-name="P40"><text:s text:c="16"/><text:tab/><text:tab/><text:tab/><text:tab/>cout &lt;&lt; "Deleted successfully." &lt;&lt; endl;</text:p>
      <text:p text:style-name="P40"><text:s text:c="15"/><text:tab/> <text:tab/><text:tab/><text:tab/>break;</text:p>
      <text:p text:style-name="P40"><text:s text:c="12"/><text:tab/><text:tab/><text:tab/>}</text:p>
      <text:p text:style-name="P40"><text:s text:c="12"/><text:tab/><text:tab/><text:tab/>case 5: {</text:p>
      <text:p text:style-name="P9"><text:span text:style-name="T4"><text:s text:c="16"/><text:tab/><text:tab/><text:tab/><text:tab/></text:span><text:span text:style-name="T6">int</text:span><text:span text:style-name="T4"> value;</text:span></text:p>
      <text:p text:style-name="P40"><text:s text:c="16"/><text:tab/><text:tab/><text:tab/><text:tab/>cout &lt;&lt; "Enter the value to search for: ";</text:p>
      <text:p text:style-name="P40"><text:s text:c="16"/><text:tab/><text:tab/><text:tab/><text:tab/>cin &gt;&gt; value;</text:p>
      <text:p text:style-name="P40"><text:s text:c="16"/><text:tab/><text:tab/><text:tab/><text:tab/>int position = searchNode(headInt, value);</text:p>
      <text:p text:style-name="P40"><text:s text:c="16"/><text:tab/><text:tab/><text:tab/><text:tab/>if (position != -1) {</text:p>
      <text:p text:style-name="P40"><text:s text:c="20"/><text:tab/><text:tab/><text:tab/><text:tab/><text:tab/>cout &lt;&lt; "Value " &lt;&lt; value &lt;&lt; " found at position " &lt;&lt; <text:tab/><text:tab/><text:tab/><text:tab/><text:tab/><text:tab/>position &lt;&lt; endl;</text:p>
      <text:p text:style-name="P40"><text:s text:c="16"/><text:tab/><text:tab/><text:tab/><text:tab/>} else {</text:p>
      <text:p text:style-name="P40"><text:soft-page-break/><text:s text:c="20"/><text:tab/><text:tab/><text:tab/><text:tab/><text:tab/>cout &lt;&lt; "Value " &lt;&lt; value &lt;&lt; " not found in the list." <text:tab/><text:tab/><text:tab/><text:tab/><text:tab/><text:tab/>&lt;&lt; endl;</text:p>
      <text:p text:style-name="P40"><text:s text:c="16"/><text:tab/><text:tab/><text:tab/><text:tab/><text:tab/>}</text:p>
      <text:p text:style-name="P40"><text:s text:c="16"/><text:tab/><text:tab/><text:tab/><text:tab/>break;</text:p>
      <text:p text:style-name="P40"><text:s text:c="12"/><text:tab/><text:tab/><text:tab/>}</text:p>
      <text:p text:style-name="P40"><text:s text:c="11"/><text:tab/><text:tab/> <text:tab/><text:tab/>case 6: {</text:p>
      <text:p text:style-name="P40"><text:s text:c="16"/><text:tab/><text:tab/><text:tab/><text:tab/>cout &lt;&lt; "Reversing the list." &lt;&lt; endl;</text:p>
      <text:p text:style-name="P40"><text:s text:c="16"/><text:tab/><text:tab/><text:tab/><text:tab/>reverseList(headInt, tailInt);</text:p>
      <text:p text:style-name="P40"><text:s text:c="15"/><text:tab/><text:tab/><text:tab/> <text:tab/>break;</text:p>
      <text:p text:style-name="P40"><text:s text:c="12"/><text:tab/><text:tab/><text:tab/>}</text:p>
      <text:p text:style-name="P40"><text:s text:c="12"/><text:tab/><text:tab/><text:tab/>case 7:</text:p>
      <text:p text:style-name="P40"><text:s text:c="16"/><text:tab/><text:tab/><text:tab/><text:tab/>cout &lt;&lt; "Linked List Contents: ";</text:p>
      <text:p text:style-name="P40"><text:s text:c="16"/><text:tab/><text:tab/><text:tab/><text:tab/>display(headInt);</text:p>
      <text:p text:style-name="P40"><text:s text:c="16"/><text:tab/><text:tab/><text:tab/><text:tab/>break;</text:p>
      <text:p text:style-name="P40"><text:s text:c="12"/><text:tab/><text:tab/><text:tab/>case 0:</text:p>
      <text:p text:style-name="P40"><text:s text:c="16"/><text:tab/><text:tab/><text:tab/><text:tab/>cout &lt;&lt; "Exiting program.\n";</text:p>
      <text:p text:style-name="P40"><text:s text:c="16"/><text:tab/><text:tab/><text:tab/><text:tab/>break;</text:p>
      <text:p text:style-name="P40"><text:s text:c="12"/><text:tab/><text:tab/><text:tab/>default:</text:p>
      <text:p text:style-name="P40"><text:s text:c="16"/><text:tab/><text:tab/><text:tab/><text:tab/>cout &lt;&lt; "Invalid choice. Please try again.\n";</text:p>
      <text:p text:style-name="P40"><text:s text:c="8"/><text:tab/><text:tab/><text:tab/>}<text:tab/></text:p>
      <text:p text:style-name="P40"><text:s text:c="4"/><text:tab/><text:tab/>} while (choice != 0);</text:p>
      <text:p text:style-name="P40"><text:s text:c="4"/><text:tab/><text:tab/>return 0;</text:p>
      <text:p text:style-name="P40"><text:tab/>}</text:p>
      <text:p text:style-name="P40"/>
      <text:p text:style-name="P10">OUTPUT</text:p>
      <text:p text:style-name="P10"><text:tab/><text:span text:style-name="T1">Select an option:</text:span></text:p>
      <text:p text:style-name="P16"><text:tab/>1. Insert at Head</text:p>
      <text:p text:style-name="P16"><text:tab/>2. Insert at Tail</text:p>
      <text:p text:style-name="P16"><text:tab/>3. Insert at Position</text:p>
      <text:p text:style-name="P16"><text:tab/>4. Delete a Node</text:p>
      <text:p text:style-name="P16"><text:tab/>5. Search for a Node</text:p>
      <text:p text:style-name="P16"><text:tab/>6. Reverse List</text:p>
      <text:p text:style-name="P16"><text:tab/>7. Display</text:p>
      <text:p text:style-name="P16"><text:tab/>0. Exit</text:p>
      <text:p text:style-name="P16"><text:tab/>Enter your choice: 1</text:p>
      <text:p text:style-name="P16"><text:tab/>Enter the value to insert at the head: 12 </text:p>
      <text:p text:style-name="P16"><text:tab/>Inserted successfully.</text:p>
      <text:p text:style-name="P16"><text:tab/>Select an option:</text:p>
      <text:p text:style-name="P16"><text:tab/>1. Insert at Head</text:p>
      <text:p text:style-name="P16"><text:tab/>2. Insert at Tail</text:p>
      <text:p text:style-name="P16"><text:tab/>3. Insert at Position</text:p>
      <text:p text:style-name="P16"><text:tab/>4. Delete a Node</text:p>
      <text:p text:style-name="P16"><text:tab/>5. Search for a Node</text:p>
      <text:p text:style-name="P16"><text:tab/>6. Reverse List</text:p>
      <text:p text:style-name="P16"><text:tab/>7. Display</text:p>
      <text:p text:style-name="P16"><text:tab/>0. Exit</text:p>
      <text:p text:style-name="P16"><text:tab/>Enter your choice: 1</text:p>
      <text:p text:style-name="P16"><text:tab/>Enter the value to insert at the head: 31</text:p>
      <text:p text:style-name="P16"><text:tab/>Inserted successfully.</text:p>
      <text:p text:style-name="P16"><text:tab/>Select an option:</text:p>
      <text:p text:style-name="P16"><text:soft-page-break/><text:tab/>1. Insert at Head</text:p>
      <text:p text:style-name="P16"><text:tab/>2. Insert at Tail</text:p>
      <text:p text:style-name="P16"><text:tab/>3. Insert at Position</text:p>
      <text:p text:style-name="P16"><text:tab/>4. Delete a Node</text:p>
      <text:p text:style-name="P16"><text:tab/>5. Search for a Node</text:p>
      <text:p text:style-name="P16"><text:tab/>6. Reverse List</text:p>
      <text:p text:style-name="P16"><text:tab/>7. Display</text:p>
      <text:p text:style-name="P16"><text:tab/>0. Exit</text:p>
      <text:p text:style-name="P16"><text:tab/>Enter your choice: 2</text:p>
      <text:p text:style-name="P16"><text:tab/>Enter the value to insert at the tail: 32</text:p>
      <text:p text:style-name="P16"><text:tab/>Inserted successfully.<text:tab/></text:p>
      <text:p text:style-name="P16"><text:tab/>Select an option:</text:p>
      <text:p text:style-name="P16"><text:tab/>1. Insert at Head</text:p>
      <text:p text:style-name="P16"><text:tab/>2. Insert at Tail</text:p>
      <text:p text:style-name="P16"><text:tab/>3. Insert at Position</text:p>
      <text:p text:style-name="P16"><text:tab/>4. Delete a Node</text:p>
      <text:p text:style-name="P16"><text:tab/>5. Search for a Node</text:p>
      <text:p text:style-name="P16"><text:tab/>6. Reverse List</text:p>
      <text:p text:style-name="P16"><text:tab/>7. Display</text:p>
      <text:p text:style-name="P16"><text:tab/>0. Exit</text:p>
      <text:p text:style-name="P16"><text:tab/>Enter your choice: 3</text:p>
      <text:p text:style-name="P16"><text:tab/>Enter the position to insert at: 2</text:p>
      <text:p text:style-name="P16"><text:tab/>Enter the value to insert: 55</text:p>
      <text:p text:style-name="P16"><text:tab/>Inserted successfully.</text:p>
      <text:p text:style-name="P16"><text:tab/>Select an option:</text:p>
      <text:p text:style-name="P16"><text:tab/>1. Insert at Head</text:p>
      <text:p text:style-name="P16"><text:tab/>2. Insert at Tail</text:p>
      <text:p text:style-name="P16"><text:tab/>3. Insert at Position</text:p>
      <text:p text:style-name="P16"><text:tab/>4. Delete a Node</text:p>
      <text:p text:style-name="P16"><text:tab/>5. Search for a Node</text:p>
      <text:p text:style-name="P16"><text:tab/>6. Reverse List</text:p>
      <text:p text:style-name="P16"><text:tab/>7. Display</text:p>
      <text:p text:style-name="P16"><text:tab/>0. Exit</text:p>
      <text:p text:style-name="P16"><text:tab/>Enter your choice: 7</text:p>
      <text:p text:style-name="P16"><text:tab/>Linked List Contents: 31 55 12 32 </text:p>
      <text:p text:style-name="P16"><text:tab/>Select an option:</text:p>
      <text:p text:style-name="P16"><text:tab/>1. Insert at Head</text:p>
      <text:p text:style-name="P16"><text:tab/>2. Insert at Tail</text:p>
      <text:p text:style-name="P16"><text:tab/>3. Insert at Position</text:p>
      <text:p text:style-name="P16"><text:tab/>4. Delete a Node<text:tab/></text:p>
      <text:p text:style-name="P16"><text:tab/>5. Search for a Node</text:p>
      <text:p text:style-name="P16"><text:tab/>6. Reverse List</text:p>
      <text:p text:style-name="P16"><text:tab/>7. Display</text:p>
      <text:p text:style-name="P16"><text:tab/>0. Exit</text:p>
      <text:p text:style-name="P16"><text:tab/>Enter your choice: 4</text:p>
      <text:p text:style-name="P16"><text:tab/>Enter the position to delete from: 2</text:p>
      <text:p text:style-name="P16"><text:tab/>Memory freed with data 55</text:p>
      <text:p text:style-name="P16"><text:tab/>Deleted successfully.</text:p>
      <text:p text:style-name="P16"><text:tab/>Select an option:</text:p>
      <text:p text:style-name="P16"><text:tab/>1. Insert at Head</text:p>
      <text:p text:style-name="P16"><text:soft-page-break/><text:tab/>2. Insert at Tail</text:p>
      <text:p text:style-name="P16"><text:tab/>3. Insert at Position</text:p>
      <text:p text:style-name="P16"><text:tab/>4. Delete a Node</text:p>
      <text:p text:style-name="P16"><text:tab/>5. Search for a Node</text:p>
      <text:p text:style-name="P16"><text:tab/>6. Reverse List</text:p>
      <text:p text:style-name="P16"><text:tab/>7. Display</text:p>
      <text:p text:style-name="P16"><text:tab/>0. Exit</text:p>
      <text:p text:style-name="P16"><text:tab/>Enter your choice: 7</text:p>
      <text:p text:style-name="P16"><text:tab/>Linked List Contents: 31 12 32 </text:p>
      <text:p text:style-name="P16"><text:tab/>Select an option:</text:p>
      <text:p text:style-name="P16"><text:tab/>1. Insert at Head</text:p>
      <text:p text:style-name="P16"><text:tab/>2. Insert at Tail</text:p>
      <text:p text:style-name="P16"><text:tab/>3. Insert at Position</text:p>
      <text:p text:style-name="P16"><text:tab/>4. Delete a Node</text:p>
      <text:p text:style-name="P16"><text:tab/>5. Search for a Node</text:p>
      <text:p text:style-name="P16"><text:tab/>6. Reverse List</text:p>
      <text:p text:style-name="P16"><text:tab/>7. Display</text:p>
      <text:p text:style-name="P16"><text:tab/>0. Exit</text:p>
      <text:p text:style-name="P16"><text:tab/>Enter your choice: 5</text:p>
      <text:p text:style-name="P16"><text:tab/>Enter the value to search for: 3</text:p>
      <text:p text:style-name="P16"><text:tab/>Value 3 not found in the list.</text:p>
      <text:p text:style-name="P16"><text:tab/>Select an option:</text:p>
      <text:p text:style-name="P16"><text:tab/>1. Insert at Head</text:p>
      <text:p text:style-name="P16"><text:tab/>2. Insert at Tail<text:tab/><text:tab/><text:tab/><text:tab/><text:tab/></text:p>
      <text:p text:style-name="P16"><text:tab/>3. Insert at Position</text:p>
      <text:p text:style-name="P16"><text:tab/>4. Delete a Node</text:p>
      <text:p text:style-name="P16"><text:tab/>5. Search for a Node</text:p>
      <text:p text:style-name="P16"><text:tab/>6. Reverse List</text:p>
      <text:p text:style-name="P16"><text:tab/>7. Display</text:p>
      <text:p text:style-name="P16"><text:tab/>0. Exit</text:p>
      <text:p text:style-name="P16"><text:tab/>Enter your choice: 6</text:p>
      <text:p text:style-name="P16"><text:tab/>Reversing the list.</text:p>
      <text:p text:style-name="P16"><text:tab/>Select an option:</text:p>
      <text:p text:style-name="P16"><text:tab/>1. Insert at Head</text:p>
      <text:p text:style-name="P16"><text:tab/>2. Insert at Tail</text:p>
      <text:p text:style-name="P16"><text:tab/>3. Insert at Position</text:p>
      <text:p text:style-name="P16"><text:tab/>4. Delete a Node</text:p>
      <text:p text:style-name="P16"><text:tab/>5. Search for a Node</text:p>
      <text:p text:style-name="P16"><text:tab/>6. Reverse List</text:p>
      <text:p text:style-name="P16"><text:tab/>7. Display</text:p>
      <text:p text:style-name="P16"><text:tab/>0. Exit</text:p>
      <text:p text:style-name="P16"><text:tab/>Enter your choice: 7</text:p>
      <text:p text:style-name="P16"><text:tab/>Linked List Contents: 32 12 31 </text:p>
      <text:p text:style-name="P16"><text:tab/>Select an option:</text:p>
      <text:p text:style-name="P16"><text:tab/>1. Insert at Head</text:p>
      <text:p text:style-name="P16"><text:tab/>2. Insert at Tail</text:p>
      <text:p text:style-name="P16"><text:tab/>3. Insert at Position</text:p>
      <text:p text:style-name="P16"><text:tab/>4. Delete a Node</text:p>
      <text:p text:style-name="P16"><text:tab/>5. Search for a Node</text:p>
      <text:p text:style-name="P16"><text:tab/>6. Reverse List</text:p>
      <text:p text:style-name="P16"><text:soft-page-break/><text:tab/>7. Display</text:p>
      <text:p text:style-name="P16"><text:tab/>0. Exit</text:p>
      <text:p text:style-name="P16"><text:tab/>Enter your choice: 0</text:p>
      <text:p text:style-name="P16"><text:tab/>Exiting program.</text:p>
      <text:p text:style-name="P16"/>
      <text:p text:style-name="P16"/>
      <text:p text:style-name="P16"/>
      <text:p text:style-name="P16"/>
      <text:p text:style-name="P1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ROGRAM 4</text:p>
      <text:p text:style-name="P42"><text:tab/>Perform Stack operations using Array implementation. Use Templates.</text:p>
      <text:p text:style-name="P42"/>
      <text:p text:style-name="P21">ALGORITHM</text:p>
      <text:list xml:id="list3722180962" text:style-name="L17">
        <text:list-item>
          <text:p text:style-name="P53"><text:span text:style-name="Strong_20_Emphasis"><text:span text:style-name="T4">Prompt user for stack size</text:span></text:span></text:p>
        </text:list-item>
        <text:list-item>
          <text:p text:style-name="P53"><text:span text:style-name="Strong_20_Emphasis"><text:span text:style-name="T4">Read userSize</text:span></text:span></text:p>
        </text:list-item>
        <text:list-item>
          <text:p text:style-name="P53"><text:span text:style-name="Strong_20_Emphasis"><text:span text:style-name="T4">If userSize is 0</text:span></text:span></text:p>
          <text:p text:style-name="P53"><text:span text:style-name="Strong_20_Emphasis"><text:span text:style-name="T4"><text:tab/>Display error message and exit</text:span></text:span></text:p>
          <text:p text:style-name="P53"><text:span text:style-name="Strong_20_Emphasis"><text:span text:style-name="T4"><text:tab/>Instantiate stack with specified size and data type</text:span></text:span></text:p>
        </text:list-item>
        <text:list-item>
          <text:p text:style-name="P53"><text:span text:style-name="Strong_20_Emphasis"><text:span text:style-name="T4">Repeat until user chooses to exit:</text:span></text:span></text:p>
          <text:p text:style-name="P53"><text:span text:style-name="Strong_20_Emphasis"><text:span text:style-name="T4"><text:s text:c="4"/><text:tab/>Display menu options</text:span></text:span></text:p>
          <text:p text:style-name="P53"><text:span text:style-name="Strong_20_Emphasis"><text:span text:style-name="T4"><text:s text:c="4"/><text:tab/>Read user choice</text:span></text:span></text:p>
          <text:p text:style-name="P53"><text:span text:style-name="Strong_20_Emphasis"><text:span text:style-name="T4"><text:s text:c="4"/><text:tab/>Switch (user choice):</text:span></text:span></text:p>
          <text:p text:style-name="P53"><text:span text:style-name="Strong_20_Emphasis"><text:span text:style-name="T4"><text:s text:c="8"/><text:tab/><text:tab/>Case 1: Push value onto the stack</text:span></text:span></text:p>
          <text:p text:style-name="P53"><text:span text:style-name="Strong_20_Emphasis"><text:span text:style-name="T4"><text:s text:c="8"/><text:tab/><text:tab/>Case 2: Pop value from the stack</text:span></text:span></text:p>
          <text:p text:style-name="P53"><text:span text:style-name="Strong_20_Emphasis"><text:span text:style-name="T4"><text:s text:c="8"/><text:tab/><text:tab/>// ... (other cases for stack operations)</text:span></text:span></text:p>
          <text:p text:style-name="P53"><text:span text:style-name="Strong_20_Emphasis"><text:span text:style-name="T4"><text:tab/> <text:s text:c="3"/>End Switch</text:span></text:span></text:p>
        </text:list-item>
        <text:list-item>
          <text:p text:style-name="P53"><text:span text:style-name="Strong_20_Emphasis"><text:span text:style-name="T4">End <text:tab/></text:span></text:span></text:p>
        </text:list-item>
      </text:list>
      <text:p text:style-name="P52"><text:span text:style-name="Strong_20_Emphasis"><text:span text:style-name="T4"/></text:span></text:p>
      <text:p text:style-name="P20">PROGRAM CODE</text:p>
      <text:p text:style-name="P20"><text:tab/><text:span text:style-name="T1">#include &lt;iostream&gt;</text:span></text:p>
      <text:p text:style-name="P42"><text:tab/>using namespace std;</text:p>
      <text:p text:style-name="P42"><text:tab/>template &lt;typename T, size_t SIZE&gt;</text:p>
      <text:p text:style-name="P42"><text:tab/>class Stack {</text:p>
      <text:p text:style-name="P42"><text:tab/><text:tab/>private:</text:p>
      <text:p text:style-name="P42"><text:s text:c="4"/><text:tab/><text:tab/><text:tab/>int top;</text:p>
      <text:p text:style-name="P42"><text:s text:c="4"/><text:tab/><text:tab/><text:tab/>T arr[SIZE];</text:p>
      <text:p text:style-name="P42"><text:tab/><text:tab/>public:</text:p>
      <text:p text:style-name="P42"><text:s text:c="4"/><text:tab/><text:tab/><text:tab/>Stack() : top(-1) {</text:p>
      <text:p text:style-name="P42"><text:s text:c="8"/><text:tab/><text:tab/><text:tab/><text:tab/>for (size_t i = 0; i &lt; SIZE; i++) {</text:p>
      <text:p text:style-name="P42"><text:s text:c="12"/><text:tab/><text:tab/><text:tab/><text:tab/>arr[i] = T();</text:p>
      <text:p text:style-name="P42"><text:s text:c="8"/><text:tab/><text:tab/><text:tab/><text:tab/>}</text:p>
      <text:p text:style-name="P42"><text:s text:c="4"/><text:tab/><text:tab/><text:tab/>}</text:p>
      <text:p text:style-name="P42"><text:s text:c="4"/><text:tab/><text:tab/><text:tab/>void push(const T&amp; val) {</text:p>
      <text:p text:style-name="P42"><text:s text:c="8"/><text:tab/><text:tab/><text:tab/><text:tab/>if (top == static_cast&lt;int&gt;(SIZE - 1)) {</text:p>
      <text:p text:style-name="P42"><text:s text:c="12"/><text:tab/><text:tab/><text:tab/><text:tab/>cout &lt;&lt; "Stack Overflow" &lt;&lt; endl;</text:p>
      <text:p text:style-name="P42"><text:s text:c="12"/><text:tab/><text:tab/><text:tab/><text:tab/>return;</text:p>
      <text:p text:style-name="P42"><text:s text:c="8"/><text:tab/><text:tab/><text:tab/><text:tab/>}</text:p>
      <text:p text:style-name="P42"><text:s text:c="8"/><text:tab/><text:tab/><text:tab/><text:tab/>top++;</text:p>
      <text:p text:style-name="P42"><text:s text:c="8"/><text:tab/><text:tab/><text:tab/><text:tab/>arr[top] = val;</text:p>
      <text:p text:style-name="P42"><text:s text:c="4"/><text:tab/><text:tab/><text:tab/>}</text:p>
      <text:p text:style-name="P42"><text:s text:c="4"/><text:tab/><text:tab/><text:tab/>T pop() {</text:p>
      <text:p text:style-name="P42"><text:s text:c="8"/><text:tab/><text:tab/><text:tab/><text:tab/>if (top == -1) {</text:p>
      <text:p text:style-name="P42"><text:s text:c="12"/><text:tab/><text:tab/><text:tab/><text:tab/>cout &lt;&lt; "Stack Underflow" &lt;&lt; endl;</text:p>
      <text:p text:style-name="P42"><text:s text:c="12"/><text:tab/><text:tab/><text:tab/><text:tab/>return T();</text:p>
      <text:p text:style-name="P42"><text:s text:c="8"/><text:tab/><text:tab/><text:tab/><text:tab/>}</text:p>
      <text:p text:style-name="P42"><text:s text:c="8"/><text:tab/><text:tab/><text:tab/><text:tab/>T popValue = arr[top];</text:p>
      <text:p text:style-name="P42"><text:s text:c="8"/><text:tab/><text:tab/><text:tab/><text:tab/>arr[top] = T();</text:p>
      <text:p text:style-name="P42"><text:s text:c="8"/><text:tab/><text:tab/><text:tab/><text:tab/>top--;</text:p>
      <text:p text:style-name="P42"><text:s text:c="8"/><text:tab/><text:tab/><text:tab/><text:tab/>return popValue;</text:p>
      <text:p text:style-name="P42"><text:soft-page-break/><text:s text:c="4"/><text:tab/><text:tab/><text:tab/>}</text:p>
      <text:p text:style-name="P42"><text:s text:c="4"/><text:tab/><text:tab/><text:tab/>void display() const {</text:p>
      <text:p text:style-name="P42"><text:s text:c="8"/><text:tab/><text:tab/><text:tab/><text:tab/>cout &lt;&lt; "All values in the Stack are: ";</text:p>
      <text:p text:style-name="P42"><text:s text:c="8"/><text:tab/><text:tab/><text:tab/><text:tab/>for (int i = top; i &gt;= 0; i--) {</text:p>
      <text:p text:style-name="P42"><text:s text:c="12"/><text:tab/><text:tab/><text:tab/><text:tab/>cout &lt;&lt; arr[i] &lt;&lt; " ";</text:p>
      <text:p text:style-name="P42"><text:s text:c="8"/><text:tab/><text:tab/><text:tab/><text:tab/>}</text:p>
      <text:p text:style-name="P42"><text:s text:c="8"/><text:tab/><text:tab/><text:tab/><text:tab/>cout &lt;&lt; endl;</text:p>
      <text:p text:style-name="P42"><text:s text:c="4"/><text:tab/><text:tab/><text:tab/>}</text:p>
      <text:p text:style-name="P42"><text:tab/>};</text:p>
      <text:p text:style-name="P42"><text:tab/>int main() {</text:p>
      <text:p text:style-name="P42"><text:tab/><text:tab/>size_t size;</text:p>
      <text:p text:style-name="P42"><text:s text:c="4"/><text:tab/><text:tab/>cout &lt;&lt; "Enter the size of the stack: ";</text:p>
      <text:p text:style-name="P42"><text:s text:c="4"/><text:tab/><text:tab/>cin &gt;&gt; size;</text:p>
      <text:p text:style-name="P42"><text:s text:c="4"/><text:tab/><text:tab/>if (size == 0) {</text:p>
      <text:p text:style-name="P42"><text:s text:c="8"/><text:tab/><text:tab/><text:tab/>cout &lt;&lt; "Stack size must be greater than zero. Exiting program." &lt;&lt; endl;</text:p>
      <text:p text:style-name="P42"><text:s text:c="8"/><text:tab/><text:tab/><text:tab/>return 1;</text:p>
      <text:p text:style-name="P42"><text:s text:c="4"/><text:tab/><text:tab/>}</text:p>
      <text:p text:style-name="P42"><text:s text:c="4"/><text:tab/><text:tab/>Stack&lt;int, 5&gt; s1;</text:p>
      <text:p text:style-name="P42"><text:s text:c="4"/><text:tab/><text:tab/>int opt, value;</text:p>
      <text:p text:style-name="P42"><text:s text:c="4"/><text:tab/><text:tab/>do {</text:p>
      <text:p text:style-name="P42"><text:s text:c="8"/><text:tab/><text:tab/><text:tab/>cout &lt;&lt; "What operation do you want to perform? Select Option Number, <text:tab/><text:tab/><text:tab/>Enter 0 to Exit." &lt;&lt; endl;</text:p>
      <text:p text:style-name="P42"><text:s text:c="8"/><text:tab/><text:tab/><text:tab/>cout &lt;&lt; "1. Push" &lt;&lt; endl;</text:p>
      <text:p text:style-name="P42"><text:s text:c="8"/><text:tab/><text:tab/><text:tab/>cout &lt;&lt; "2. Pop" &lt;&lt; endl;</text:p>
      <text:p text:style-name="P42"><text:s text:c="8"/><text:tab/><text:tab/><text:tab/>cout &lt;&lt; "3. Display" &lt;&lt; endl;</text:p>
      <text:p text:style-name="P42"><text:s text:c="8"/><text:tab/><text:tab/><text:tab/>cin &gt;&gt; opt;</text:p>
      <text:p text:style-name="P42"><text:s text:c="8"/><text:tab/><text:tab/><text:tab/>switch (opt) {</text:p>
      <text:p text:style-name="P42"><text:s text:c="12"/><text:tab/><text:tab/><text:tab/>case 0:</text:p>
      <text:p text:style-name="P42"><text:s text:c="16"/><text:tab/><text:tab/><text:tab/><text:tab/>break;</text:p>
      <text:p text:style-name="P42"><text:s text:c="12"/><text:tab/><text:tab/><text:tab/>case 1:</text:p>
      <text:p text:style-name="P42"><text:s text:c="16"/><text:tab/><text:tab/><text:tab/><text:tab/>cout &lt;&lt; "Enter an item to push in the stack: ";</text:p>
      <text:p text:style-name="P42"><text:s text:c="16"/><text:tab/><text:tab/><text:tab/><text:tab/>cin &gt;&gt; value;</text:p>
      <text:p text:style-name="P42"><text:s text:c="16"/><text:tab/><text:tab/><text:tab/><text:tab/>s1.push(value);</text:p>
      <text:p text:style-name="P42"><text:s text:c="16"/><text:tab/><text:tab/><text:tab/><text:tab/>break;</text:p>
      <text:p text:style-name="P42"><text:s text:c="12"/><text:tab/><text:tab/><text:tab/>case 2:</text:p>
      <text:p text:style-name="P42"><text:s text:c="16"/><text:tab/><text:tab/><text:tab/><text:tab/>cout &lt;&lt; "Pop Function called - Popped Value: " &lt;&lt; s1.pop() &lt;&lt; <text:tab/><text:tab/><text:tab/><text:tab/><text:tab/>endl;</text:p>
      <text:p text:style-name="P42"><text:s text:c="16"/><text:tab/><text:tab/><text:tab/><text:tab/>break;</text:p>
      <text:p text:style-name="P42"><text:s text:c="12"/><text:tab/><text:tab/><text:tab/>case 3:</text:p>
      <text:p text:style-name="P42"><text:s text:c="16"/><text:tab/><text:tab/><text:tab/><text:tab/>s1.display();</text:p>
      <text:p text:style-name="P42"><text:s text:c="16"/><text:tab/><text:tab/><text:tab/><text:tab/>break;</text:p>
      <text:p text:style-name="P42"><text:s text:c="12"/><text:tab/><text:tab/><text:tab/>default:</text:p>
      <text:p text:style-name="P42"><text:s text:c="16"/><text:tab/><text:tab/><text:tab/><text:tab/>cout &lt;&lt; "Enter a proper option number" &lt;&lt; endl;</text:p>
      <text:p text:style-name="P42"><text:s text:c="8"/><text:tab/><text:tab/><text:tab/>}</text:p>
      <text:p text:style-name="P42"><text:s text:c="4"/><text:tab/><text:tab/>} while (opt != 0);</text:p>
      <text:p text:style-name="P42"><text:s text:c="4"/><text:tab/><text:tab/>return 0;</text:p>
      <text:p text:style-name="P42"><text:tab/>}</text:p>
      <text:p text:style-name="P42"/>
      <text:p text:style-name="P28">OUTPUT</text:p>
      <text:p text:style-name="P43"><text:tab/>Enter the size of the stack: 3</text:p>
      <text:p text:style-name="P43"><text:soft-page-break/><text:tab/>What operation do you want to perform? Select Option Number, Enter 0 to Exit.</text:p>
      <text:p text:style-name="P43"><text:tab/>1. Push</text:p>
      <text:p text:style-name="P43"><text:tab/>2. Pop</text:p>
      <text:p text:style-name="P43"><text:tab/>3. Display</text:p>
      <text:p text:style-name="P43"><text:tab/>1</text:p>
      <text:p text:style-name="P43"><text:tab/>Enter an item to push in the stack: 12</text:p>
      <text:p text:style-name="P43"><text:tab/>What operation do you want to perform? Select Option Number, Enter 0 to Exit.</text:p>
      <text:p text:style-name="P43"><text:tab/>1. Push</text:p>
      <text:p text:style-name="P43"><text:tab/>2. Pop</text:p>
      <text:p text:style-name="P43"><text:tab/>3. Display</text:p>
      <text:p text:style-name="P43"><text:tab/>1</text:p>
      <text:p text:style-name="P43"><text:tab/>Enter an item to push in the stack: 17</text:p>
      <text:p text:style-name="P43"><text:tab/>What operation do you want to perform? Select Option Number, Enter 0 to Exit.</text:p>
      <text:p text:style-name="P43"><text:tab/>1. Push</text:p>
      <text:p text:style-name="P43"><text:tab/>2. Pop</text:p>
      <text:p text:style-name="P43"><text:tab/>3. Display</text:p>
      <text:p text:style-name="P43"><text:tab/>1</text:p>
      <text:p text:style-name="P43"><text:tab/>Enter an item to push in the stack: 56</text:p>
      <text:p text:style-name="P43"><text:tab/>What operation do you want to perform? Select Option Number, Enter 0 to Exit.</text:p>
      <text:p text:style-name="P43"><text:tab/>1. Push</text:p>
      <text:p text:style-name="P43"><text:tab/>2. Pop</text:p>
      <text:p text:style-name="P43"><text:tab/>3. Display</text:p>
      <text:p text:style-name="P43"><text:tab/>2</text:p>
      <text:p text:style-name="P43"><text:tab/>Pop Function called - Popped Value: 56</text:p>
      <text:p text:style-name="P43"><text:tab/>What operation do you want to perform? Select Option Number, Enter 0 to Exit.</text:p>
      <text:p text:style-name="P43"><text:tab/>1. Push</text:p>
      <text:p text:style-name="P43"><text:tab/>2. Pop</text:p>
      <text:p text:style-name="P43"><text:tab/>3. Display</text:p>
      <text:p text:style-name="P43"><text:tab/>3</text:p>
      <text:p text:style-name="P43"><text:tab/>All values in the Stack are: 17 12 </text:p>
      <text:p text:style-name="P43"><text:tab/>What operation do you want to perform? Select Option Number, Enter 0 to Exit.</text:p>
      <text:p text:style-name="P43"><text:tab/>1. Push</text:p>
      <text:p text:style-name="P43"><text:tab/>2. Pop</text:p>
      <text:p text:style-name="P43"><text:tab/>3. Display</text:p>
      <text:p text:style-name="P43"><text:tab/>0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2"><text:soft-page-break/>PROGRAM 5</text:p>
      <text:p text:style-name="P44"><text:tab/>Implement Circular Linked List using templates. Include functions for insertion,</text:p>
      <text:p text:style-name="P44"><text:tab/>deletion and search of a number, reverse the list.</text:p>
      <text:p text:style-name="P44"/>
      <text:p text:style-name="P22"><text:s/>ALGORITHM</text:p>
      <text:p text:style-name="P54"><text:span text:style-name="Strong_20_Emphasis"><text:s text:c="6"/>1. </text:span><text:span text:style-name="Strong_20_Emphasis"><text:span text:style-name="T17">Node Class:</text:span></text:span></text:p>
      <text:list xml:id="list10204559" text:style-name="L19">
        <text:list-item>
          <text:list>
            <text:list-item>
              <text:p text:style-name="P63"><text:span text:style-name="T17">Define a templated </text:span><text:span text:style-name="Source_20_Text"><text:span text:style-name="T17">Node</text:span></text:span><text:span text:style-name="T17"> class with a data field and a pointer to the next node.</text:span></text:p>
            </text:list-item>
            <text:list-item>
              <text:p text:style-name="P60">Implement a constructor and a destructor for memory management.</text:p>
            </text:list-item>
          </text:list>
        </text:list-item>
        <text:list-item>
          <text:p text:style-name="P62"><text:span text:style-name="Strong_20_Emphasis"><text:span text:style-name="T17">Insert Node Function:</text:span></text:span></text:p>
          <text:list>
            <text:list-item>
              <text:p text:style-name="P63"><text:span text:style-name="T17">Implement a function </text:span><text:span text:style-name="Source_20_Text"><text:span text:style-name="T17">insertNode</text:span></text:span><text:span text:style-name="T17"> to insert a new node after a specified element in a circular linked list.</text:span></text:p>
            </text:list-item>
            <text:list-item>
              <text:p text:style-name="P60">If the list is empty, create a new node and make it the only node in the list.</text:p>
            </text:list-item>
            <text:list-item>
              <text:p text:style-name="P60">Otherwise, traverse the list to find the specified element, and insert a new node after it.</text:p>
            </text:list-item>
          </text:list>
        </text:list-item>
        <text:list-item>
          <text:p text:style-name="P62"><text:span text:style-name="Strong_20_Emphasis"><text:span text:style-name="T17">Delete Node Function:</text:span></text:span></text:p>
          <text:list>
            <text:list-item>
              <text:p text:style-name="P63"><text:span text:style-name="T17">Implement a function </text:span><text:span text:style-name="Source_20_Text"><text:span text:style-name="T17">deleteNode</text:span></text:span><text:span text:style-name="T17"> to delete a node with a specified value from a circular linked list.</text:span></text:p>
            </text:list-item>
            <text:list-item>
              <text:p text:style-name="P60">If the list is empty, indicate that it's an empty list.</text:p>
            </text:list-item>
            <text:list-item>
              <text:p text:style-name="P63"><text:span text:style-name="T17">Otherwise, traverse the list to find the node with the specified value and delete it. Update the </text:span><text:span text:style-name="Source_20_Text"><text:span text:style-name="T17">tail</text:span></text:span><text:span text:style-name="T17"> pointer if necessary.</text:span></text:p>
            </text:list-item>
          </text:list>
        </text:list-item>
        <text:list-item>
          <text:p text:style-name="P62"><text:span text:style-name="Strong_20_Emphasis"><text:span text:style-name="T17">Reverse List Function:</text:span></text:span></text:p>
          <text:list>
            <text:list-item>
              <text:p text:style-name="P63"><text:span text:style-name="T17">Implement a function </text:span><text:span text:style-name="Source_20_Text"><text:span text:style-name="T17">reverseList</text:span></text:span><text:span text:style-name="T17"> to reverse the order of nodes in a circular linked list.</text:span></text:p>
            </text:list-item>
            <text:list-item>
              <text:p text:style-name="P60">If the list is empty or has only one node, no change is needed.</text:p>
            </text:list-item>
            <text:list-item>
              <text:p text:style-name="P60">Otherwise, use three pointers (prev, cur, nextNode) to reverse the next pointers of each node.</text:p>
            </text:list-item>
          </text:list>
        </text:list-item>
        <text:list-item>
          <text:p text:style-name="P62"><text:span text:style-name="Strong_20_Emphasis"><text:span text:style-name="T17">Search Node Function:</text:span></text:span></text:p>
          <text:list>
            <text:list-item>
              <text:p text:style-name="P63"><text:span text:style-name="T17">Implement a function </text:span><text:span text:style-name="Source_20_Text"><text:span text:style-name="T17">searchNode</text:span></text:span><text:span text:style-name="T17"> to find the position of a node with a specified value in a circular linked list.</text:span></text:p>
            </text:list-item>
            <text:list-item>
              <text:p text:style-name="P60">Traverse the list and return the position if the value is found; otherwise, return -1.</text:p>
            </text:list-item>
          </text:list>
        </text:list-item>
        <text:list-item>
          <text:p text:style-name="P62"><text:span text:style-name="Strong_20_Emphasis"><text:span text:style-name="T17">Print Function:</text:span></text:span></text:p>
          <text:list>
            <text:list-item>
              <text:p text:style-name="P63"><text:span text:style-name="T17">Implement a function </text:span><text:span text:style-name="Source_20_Text"><text:span text:style-name="T17">print</text:span></text:span><text:span text:style-name="T17"> to print the elements of a circular linked list.</text:span></text:p>
            </text:list-item>
          </text:list>
        </text:list-item>
        <text:list-item>
          <text:p text:style-name="P62"><text:span text:style-name="Strong_20_Emphasis"><text:span text:style-name="T17">Main Function:</text:span></text:span></text:p>
          <text:list>
            <text:list-item>
              <text:p text:style-name="P63"><text:span text:style-name="T17">In the </text:span><text:span text:style-name="Source_20_Text"><text:span text:style-name="T17">main</text:span></text:span><text:span text:style-name="T17"> function:</text:span></text:p>
              <text:list>
                <text:list-item>
                  <text:p text:style-name="P63"><text:span text:style-name="T17">Create instances of circular linked lists for integers and strings (</text:span><text:span text:style-name="Source_20_Text"><text:span text:style-name="T17">tailInt</text:span></text:span><text:span text:style-name="T17"> and </text:span><text:span text:style-name="Source_20_Text"><text:span text:style-name="T17">tailString</text:span></text:span><text:span text:style-name="T17">).</text:span></text:p>
                </text:list-item>
                <text:list-item>
                  <text:p text:style-name="P60">Use a menu-driven loop to allow the user to perform operations like insertion, deletion, reversal, searching, and printing on the linked list.</text:p>
                </text:list-item>
                <text:list-item>
                  <text:p text:style-name="P61">Handle user input and call the corresponding functions accordingly.</text:p>
                </text:list-item>
              </text:list>
            </text:list-item>
          </text:list>
        </text:list-item>
      </text:list>
      <text:p text:style-name="P22">PROGRAM CODE</text:p>
      <text:p text:style-name="P44"><text:tab/>#include&lt;iostream&gt;</text:p>
      <text:p text:style-name="P44"><text:soft-page-break/><text:tab/>#include&lt;bits/stdc++.h&gt;</text:p>
      <text:p text:style-name="P44"><text:tab/>using namespace std;</text:p>
      <text:p text:style-name="P44"><text:tab/>template&lt;typename T&gt;</text:p>
      <text:p text:style-name="P44"><text:tab/>class Node {</text:p>
      <text:p text:style-name="P44"><text:tab/><text:tab/>public:</text:p>
      <text:p text:style-name="P44"><text:s text:c="4"/><text:tab/><text:tab/><text:tab/>T data;</text:p>
      <text:p text:style-name="P44"><text:s text:c="4"/><text:tab/><text:tab/><text:tab/>Node *next;</text:p>
      <text:p text:style-name="P44"><text:s text:c="4"/><text:tab/><text:tab/><text:tab/>Node(T data) : data(data), next(NULL) {}</text:p>
      <text:p text:style-name="P44"><text:s text:c="4"/><text:tab/><text:tab/><text:tab/>~Node() {</text:p>
      <text:p text:style-name="P44"><text:s text:c="8"/><text:tab/><text:tab/><text:tab/><text:tab/>T value = this-&gt;data;</text:p>
      <text:p text:style-name="P44"><text:s text:c="8"/><text:tab/><text:tab/><text:tab/><text:tab/>if (this-&gt;next != NULL) {</text:p>
      <text:p text:style-name="P44"><text:s text:c="12"/><text:tab/><text:tab/><text:tab/><text:tab/>delete next;</text:p>
      <text:p text:style-name="P44"><text:s text:c="12"/><text:tab/><text:tab/><text:tab/><text:tab/>this-&gt;next = NULL;</text:p>
      <text:p text:style-name="P44"><text:s text:c="8"/><text:tab/><text:tab/><text:tab/><text:tab/>}</text:p>
      <text:p text:style-name="P44"><text:s text:c="8"/><text:tab/><text:tab/><text:tab/>cout &lt;&lt; "MEMORY FREE FOR NODE WITH DATA " &lt;&lt; value &lt;&lt; endl;</text:p>
      <text:p text:style-name="P44"><text:s text:c="4"/><text:tab/><text:tab/><text:tab/>}</text:p>
      <text:p text:style-name="P44"><text:tab/>};<text:tab/></text:p>
      <text:p text:style-name="P44"><text:tab/>template&lt;typename T&gt;</text:p>
      <text:p text:style-name="P44"><text:tab/>void insertNode(Node&lt;T&gt; *&amp;tail, T element, T data) {</text:p>
      <text:p text:style-name="P44"><text:s text:c="4"/><text:tab/><text:tab/>if (tail == NULL) {</text:p>
      <text:p text:style-name="P44"><text:s text:c="8"/><text:tab/><text:tab/><text:tab/>Node&lt;T&gt; *newNode = new Node&lt;T&gt;(data);</text:p>
      <text:p text:style-name="P44"><text:s text:c="8"/><text:tab/><text:tab/><text:tab/>tail = newNode;</text:p>
      <text:p text:style-name="P44"><text:s text:c="8"/><text:tab/><text:tab/><text:tab/>newNode-&gt;next = newNode;</text:p>
      <text:p text:style-name="P44"><text:s text:c="4"/><text:tab/><text:tab/>} else {</text:p>
      <text:p text:style-name="P44"><text:s text:c="8"/><text:tab/><text:tab/><text:tab/>Node&lt;T&gt; *cur = tail;</text:p>
      <text:p text:style-name="P44"><text:s text:c="8"/><text:tab/><text:tab/><text:tab/>while (cur-&gt;next != tail) {</text:p>
      <text:p text:style-name="P44"><text:s text:c="12"/><text:tab/><text:tab/><text:tab/>cur = cur-&gt;next;</text:p>
      <text:p text:style-name="P44"><text:s text:c="8"/><text:tab/><text:tab/><text:tab/>}</text:p>
      <text:p text:style-name="P44"><text:s text:c="7"/><text:tab/><text:tab/><text:tab/>Node&lt;T&gt; *temp = new Node&lt;T&gt;(data);</text:p>
      <text:p text:style-name="P44"><text:s text:c="8"/><text:tab/><text:tab/><text:tab/>temp-&gt;next = tail;</text:p>
      <text:p text:style-name="P44"><text:s text:c="8"/><text:tab/><text:tab/><text:tab/>cur-&gt;next = temp;</text:p>
      <text:p text:style-name="P44"><text:s text:c="4"/><text:tab/><text:tab/>}</text:p>
      <text:p text:style-name="P44"><text:tab/>}</text:p>
      <text:p text:style-name="P44"><text:tab/>template&lt;typename T&gt;</text:p>
      <text:p text:style-name="P44"><text:tab/>void deleteNode(Node&lt;T&gt; *&amp;tail, T value) {</text:p>
      <text:p text:style-name="P44"><text:s text:c="4"/><text:tab/><text:tab/>if (tail == NULL) {</text:p>
      <text:p text:style-name="P44"><text:s text:c="8"/><text:tab/><text:tab/><text:tab/>cout &lt;&lt; "Empty List" &lt;&lt; endl;</text:p>
      <text:p text:style-name="P44"><text:s text:c="8"/><text:tab/><text:tab/><text:tab/>return;</text:p>
      <text:p text:style-name="P44"><text:s text:c="4"/><text:tab/><text:tab/>} else {</text:p>
      <text:p text:style-name="P44"><text:s text:c="8"/><text:tab/><text:tab/><text:tab/>Node&lt;T&gt; *prev = tail;</text:p>
      <text:p text:style-name="P44"><text:s text:c="8"/><text:tab/><text:tab/><text:tab/>Node&lt;T&gt; *cur = tail-&gt;next;</text:p>
      <text:p text:style-name="P44"><text:s text:c="8"/><text:tab/><text:tab/><text:tab/>while (cur-&gt;data != value &amp;&amp; cur != tail) {</text:p>
      <text:p text:style-name="P44"><text:s text:c="12"/><text:tab/><text:tab/><text:tab/>prev = cur;</text:p>
      <text:p text:style-name="P44"><text:s text:c="12"/><text:tab/><text:tab/><text:tab/>cur = cur-&gt;next;</text:p>
      <text:p text:style-name="P44"><text:s text:c="8"/><text:tab/><text:tab/><text:tab/>}</text:p>
      <text:p text:style-name="P44"><text:s text:c="8"/><text:tab/><text:tab/><text:tab/>if (cur-&gt;data == value) {</text:p>
      <text:p text:style-name="P44"><text:s text:c="12"/><text:tab/><text:tab/><text:tab/>prev-&gt;next = cur-&gt;next;</text:p>
      <text:p text:style-name="P44"><text:s text:c="12"/><text:tab/><text:tab/><text:tab/>if (cur == tail) {</text:p>
      <text:p text:style-name="P44"><text:s text:c="16"/><text:tab/><text:tab/><text:tab/><text:tab/>tail = (tail == tail-&gt;next) ? NULL : prev;</text:p>
      <text:p text:style-name="P44"><text:s text:c="12"/><text:tab/><text:tab/><text:tab/>}</text:p>
      <text:p text:style-name="P44"><text:soft-page-break/><text:s text:c="12"/><text:tab/><text:tab/><text:tab/>cur-&gt;next = NULL;</text:p>
      <text:p text:style-name="P44"><text:s text:c="12"/><text:tab/><text:tab/><text:tab/>delete cur;</text:p>
      <text:p text:style-name="P44"><text:s text:c="8"/><text:tab/><text:tab/><text:tab/>} else {</text:p>
      <text:p text:style-name="P44"><text:s text:c="12"/><text:tab/><text:tab/><text:tab/>cout &lt;&lt; "Value " &lt;&lt; value &lt;&lt; " not found in the list." &lt;&lt; endl;</text:p>
      <text:p text:style-name="P44"><text:s text:c="8"/><text:tab/><text:tab/><text:tab/>}</text:p>
      <text:p text:style-name="P44"><text:s text:c="4"/><text:tab/><text:tab/>}</text:p>
      <text:p text:style-name="P44"><text:tab/>}</text:p>
      <text:p text:style-name="P44"><text:tab/>template&lt;typename T&gt;</text:p>
      <text:p text:style-name="P44"><text:tab/>void reverseList(Node&lt;T&gt;*&amp; tail) {</text:p>
      <text:p text:style-name="P44"><text:s text:c="4"/><text:tab/><text:tab/>if (tail == NULL || tail-&gt;next == tail) {</text:p>
      <text:p text:style-name="P44"><text:s text:c="8"/><text:tab/><text:tab/><text:tab/>return;</text:p>
      <text:p text:style-name="P44"><text:s text:c="4"/><text:tab/><text:tab/>}</text:p>
      <text:p text:style-name="P44"><text:s text:c="4"/><text:tab/><text:tab/>Node&lt;T&gt;* prev = NULL;</text:p>
      <text:p text:style-name="P44"><text:s text:c="4"/><text:tab/><text:tab/>Node&lt;T&gt;* cur = tail;</text:p>
      <text:p text:style-name="P44"><text:s text:c="4"/><text:tab/><text:tab/>Node&lt;T&gt;* nextNode;</text:p>
      <text:p text:style-name="P44"><text:s text:c="4"/><text:tab/><text:tab/>while (cur != NULL) {</text:p>
      <text:p text:style-name="P44"><text:s text:c="8"/><text:tab/><text:tab/><text:tab/>nextNode = cur-&gt;next;</text:p>
      <text:p text:style-name="P44"><text:s text:c="8"/><text:tab/><text:tab/><text:tab/>cur-&gt;next = prev;</text:p>
      <text:p text:style-name="P44"><text:s text:c="8"/><text:tab/><text:tab/><text:tab/>prev = cur;</text:p>
      <text:p text:style-name="P44"><text:s text:c="8"/><text:tab/><text:tab/><text:tab/>cur = nextNode;</text:p>
      <text:p text:style-name="P44"><text:s text:c="8"/><text:tab/><text:tab/><text:tab/>if (cur == tail) {</text:p>
      <text:p text:style-name="P44"><text:s text:c="12"/><text:tab/><text:tab/><text:tab/>break; </text:p>
      <text:p text:style-name="P44"><text:s text:c="8"/><text:tab/><text:tab/><text:tab/>}</text:p>
      <text:p text:style-name="P44"><text:s text:c="4"/><text:tab/><text:tab/>}</text:p>
      <text:p text:style-name="P44"><text:s text:c="4"/><text:tab/><text:tab/>tail = prev;</text:p>
      <text:p text:style-name="P44"><text:tab/>}</text:p>
      <text:p text:style-name="P44"><text:tab/>template&lt;typename T&gt;</text:p>
      <text:p text:style-name="P44"><text:tab/>int searchNode(Node&lt;T&gt; *tail, T target) {</text:p>
      <text:p text:style-name="P44"><text:tab/><text:tab/>Node&lt;T&gt; *temp = tail;</text:p>
      <text:p text:style-name="P44"><text:s text:c="4"/><text:tab/><text:tab/>int pos = 1;</text:p>
      <text:p text:style-name="P44"><text:s text:c="4"/><text:tab/><text:tab/>do {</text:p>
      <text:p text:style-name="P44"><text:s text:c="8"/><text:tab/><text:tab/><text:tab/>if (temp-&gt;data == target) {</text:p>
      <text:p text:style-name="P44"><text:s text:c="12"/><text:tab/><text:tab/><text:tab/>return pos;</text:p>
      <text:p text:style-name="P44"><text:s text:c="8"/><text:tab/><text:tab/><text:tab/>}</text:p>
      <text:p text:style-name="P44"><text:s text:c="8"/><text:tab/><text:tab/><text:tab/>temp = temp-&gt;next;</text:p>
      <text:p text:style-name="P44"><text:s text:c="8"/><text:tab/><text:tab/><text:tab/>pos++;</text:p>
      <text:p text:style-name="P44"><text:s text:c="4"/><text:tab/><text:tab/>} while (temp != tail);</text:p>
      <text:p text:style-name="P44"><text:s text:c="4"/><text:tab/><text:tab/>return -1;</text:p>
      <text:p text:style-name="P44"><text:tab/>}</text:p>
      <text:p text:style-name="P44"><text:tab/>template&lt;typename T&gt;</text:p>
      <text:p text:style-name="P44"><text:tab/>void print(Node&lt;T&gt; *tail) {</text:p>
      <text:p text:style-name="P44"><text:s text:c="4"/><text:tab/><text:tab/>Node&lt;T&gt; *temp = tail;</text:p>
      <text:p text:style-name="P44"><text:s text:c="4"/><text:tab/><text:tab/>if (tail == NULL) {</text:p>
      <text:p text:style-name="P44"><text:s text:c="8"/><text:tab/><text:tab/><text:tab/>cout &lt;&lt; "EMPTY LIST" &lt;&lt; endl;</text:p>
      <text:p text:style-name="P44"><text:s text:c="8"/><text:tab/><text:tab/><text:tab/>return;</text:p>
      <text:p text:style-name="P44"><text:s text:c="4"/><text:tab/><text:tab/>}</text:p>
      <text:p text:style-name="P44"><text:s text:c="4"/><text:tab/><text:tab/>do {</text:p>
      <text:p text:style-name="P44"><text:s text:c="8"/><text:tab/><text:tab/><text:tab/>cout &lt;&lt; temp-&gt;data &lt;&lt; " ";</text:p>
      <text:p text:style-name="P44"><text:s text:c="8"/><text:tab/><text:tab/><text:tab/>temp = temp-&gt;next;</text:p>
      <text:p text:style-name="P44"><text:s text:c="4"/><text:tab/><text:tab/>} while (temp != tail);</text:p>
      <text:p text:style-name="P44"><text:soft-page-break/><text:s text:c="4"/><text:tab/><text:tab/>cout &lt;&lt; endl;</text:p>
      <text:p text:style-name="P44"><text:tab/>}</text:p>
      <text:p text:style-name="P44"><text:tab/>int main() {</text:p>
      <text:p text:style-name="P44"><text:s text:c="4"/><text:tab/><text:tab/>Node&lt;int&gt; *tailInt = NULL;</text:p>
      <text:p text:style-name="P44"><text:s text:c="4"/><text:tab/><text:tab/>Node&lt;string&gt; *tailString = NULL;</text:p>
      <text:p text:style-name="P44"><text:s text:c="4"/><text:tab/><text:tab/>int choice;</text:p>
      <text:p text:style-name="P44"><text:s text:c="4"/><text:tab/><text:tab/>do {</text:p>
      <text:p text:style-name="P44"><text:s text:c="8"/><text:tab/><text:tab/><text:tab/>cout &lt;&lt; "\nSelect an option:\n"</text:p>
      <text:p text:style-name="P44"><text:s text:c="12"/><text:tab/><text:tab/> &lt;&lt; "1. Insert Node\n"</text:p>
      <text:p text:style-name="P44"><text:s text:c="12"/><text:tab/><text:tab/> &lt;&lt; "2. Delete Node\n"</text:p>
      <text:p text:style-name="P44"><text:s text:c="12"/><text:tab/><text:tab/> &lt;&lt; "3. Reverse List\n"</text:p>
      <text:p text:style-name="P44"><text:s text:c="12"/><text:tab/><text:tab/> &lt;&lt; "4. Search Node\n"</text:p>
      <text:p text:style-name="P44"><text:s text:c="12"/><text:tab/><text:tab/> &lt;&lt; "5. Print List\n"</text:p>
      <text:p text:style-name="P44"><text:s text:c="12"/><text:tab/><text:tab/> &lt;&lt; "0. Exit\n"</text:p>
      <text:p text:style-name="P44"><text:s text:c="13"/><text:tab/><text:tab/>&lt;&lt; "Enter your choice: ";</text:p>
      <text:p text:style-name="P44"><text:s text:c="8"/><text:tab/><text:tab/><text:tab/>cin &gt;&gt; choice;</text:p>
      <text:p text:style-name="P44"><text:s text:c="8"/><text:tab/><text:tab/><text:tab/>switch (choice) {</text:p>
      <text:p text:style-name="P44"><text:s text:c="12"/><text:tab/><text:tab/><text:tab/>case 1: {</text:p>
      <text:p text:style-name="P44"><text:s text:c="12"/><text:tab/><text:tab/><text:tab/><text:tab/>int element, data;</text:p>
      <text:p text:style-name="P44"><text:s text:c="16"/><text:tab/><text:tab/><text:tab/><text:tab/>cout &lt;&lt; "Enter the element after which to insert: ";</text:p>
      <text:p text:style-name="P44"><text:s text:c="16"/><text:tab/><text:tab/><text:tab/><text:tab/>cin &gt;&gt; element;</text:p>
      <text:p text:style-name="P44"><text:s text:c="16"/><text:tab/><text:tab/><text:tab/><text:tab/>cout &lt;&lt; "Enter the data to insert: ";</text:p>
      <text:p text:style-name="P44"><text:s text:c="16"/><text:tab/><text:tab/><text:tab/><text:tab/>cin &gt;&gt; data;</text:p>
      <text:p text:style-name="P44"><text:s text:c="16"/><text:tab/><text:tab/><text:tab/><text:tab/>insertNode(tailInt, element, data);</text:p>
      <text:p text:style-name="P44"><text:s text:c="16"/><text:tab/><text:tab/><text:tab/><text:tab/>break;</text:p>
      <text:p text:style-name="P44"><text:s text:c="12"/><text:tab/><text:tab/><text:tab/>}</text:p>
      <text:p text:style-name="P44"><text:s text:c="12"/><text:tab/><text:tab/><text:tab/>case 2: {</text:p>
      <text:p text:style-name="P44"><text:s text:c="16"/><text:tab/><text:tab/><text:tab/><text:tab/>int value;</text:p>
      <text:p text:style-name="P44"><text:s text:c="16"/><text:tab/><text:tab/><text:tab/><text:tab/>cout &lt;&lt; "Enter the value to delete: ";</text:p>
      <text:p text:style-name="P44"><text:s text:c="16"/><text:tab/><text:tab/><text:tab/><text:tab/>cin &gt;&gt; value;</text:p>
      <text:p text:style-name="P44"><text:s text:c="16"/><text:tab/><text:tab/><text:tab/><text:tab/>deleteNode(tailInt, value);</text:p>
      <text:p text:style-name="P44"><text:s text:c="16"/><text:tab/><text:tab/><text:tab/><text:tab/>break;</text:p>
      <text:p text:style-name="P44"><text:s text:c="12"/><text:tab/><text:tab/><text:tab/>}</text:p>
      <text:p text:style-name="P44"><text:s text:c="12"/><text:tab/><text:tab/><text:tab/>case 3:</text:p>
      <text:p text:style-name="P44"><text:s text:c="16"/><text:tab/><text:tab/><text:tab/><text:tab/>reverseList(tailInt);</text:p>
      <text:p text:style-name="P44"><text:s text:c="16"/><text:tab/><text:tab/><text:tab/><text:tab/>cout &lt;&lt; "List reversed." &lt;&lt; endl;</text:p>
      <text:p text:style-name="P44"><text:s text:c="16"/><text:tab/><text:tab/><text:tab/><text:tab/>break;</text:p>
      <text:p text:style-name="P44"><text:s text:c="12"/><text:tab/><text:tab/><text:tab/>case 4: {</text:p>
      <text:p text:style-name="P44"><text:s text:c="16"/><text:tab/><text:tab/><text:tab/><text:tab/>int target;</text:p>
      <text:p text:style-name="P44"><text:s text:c="16"/><text:tab/><text:tab/><text:tab/><text:tab/>cout &lt;&lt; "Enter the value to search for: ";</text:p>
      <text:p text:style-name="P44"><text:s text:c="16"/><text:tab/><text:tab/><text:tab/><text:tab/>cin &gt;&gt; target;</text:p>
      <text:p text:style-name="P44"><text:s text:c="16"/><text:tab/><text:tab/><text:tab/><text:tab/>int position = searchNode(tailInt, target);</text:p>
      <text:p text:style-name="P44"><text:s text:c="16"/><text:tab/><text:tab/><text:tab/><text:tab/>if (position != -1) {</text:p>
      <text:p text:style-name="P44"><text:s text:c="20"/><text:tab/><text:tab/><text:tab/><text:tab/><text:tab/>cout &lt;&lt; "Value " &lt;&lt; target &lt;&lt; " found at position " &lt;&lt; <text:tab/><text:tab/><text:tab/><text:tab/><text:tab/><text:tab/>position &lt;&lt; endl;</text:p>
      <text:p text:style-name="P44"><text:s text:c="16"/><text:tab/><text:tab/><text:tab/><text:tab/>} else {</text:p>
      <text:p text:style-name="P44"><text:s text:c="20"/><text:tab/><text:tab/><text:tab/><text:tab/><text:tab/>cout &lt;&lt; "Value " &lt;&lt; target &lt;&lt; " not found in the list." <text:tab/><text:tab/><text:tab/><text:tab/><text:tab/><text:tab/>&lt;&lt; endl;</text:p>
      <text:p text:style-name="P44"><text:s text:c="16"/><text:tab/><text:tab/><text:tab/><text:tab/>}</text:p>
      <text:p text:style-name="P44"><text:s text:c="16"/><text:tab/><text:tab/><text:tab/><text:tab/>break;</text:p>
      <text:p text:style-name="P44"><text:soft-page-break/><text:s text:c="12"/><text:tab/><text:tab/><text:tab/>}</text:p>
      <text:p text:style-name="P44"><text:s text:c="12"/><text:tab/><text:tab/><text:tab/>case 5:</text:p>
      <text:p text:style-name="P44"><text:s text:c="16"/><text:tab/><text:tab/><text:tab/><text:tab/>cout &lt;&lt; "Current List (int): ";</text:p>
      <text:p text:style-name="P44"><text:s text:c="16"/><text:tab/><text:tab/><text:tab/><text:tab/>print(tailInt);</text:p>
      <text:p text:style-name="P44"><text:s text:c="16"/><text:tab/><text:tab/><text:tab/><text:tab/>break;</text:p>
      <text:p text:style-name="P44"><text:s text:c="12"/><text:tab/><text:tab/><text:tab/>case 0:</text:p>
      <text:p text:style-name="P44"><text:s text:c="16"/><text:tab/><text:tab/><text:tab/><text:tab/>cout &lt;&lt; "Exiting program.\n";</text:p>
      <text:p text:style-name="P44"><text:s text:c="16"/><text:tab/><text:tab/><text:tab/><text:tab/>break;</text:p>
      <text:p text:style-name="P44"><text:s text:c="12"/><text:tab/><text:tab/><text:tab/>default:</text:p>
      <text:p text:style-name="P44"><text:s text:c="16"/><text:tab/><text:tab/><text:tab/><text:tab/>cout &lt;&lt; "Invalid choice. Please try again.\n";</text:p>
      <text:p text:style-name="P44"><text:s text:c="8"/><text:tab/><text:tab/><text:tab/>}</text:p>
      <text:p text:style-name="P44"><text:s text:c="4"/><text:tab/><text:tab/>} while (choice != 0);</text:p>
      <text:p text:style-name="P44"><text:s text:c="4"/><text:tab/><text:tab/>return 0;</text:p>
      <text:p text:style-name="P44"><text:tab/>}</text:p>
      <text:p text:style-name="P22"/>
      <text:p text:style-name="P22">OUTPUT</text:p>
      <text:p text:style-name="P44"><text:tab/>Select an option:</text:p>
      <text:p text:style-name="P44"><text:tab/>1. Insert Node</text:p>
      <text:p text:style-name="P44"><text:tab/>2. Delete Node</text:p>
      <text:p text:style-name="P44"><text:tab/>3. Reverse List</text:p>
      <text:p text:style-name="P44"><text:tab/>4. Search Node</text:p>
      <text:p text:style-name="P44"><text:tab/>5. Print List</text:p>
      <text:p text:style-name="P44"><text:tab/>0. Exit</text:p>
      <text:p text:style-name="P44"><text:tab/>Enter your choice: 1</text:p>
      <text:p text:style-name="P44"><text:tab/>Enter the element after which to insert: 1</text:p>
      <text:p text:style-name="P44"><text:tab/>Enter the data to insert: 2</text:p>
      <text:p text:style-name="P44"><text:tab/>Select an option:</text:p>
      <text:p text:style-name="P44"><text:tab/>1. Insert Node</text:p>
      <text:p text:style-name="P44"><text:tab/>2. Delete Node</text:p>
      <text:p text:style-name="P44"><text:tab/>3. Reverse List</text:p>
      <text:p text:style-name="P44"><text:tab/>4. Search Node</text:p>
      <text:p text:style-name="P44"><text:tab/>5. Print List</text:p>
      <text:p text:style-name="P44"><text:tab/>0. Exit</text:p>
      <text:p text:style-name="P44"><text:tab/>Enter your choice: 1</text:p>
      <text:p text:style-name="P44"><text:tab/>Enter the element after which to insert: 2</text:p>
      <text:p text:style-name="P44"><text:tab/>Enter the data to insert: 3</text:p>
      <text:p text:style-name="P44"><text:tab/>Select an option:</text:p>
      <text:p text:style-name="P44"><text:tab/>1. Insert Node</text:p>
      <text:p text:style-name="P44"><text:tab/>2. Delete Node</text:p>
      <text:p text:style-name="P44"><text:tab/>3. Reverse List</text:p>
      <text:p text:style-name="P44"><text:tab/>4. Search Node</text:p>
      <text:p text:style-name="P44"><text:tab/>5. Print List</text:p>
      <text:p text:style-name="P44"><text:tab/>0. Exit</text:p>
      <text:p text:style-name="P44"><text:tab/>Enter your choice: 5</text:p>
      <text:p text:style-name="P44"><text:tab/>Current List (int): 2 3 </text:p>
      <text:p text:style-name="P44"><text:tab/>Select an option:</text:p>
      <text:p text:style-name="P44"><text:tab/>1. Insert Node</text:p>
      <text:p text:style-name="P44"><text:tab/>2. Delete Node</text:p>
      <text:p text:style-name="P44"><text:tab/>3. Reverse List</text:p>
      <text:p text:style-name="P44"><text:tab/>4. Search Node</text:p>
      <text:p text:style-name="P44"><text:soft-page-break/><text:tab/>5. Print List</text:p>
      <text:p text:style-name="P44"><text:tab/>0. Exit</text:p>
      <text:p text:style-name="P44"><text:tab/>Enter your choice: 0</text:p>
      <text:p text:style-name="P44"><text:tab/>Exiting program.</text:p>
      <text:p text:style-name="P44"/>
      <text:p text:style-name="P44"/>
      <text:p text:style-name="P44"/>
      <text:p text:style-name="P4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PROGRAM 6</text:p>
      <text:p text:style-name="P45"><text:tab/><text:span text:style-name="T23">P</text:span>erform Stack operations using Linked List implementation.</text:p>
      <text:p text:style-name="P23"/>
      <text:p text:style-name="P23">ALGORITHM</text:p>
      <text:p text:style-name="P55"><text:span text:style-name="T22"><text:tab/></text:span><text:span text:style-name="T8">1. </text:span><text:span text:style-name="Strong_20_Emphasis"><text:span text:style-name="T9">Prompt user for stack size</text:span></text:span></text:p>
      <text:p text:style-name="P55"><text:span text:style-name="Strong_20_Emphasis"><text:span text:style-name="T8"><text:tab/>2. </text:span></text:span><text:span text:style-name="Strong_20_Emphasis"><text:span text:style-name="T4">Read userSize</text:span></text:span></text:p>
      <text:p text:style-name="P55"><text:span text:style-name="Strong_20_Emphasis"><text:span text:style-name="T8"><text:tab/>3. </text:span></text:span><text:span text:style-name="Strong_20_Emphasis"><text:span text:style-name="T4">If userSize is 0</text:span></text:span></text:p>
      <text:p text:style-name="P55"><text:span text:style-name="Strong_20_Emphasis"><text:span text:style-name="T4"><text:tab/><text:tab/>Display error message and exit</text:span></text:span></text:p>
      <text:p text:style-name="P55"><text:span text:style-name="Strong_20_Emphasis"><text:span text:style-name="T4"><text:tab/><text:tab/>Instantiate stack with specified size and data type</text:span></text:span></text:p>
      <text:p text:style-name="P55"><text:span text:style-name="Strong_20_Emphasis"><text:span text:style-name="T8"><text:tab/>4. </text:span></text:span><text:span text:style-name="Strong_20_Emphasis"><text:span text:style-name="T4">Repeat until user chooses to exit:</text:span></text:span></text:p>
      <text:p text:style-name="P55"><text:span text:style-name="Strong_20_Emphasis"><text:span text:style-name="T4"><text:s text:c="4"/><text:tab/><text:tab/>Display menu options</text:span></text:span></text:p>
      <text:p text:style-name="P55"><text:span text:style-name="Strong_20_Emphasis"><text:span text:style-name="T4"><text:s text:c="4"/><text:tab/><text:tab/>Read user choice</text:span></text:span></text:p>
      <text:p text:style-name="P55"><text:span text:style-name="Strong_20_Emphasis"><text:span text:style-name="T4"><text:s text:c="4"/><text:tab/><text:tab/>Switch (user choice):</text:span></text:span></text:p>
      <text:p text:style-name="P55"><text:span text:style-name="Strong_20_Emphasis"><text:span text:style-name="T4"><text:s text:c="8"/><text:tab/><text:tab/><text:tab/>Case 1: Push value onto the stack</text:span></text:span></text:p>
      <text:p text:style-name="P55"><text:span text:style-name="Strong_20_Emphasis"><text:span text:style-name="T4"><text:s text:c="8"/><text:tab/><text:tab/><text:tab/>Case 2: Pop value from the stack</text:span></text:span></text:p>
      <text:p text:style-name="P55"><text:span text:style-name="Strong_20_Emphasis"><text:span text:style-name="T4"><text:s text:c="8"/><text:tab/><text:tab/><text:tab/>// ... (other cases for stack operations)</text:span></text:span></text:p>
      <text:p text:style-name="P55"><text:span text:style-name="Strong_20_Emphasis"><text:span text:style-name="T4"><text:tab/> <text:s text:c="3"/><text:tab/>End Switch</text:span></text:span></text:p>
      <text:p text:style-name="P55"><text:span text:style-name="Strong_20_Emphasis"><text:span text:style-name="T8"><text:tab/>5. </text:span></text:span><text:span text:style-name="Strong_20_Emphasis"><text:span text:style-name="T9">End </text:span></text:span></text:p>
      <text:p text:style-name="P24"><text:span text:style-name="Strong_20_Emphasis"><text:span text:style-name="T4"/></text:span></text:p>
      <text:p text:style-name="P23">PROGRAM CODE</text:p>
      <text:p text:style-name="P23"><text:tab/><text:span text:style-name="T1">#include&lt;iostream&gt;</text:span></text:p>
      <text:p text:style-name="P46"><text:tab/>using namespace std;</text:p>
      <text:p text:style-name="P46"><text:tab/>template&lt;typename T&gt;</text:p>
      <text:p text:style-name="P46"><text:tab/>class Node {</text:p>
      <text:p text:style-name="P46"><text:tab/><text:tab/>public:</text:p>
      <text:p text:style-name="P46"><text:s text:c="4"/><text:tab/><text:tab/><text:tab/>T data;</text:p>
      <text:p text:style-name="P46"><text:s text:c="4"/><text:tab/><text:tab/><text:tab/>Node* next;</text:p>
      <text:p text:style-name="P46"><text:s text:c="4"/><text:tab/><text:tab/><text:tab/>Node(T data) : data(data), next(nullptr) {}</text:p>
      <text:p text:style-name="P46"><text:tab/>};</text:p>
      <text:p text:style-name="P46"><text:tab/>template&lt;typename T&gt;</text:p>
      <text:p text:style-name="P46"><text:tab/>class Stack {</text:p>
      <text:p text:style-name="P46"><text:tab/><text:tab/>private:</text:p>
      <text:p text:style-name="P46"><text:s text:c="4"/><text:tab/><text:tab/><text:tab/>Node&lt;T&gt;* top;</text:p>
      <text:p text:style-name="P46"><text:tab/><text:tab/><text:tab/>public:</text:p>
      <text:p text:style-name="P46"><text:s text:c="4"/><text:tab/><text:tab/><text:tab/><text:tab/>Stack() : top(nullptr) {}</text:p>
      <text:p text:style-name="P46"><text:s text:c="4"/><text:tab/><text:tab/><text:tab/><text:tab/>~Stack() {</text:p>
      <text:p text:style-name="P46"><text:s text:c="8"/><text:tab/><text:tab/><text:tab/><text:tab/><text:tab/>while (!isEmpty()) {</text:p>
      <text:p text:style-name="P46"><text:s text:c="12"/><text:tab/><text:tab/><text:tab/><text:tab/><text:tab/>pop();</text:p>
      <text:p text:style-name="P46"><text:s text:c="8"/><text:tab/><text:tab/><text:tab/><text:tab/><text:tab/>}</text:p>
      <text:p text:style-name="P46"><text:s text:c="4"/><text:tab/><text:tab/><text:tab/><text:tab/>}</text:p>
      <text:p text:style-name="P46"><text:s text:c="4"/><text:tab/><text:tab/><text:tab/><text:tab/>bool isEmpty() {</text:p>
      <text:p text:style-name="P46"><text:s text:c="8"/><text:tab/><text:tab/><text:tab/><text:tab/><text:tab/>return top == nullptr;</text:p>
      <text:p text:style-name="P46"><text:s text:c="4"/><text:tab/><text:tab/><text:tab/><text:tab/>}</text:p>
      <text:p text:style-name="P46"><text:s text:c="4"/><text:tab/><text:tab/><text:tab/><text:tab/>void push(T data) {</text:p>
      <text:p text:style-name="P46"><text:s text:c="8"/><text:tab/><text:tab/><text:tab/><text:tab/><text:tab/>Node&lt;T&gt;* newNode = new Node&lt;T&gt;(data);</text:p>
      <text:p text:style-name="P46"><text:s text:c="8"/><text:tab/><text:tab/><text:tab/><text:tab/><text:tab/>newNode-&gt;next = top;</text:p>
      <text:p text:style-name="P46"><text:s text:c="8"/><text:tab/><text:tab/><text:tab/><text:tab/><text:tab/>top = newNode;</text:p>
      <text:p text:style-name="P46"><text:s text:c="8"/><text:tab/><text:tab/><text:tab/><text:tab/><text:tab/>cout &lt;&lt; "Pushed: " &lt;&lt; data &lt;&lt; endl;</text:p>
      <text:p text:style-name="P46"><text:s text:c="4"/><text:tab/><text:tab/><text:tab/><text:tab/>}</text:p>
      <text:p text:style-name="P46"><text:soft-page-break/><text:s text:c="4"/><text:tab/><text:tab/><text:tab/><text:tab/>void pop() {</text:p>
      <text:p text:style-name="P46"><text:s text:c="8"/><text:tab/><text:tab/><text:tab/><text:tab/><text:tab/>if (isEmpty()) {</text:p>
      <text:p text:style-name="P46"><text:s text:c="12"/><text:tab/><text:tab/><text:tab/><text:tab/><text:tab/>cout &lt;&lt; "Stack underflow (empty)." &lt;&lt; endl;</text:p>
      <text:p text:style-name="P46"><text:s text:c="12"/><text:tab/><text:tab/><text:tab/><text:tab/><text:tab/>return;</text:p>
      <text:p text:style-name="P46"><text:s text:c="8"/><text:tab/><text:tab/><text:tab/><text:tab/><text:tab/>}</text:p>
      <text:p text:style-name="P46"><text:s text:c="8"/><text:tab/><text:tab/><text:tab/><text:tab/><text:tab/>Node&lt;T&gt;* temp = top;</text:p>
      <text:p text:style-name="P46"><text:s text:c="8"/><text:tab/><text:tab/><text:tab/><text:tab/><text:tab/>top = top-&gt;next;</text:p>
      <text:p text:style-name="P46"><text:s text:c="8"/><text:tab/><text:tab/><text:tab/><text:tab/><text:tab/>cout &lt;&lt; "Popped: " &lt;&lt; temp-&gt;data &lt;&lt; endl;</text:p>
      <text:p text:style-name="P46"><text:s text:c="8"/><text:tab/><text:tab/><text:tab/><text:tab/><text:tab/>delete temp;</text:p>
      <text:p text:style-name="P46"><text:s text:c="4"/><text:tab/><text:tab/><text:tab/><text:tab/>}</text:p>
      <text:p text:style-name="P46"><text:s text:c="4"/><text:tab/><text:tab/><text:tab/><text:tab/>T peek() {</text:p>
      <text:p text:style-name="P46"><text:s text:c="8"/><text:tab/><text:tab/><text:tab/><text:tab/><text:tab/>if (isEmpty()) {</text:p>
      <text:p text:style-name="P46"><text:s text:c="12"/><text:tab/><text:tab/><text:tab/><text:tab/><text:tab/>cerr &lt;&lt; "Stack is empty." &lt;&lt; endl;</text:p>
      <text:p text:style-name="P46"><text:s text:c="12"/><text:tab/><text:tab/><text:tab/><text:tab/><text:tab/>exit(EXIT_FAILURE);</text:p>
      <text:p text:style-name="P46"><text:s text:c="8"/><text:tab/><text:tab/><text:tab/><text:tab/><text:tab/>}</text:p>
      <text:p text:style-name="P46"><text:s text:c="8"/><text:tab/><text:tab/><text:tab/><text:tab/><text:tab/>return top-&gt;data;</text:p>
      <text:p text:style-name="P46"><text:s text:c="4"/><text:tab/><text:tab/><text:tab/><text:tab/>}</text:p>
      <text:p text:style-name="P46"><text:s text:c="4"/><text:tab/><text:tab/><text:tab/><text:tab/>void print() {</text:p>
      <text:p text:style-name="P46"><text:s text:c="8"/><text:tab/><text:tab/><text:tab/><text:tab/><text:tab/>if (isEmpty()) {</text:p>
      <text:p text:style-name="P46"><text:s text:c="12"/><text:tab/><text:tab/><text:tab/><text:tab/><text:tab/>cout &lt;&lt; "Stack is empty." &lt;&lt; endl;</text:p>
      <text:p text:style-name="P46"><text:s text:c="12"/><text:tab/><text:tab/><text:tab/><text:tab/><text:tab/>return;</text:p>
      <text:p text:style-name="P46"><text:s text:c="8"/><text:tab/><text:tab/><text:tab/><text:tab/><text:tab/>}</text:p>
      <text:p text:style-name="P46"><text:s text:c="8"/><text:tab/><text:tab/><text:tab/><text:tab/><text:tab/>Node&lt;T&gt;* temp = top;</text:p>
      <text:p text:style-name="P46"><text:s text:c="8"/><text:tab/><text:tab/><text:tab/><text:tab/><text:tab/>while (temp != nullptr) {</text:p>
      <text:p text:style-name="P46"><text:s text:c="12"/><text:tab/><text:tab/><text:tab/><text:tab/>cout &lt;&lt; temp-&gt;data &lt;&lt; " ";</text:p>
      <text:p text:style-name="P46"><text:s text:c="12"/><text:tab/><text:tab/><text:tab/><text:tab/>temp = temp-&gt;next;</text:p>
      <text:p text:style-name="P46"><text:s text:c="8"/><text:tab/><text:tab/><text:tab/><text:tab/>}</text:p>
      <text:p text:style-name="P46"><text:s text:c="8"/><text:tab/><text:tab/><text:tab/><text:tab/>cout &lt;&lt; endl;</text:p>
      <text:p text:style-name="P46"><text:s text:c="4"/><text:tab/><text:tab/><text:tab/>}</text:p>
      <text:p text:style-name="P46"><text:tab/>};</text:p>
      <text:p text:style-name="P46"><text:tab/>int main() {</text:p>
      <text:p text:style-name="P46"><text:s text:c="4"/><text:tab/><text:tab/>Stack&lt;int&gt; stack;</text:p>
      <text:p text:style-name="P46"><text:s text:c="4"/><text:tab/><text:tab/>int choice;</text:p>
      <text:p text:style-name="P46"><text:s text:c="4"/><text:tab/><text:tab/>do {</text:p>
      <text:p text:style-name="P46"><text:s text:c="7"/><text:tab/><text:tab/><text:tab/>cout &lt;&lt; "\nSelect an option:\n"</text:p>
      <text:p text:style-name="P46"><text:s text:c="17"/><text:tab/><text:tab/> &lt;&lt; "1. Push\n"</text:p>
      <text:p text:style-name="P46"><text:s text:c="17"/><text:tab/><text:tab/> &lt;&lt; "2. Pop\n"</text:p>
      <text:p text:style-name="P46"><text:s text:c="17"/><text:tab/><text:tab/> &lt;&lt; "3. Peek\n"</text:p>
      <text:p text:style-name="P46"><text:s text:c="18"/><text:tab/><text:tab/>&lt;&lt; "4. Print Stack\n"</text:p>
      <text:p text:style-name="P46"><text:s text:c="18"/><text:tab/><text:tab/>&lt;&lt; "0. Exit\n"</text:p>
      <text:p text:style-name="P46"><text:s text:c="18"/><text:tab/><text:tab/>&lt;&lt; "Enter your choice: ";</text:p>
      <text:p text:style-name="P46"><text:s text:c="8"/><text:tab/><text:tab/><text:tab/>cin &gt;&gt; choice;</text:p>
      <text:p text:style-name="P46"><text:s text:c="8"/><text:tab/><text:tab/><text:tab/>switch (choice) {</text:p>
      <text:p text:style-name="P46"><text:s text:c="12"/><text:tab/><text:tab/><text:tab/>case 1: {</text:p>
      <text:p text:style-name="P46"><text:s text:c="16"/><text:tab/><text:tab/><text:tab/><text:tab/>int data;</text:p>
      <text:p text:style-name="P46"><text:s text:c="16"/><text:tab/><text:tab/><text:tab/><text:tab/>cout &lt;&lt; "Enter the element to push: ";</text:p>
      <text:p text:style-name="P46"><text:s text:c="16"/><text:tab/><text:tab/><text:tab/><text:tab/>cin &gt;&gt; data;</text:p>
      <text:p text:style-name="P46"><text:s text:c="16"/><text:tab/><text:tab/><text:tab/><text:tab/>stack.push(data);</text:p>
      <text:p text:style-name="P46"><text:s text:c="16"/><text:tab/><text:tab/><text:tab/><text:tab/>break;</text:p>
      <text:p text:style-name="P46"><text:s text:c="12"/><text:tab/><text:tab/><text:tab/>}</text:p>
      <text:p text:style-name="P46"><text:soft-page-break/><text:s text:c="12"/><text:tab/><text:tab/><text:tab/>case 2:</text:p>
      <text:p text:style-name="P46"><text:s text:c="16"/><text:tab/><text:tab/><text:tab/><text:tab/>stack.pop();</text:p>
      <text:p text:style-name="P46"><text:s text:c="16"/><text:tab/><text:tab/><text:tab/><text:tab/>break;</text:p>
      <text:p text:style-name="P46"><text:s text:c="12"/><text:tab/><text:tab/><text:tab/>case 3:</text:p>
      <text:p text:style-name="P46"><text:s text:c="16"/><text:tab/><text:tab/><text:tab/><text:tab/>if (!stack.isEmpty()) {</text:p>
      <text:p text:style-name="P46"><text:s text:c="16"/><text:tab/><text:tab/><text:tab/><text:tab/><text:tab/>cout &lt;&lt; "Top element: " &lt;&lt; stack.peek() &lt;&lt; endl;</text:p>
      <text:p text:style-name="P46"><text:s text:c="16"/><text:tab/><text:tab/><text:tab/><text:tab/>}</text:p>
      <text:p text:style-name="P46"><text:s text:c="16"/><text:tab/><text:tab/><text:tab/><text:tab/>break;</text:p>
      <text:p text:style-name="P46"><text:s text:c="12"/><text:tab/><text:tab/><text:tab/>case 4:</text:p>
      <text:p text:style-name="P46"><text:s text:c="16"/><text:tab/><text:tab/><text:tab/><text:tab/>cout &lt;&lt; "Stack elements: ";</text:p>
      <text:p text:style-name="P46"><text:s text:c="16"/><text:tab/><text:tab/><text:tab/><text:tab/>stack.print();</text:p>
      <text:p text:style-name="P46"><text:s text:c="16"/><text:tab/><text:tab/><text:tab/><text:tab/>break;</text:p>
      <text:p text:style-name="P46"><text:s text:c="12"/><text:tab/><text:tab/><text:tab/>case 0:</text:p>
      <text:p text:style-name="P46"><text:s text:c="16"/><text:tab/><text:tab/><text:tab/><text:tab/>cout &lt;&lt; "Exiting program.\n";</text:p>
      <text:p text:style-name="P46"><text:s text:c="16"/><text:tab/><text:tab/><text:tab/><text:tab/>break;</text:p>
      <text:p text:style-name="P46"><text:s text:c="12"/><text:tab/><text:tab/><text:tab/>default:</text:p>
      <text:p text:style-name="P46"><text:s text:c="16"/><text:tab/><text:tab/><text:tab/><text:tab/>cout &lt;&lt; "Invalid choice. Please try again.\n";</text:p>
      <text:p text:style-name="P46"><text:s text:c="8"/><text:tab/><text:tab/><text:tab/>}</text:p>
      <text:p text:style-name="P46"><text:s text:c="4"/><text:tab/><text:tab/>} while (choice != 0);</text:p>
      <text:p text:style-name="P46"><text:tab/><text:tab/>return 0;</text:p>
      <text:p text:style-name="P46"><text:tab/>}</text:p>
      <text:p text:style-name="P46"><text:tab/></text:p>
      <text:p text:style-name="P23">OUTPUT</text:p>
      <text:p text:style-name="P23"><text:tab/><text:span text:style-name="T1">Select an option:</text:span></text:p>
      <text:p text:style-name="P46"><text:tab/>1. Push</text:p>
      <text:p text:style-name="P46"><text:tab/>2. Pop</text:p>
      <text:p text:style-name="P46"><text:tab/>3. Peek</text:p>
      <text:p text:style-name="P46"><text:tab/>4. Print Stack</text:p>
      <text:p text:style-name="P46"><text:tab/>0. Exit</text:p>
      <text:p text:style-name="P46"><text:tab/>Enter your choice: 1</text:p>
      <text:p text:style-name="P46"><text:tab/>Enter the element to push: 12</text:p>
      <text:p text:style-name="P46"><text:tab/>Pushed: 12</text:p>
      <text:p text:style-name="P46"><text:tab/>Select an option:</text:p>
      <text:p text:style-name="P46"><text:tab/>1. Push</text:p>
      <text:p text:style-name="P46"><text:tab/>2. Pop</text:p>
      <text:p text:style-name="P46"><text:tab/>3. Peek</text:p>
      <text:p text:style-name="P46"><text:tab/>4. Print Stack</text:p>
      <text:p text:style-name="P46"><text:tab/>0. Exit</text:p>
      <text:p text:style-name="P46"><text:tab/>Enter your choice: 1</text:p>
      <text:p text:style-name="P46"><text:tab/>Enter the element to push: 15 </text:p>
      <text:p text:style-name="P46"><text:tab/>Pushed: 15</text:p>
      <text:p text:style-name="P46"><text:tab/>Select an option:</text:p>
      <text:p text:style-name="P46"><text:tab/>1. Push</text:p>
      <text:p text:style-name="P46"><text:tab/>2. Pop</text:p>
      <text:p text:style-name="P46"><text:tab/>3. Peek</text:p>
      <text:p text:style-name="P46"><text:tab/>4. Print Stack</text:p>
      <text:p text:style-name="P46"><text:tab/>0. Exit</text:p>
      <text:p text:style-name="P46"><text:tab/>Enter your choice: 1</text:p>
      <text:p text:style-name="P46"><text:tab/>Enter the element to push: 17</text:p>
      <text:p text:style-name="P46"><text:tab/>Pushed: 17</text:p>
      <text:p text:style-name="P46"><text:soft-page-break/><text:tab/>Select an option:</text:p>
      <text:p text:style-name="P46"><text:tab/>1. Push</text:p>
      <text:p text:style-name="P46"><text:tab/>2. Pop</text:p>
      <text:p text:style-name="P46"><text:tab/>3. Peek</text:p>
      <text:p text:style-name="P46"><text:tab/>4. Print Stack</text:p>
      <text:p text:style-name="P46"><text:tab/>0. Exit</text:p>
      <text:p text:style-name="P46"><text:tab/>Enter your choice: 2</text:p>
      <text:p text:style-name="P46"><text:tab/>Popped: 17</text:p>
      <text:p text:style-name="P46"><text:tab/>Select an option:</text:p>
      <text:p text:style-name="P46"><text:tab/>1. Push</text:p>
      <text:p text:style-name="P46"><text:tab/>2. Pop</text:p>
      <text:p text:style-name="P46"><text:tab/>3. Peek</text:p>
      <text:p text:style-name="P46"><text:tab/>4. Print Stack</text:p>
      <text:p text:style-name="P46"><text:tab/>0. Exit</text:p>
      <text:p text:style-name="P46"><text:tab/>Enter your choice: 3</text:p>
      <text:p text:style-name="P46"><text:tab/>Top element: 15</text:p>
      <text:p text:style-name="P46"><text:tab/>Select an option:</text:p>
      <text:p text:style-name="P46"><text:tab/>1. Push</text:p>
      <text:p text:style-name="P46"><text:tab/>2. Pop</text:p>
      <text:p text:style-name="P46"><text:tab/>3. Peek</text:p>
      <text:p text:style-name="P46"><text:tab/>4. Print Stack</text:p>
      <text:p text:style-name="P46"><text:tab/>0. Exit</text:p>
      <text:p text:style-name="P46"><text:tab/>Enter your choice: 4</text:p>
      <text:p text:style-name="P46"><text:tab/>Stack elements: 15 12 </text:p>
      <text:p text:style-name="P46"><text:tab/>Select an option:</text:p>
      <text:p text:style-name="P46"><text:tab/>1. Push</text:p>
      <text:p text:style-name="P46"><text:tab/>2. Pop</text:p>
      <text:p text:style-name="P46"><text:tab/>3. Peek</text:p>
      <text:p text:style-name="P46"><text:tab/>4. Print Stack</text:p>
      <text:p text:style-name="P46"><text:tab/>0. Exit</text:p>
      <text:p text:style-name="P46"><text:tab/>Enter your choice: 0</text:p>
      <text:p text:style-name="P46"><text:tab/>Exiting program.</text:p>
      <text:p text:style-name="P46"><text:tab/>Popped: 15</text:p>
      <text:p text:style-name="P46"><text:tab/>Popped: 12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5"><text:soft-page-break/>PROGRAM 7</text:p>
      <text:p text:style-name="P25"><text:tab/><text:span text:style-name="T1">WAP to display Fibonacci series (i)using recursion, (ii) using iteration</text:span></text:p>
      <text:p text:style-name="P25"><text:span text:style-name="T1"/></text:p>
      <text:p text:style-name="P25">ALGORITHM</text:p>
      <text:p text:style-name="P25"><text:span text:style-name="T10"><text:tab/>(i) Using Recursion</text:span></text:p>
      <text:p text:style-name="P25"><text:span text:style-name="T10"><text:tab/><text:tab/>Algorithm RecursiveFibonacci(n):</text:span></text:p>
      <text:p text:style-name="P25"><text:span text:style-name="T10"><text:s text:c="4"/><text:tab/><text:tab/>if n is 0 or 1</text:span></text:p>
      <text:p text:style-name="P25"><text:span text:style-name="T10"><text:s text:c="8"/><text:tab/><text:tab/><text:tab/>return n</text:span></text:p>
      <text:p text:style-name="P25"><text:span text:style-name="T10"><text:s text:c="4"/><text:tab/><text:tab/>return RecursiveFibonacci(n-1) + RecursiveFibonacci(n-2)</text:span></text:p>
      <text:p text:style-name="P25"><text:span text:style-name="T10"><text:tab/>(ii) Using Iteration</text:span></text:p>
      <text:p text:style-name="P25"><text:span text:style-name="T10"><text:tab/><text:tab/>Algorithm IterativeFibonacci(n):</text:span></text:p>
      <text:p text:style-name="P25"><text:span text:style-name="T10"><text:s text:c="4"/><text:tab/><text:tab/>a &lt;- 0</text:span></text:p>
      <text:p text:style-name="P25"><text:span text:style-name="T10"><text:s text:c="4"/><text:tab/><text:tab/>b &lt;- 1</text:span></text:p>
      <text:p text:style-name="P25"><text:span text:style-name="T10"><text:s text:c="4"/><text:tab/><text:tab/>for i from 0 to n-1 do</text:span></text:p>
      <text:p text:style-name="P25"><text:span text:style-name="T10"><text:s text:c="8"/><text:tab/><text:tab/><text:tab/>print a</text:span></text:p>
      <text:p text:style-name="P25"><text:span text:style-name="T10"><text:s text:c="8"/><text:tab/><text:tab/><text:tab/>nextTerm &lt;- a + b</text:span></text:p>
      <text:p text:style-name="P25"><text:span text:style-name="T10"><text:s text:c="8"/><text:tab/><text:tab/><text:tab/>a &lt;- b</text:span></text:p>
      <text:p text:style-name="P25"><text:span text:style-name="T10"><text:s text:c="8"/><text:tab/><text:tab/>b &lt;- nextTerm</text:span></text:p>
      <text:p text:style-name="P25"><text:span text:style-name="T10"/></text:p>
      <text:p text:style-name="P25">PROGRAM CODE</text:p>
      <text:p text:style-name="P25"><text:span text:style-name="T2"><text:tab/>(i) Using Recursion</text:span></text:p>
      <text:p text:style-name="P25"><text:span text:style-name="T2"><text:tab/><text:tab/>#include&lt;iostream&gt;</text:span></text:p>
      <text:p text:style-name="P25"><text:span text:style-name="T2"><text:tab/><text:tab/>using namespace std;</text:span></text:p>
      <text:p text:style-name="P25"><text:span text:style-name="T2"><text:tab/><text:tab/>int fibo(int n){</text:span></text:p>
      <text:p text:style-name="P25"><text:span text:style-name="T2"><text:tab/><text:tab/><text:tab/>if(n&lt;=1) return n;</text:span></text:p>
      <text:p text:style-name="P25"><text:span text:style-name="T2"><text:tab/><text:tab/><text:tab/>else return (fibo(n-1)+fibo(n-2));</text:span></text:p>
      <text:p text:style-name="P25"><text:span text:style-name="T2"><text:tab/><text:tab/>}</text:span></text:p>
      <text:p text:style-name="P25"><text:span text:style-name="T2"><text:tab/><text:tab/>int main(){</text:span></text:p>
      <text:p text:style-name="P25"><text:span text:style-name="T2"><text:tab/><text:tab/><text:tab/>int i=0,n;</text:span></text:p>
      <text:p text:style-name="P26"><text:span text:style-name="T2"><text:tab/><text:tab/><text:tab/>cout&lt;&lt;"Enter the number of terms for Fibonacci series: ";</text:span></text:p>
      <text:p text:style-name="P25"><text:span text:style-name="T2"><text:tab/><text:tab/><text:tab/>cin&gt;&gt;n;</text:span></text:p>
      <text:p text:style-name="P25"><text:span text:style-name="T2"><text:tab/><text:tab/><text:tab/>cout&lt;&lt;"The </text:span><text:span text:style-name="T3">Fibonacci Series</text:span><text:span text:style-name="T2">: ";</text:span></text:p>
      <text:p text:style-name="P25"><text:span text:style-name="T2"><text:tab/><text:tab/><text:tab/>while(i&lt;n){</text:span></text:p>
      <text:p text:style-name="P25"><text:span text:style-name="T2"><text:tab/><text:tab/><text:tab/><text:tab/>cout&lt;&lt;" "&lt;&lt;fibo(i);</text:span></text:p>
      <text:p text:style-name="P25"><text:span text:style-name="T2"><text:tab/><text:tab/><text:tab/><text:tab/>i++;</text:span></text:p>
      <text:p text:style-name="P25"><text:span text:style-name="T2"><text:tab/><text:tab/><text:tab/>}</text:span></text:p>
      <text:p text:style-name="P25"><text:span text:style-name="T2"><text:tab/><text:tab/><text:tab/>return 0;</text:span></text:p>
      <text:p text:style-name="P25"><text:span text:style-name="T2"><text:tab/><text:tab/>}</text:span></text:p>
      <text:p text:style-name="P25"><text:span text:style-name="T2"><text:tab/></text:span></text:p>
      <text:p text:style-name="P25"><text:span text:style-name="T2"><text:tab/>(ii) Using Iteration</text:span></text:p>
      <text:p text:style-name="P25"><text:span text:style-name="T2"><text:tab/><text:tab/>#include&lt;iostream&gt;</text:span></text:p>
      <text:p text:style-name="P25"><text:span text:style-name="T2"><text:tab/><text:tab/>using namespace std;</text:span></text:p>
      <text:p text:style-name="P25"><text:span text:style-name="T2"><text:tab/><text:tab/>long long fibo(int n) {</text:span></text:p>
      <text:p text:style-name="P25"><text:span text:style-name="T2"><text:s text:c="4"/><text:tab/><text:tab/><text:tab/>if (n &lt;= 1) {</text:span></text:p>
      <text:p text:style-name="P25"><text:span text:style-name="T2"><text:s text:c="8"/><text:tab/><text:tab/><text:tab/><text:tab/>return n;</text:span></text:p>
      <text:p text:style-name="P25"><text:span text:style-name="T2"><text:s text:c="4"/><text:tab/><text:tab/><text:tab/>}</text:span></text:p>
      <text:p text:style-name="P25"><text:span text:style-name="T2"><text:s text:c="4"/><text:tab/><text:tab/><text:tab/>long long a = 0, b = 1;</text:span></text:p>
      <text:p text:style-name="P25"><text:span text:style-name="T2"><text:s text:c="4"/><text:tab/><text:tab/><text:tab/>for (int i = 2; i &lt;= n; ++i) {</text:span></text:p>
      <text:p text:style-name="P25"><text:span text:style-name="T2"><text:s text:c="8"/><text:tab/><text:tab/><text:tab/><text:tab/>long long nextTerm = a + b;</text:span></text:p>
      <text:p text:style-name="P25"><text:span text:style-name="T2"><text:s text:c="8"/><text:tab/><text:tab/><text:tab/><text:tab/>a = b;</text:span></text:p>
      <text:p text:style-name="P25"><text:soft-page-break/><text:span text:style-name="T2"><text:s text:c="8"/><text:tab/><text:tab/><text:tab/><text:tab/>b = nextTerm;</text:span></text:p>
      <text:p text:style-name="P25"><text:span text:style-name="T2"><text:s text:c="4"/><text:tab/><text:tab/><text:tab/>}</text:span></text:p>
      <text:p text:style-name="P25"><text:span text:style-name="T2"><text:s text:c="4"/><text:tab/><text:tab/><text:tab/>return b;</text:span></text:p>
      <text:p text:style-name="P25"><text:span text:style-name="T2"><text:tab/><text:tab/>}</text:span></text:p>
      <text:p text:style-name="P25"><text:span text:style-name="T2"><text:tab/><text:tab/>int main() {</text:span></text:p>
      <text:p text:style-name="P25"><text:span text:style-name="T2"><text:s text:c="4"/><text:tab/><text:tab/><text:tab/>int n;</text:span></text:p>
      <text:p text:style-name="P25"><text:span text:style-name="T2"><text:s text:c="4"/><text:tab/><text:tab/><text:tab/>cout &lt;&lt; "Enter the number of terms for Fibonacci series: ";</text:span></text:p>
      <text:p text:style-name="P25"><text:span text:style-name="T2"><text:s text:c="4"/><text:tab/><text:tab/><text:tab/>cin &gt;&gt; n;</text:span></text:p>
      <text:p text:style-name="P25"><text:span text:style-name="T2"><text:s text:c="4"/><text:tab/><text:tab/><text:tab/>cout &lt;&lt; "The Fibonacci series: ";</text:span></text:p>
      <text:p text:style-name="P25"><text:span text:style-name="T2"><text:s text:c="4"/><text:tab/><text:tab/><text:tab/>for (int i = 0; i &lt; n; ++i) {</text:span></text:p>
      <text:p text:style-name="P25"><text:span text:style-name="T2"><text:s text:c="8"/><text:tab/><text:tab/><text:tab/><text:tab/>cout &lt;&lt; fibo(i) &lt;&lt; " ";</text:span></text:p>
      <text:p text:style-name="P25"><text:span text:style-name="T2"><text:s text:c="4"/><text:tab/><text:tab/><text:tab/>}</text:span></text:p>
      <text:p text:style-name="P25"><text:span text:style-name="T2"><text:s text:c="4"/><text:tab/><text:tab/><text:tab/>return 0;</text:span></text:p>
      <text:p text:style-name="P25"><text:span text:style-name="T2"><text:tab/><text:tab/>}</text:span></text:p>
      <text:p text:style-name="P25"/>
      <text:p text:style-name="P25">OUTPUT</text:p>
      <text:p text:style-name="P47"><text:tab/><text:span text:style-name="T25">SET 1</text:span></text:p>
      <text:p text:style-name="P48"><text:tab/><text:span text:style-name="T24">Enter the number of terms for Fibonacci series</text:span>: 5</text:p>
      <text:p text:style-name="P48"><text:tab/><text:span text:style-name="T24">The Fibonacci series:</text:span> <text:s/>0 1 1 2 3</text:p>
      <text:p text:style-name="P48"/>
      <text:p text:style-name="P48"><text:tab/><text:span text:style-name="T25">SET 2</text:span></text:p>
      <text:p text:style-name="P48"><text:tab/><text:span text:style-name="T24">Enter the number of terms for Fibonacci series</text:span>:12</text:p>
      <text:p text:style-name="P48"><text:tab/><text:span text:style-name="T24">The Fibonacci series:</text:span> <text:s/>0 1 1 2 3 5 8 13 21 34 55 89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9"/>
      <text:p text:style-name="P29"><text:soft-page-break/>PROGRAM 8</text:p>
      <text:p text:style-name="P29"><text:tab/><text:span text:style-name="T4">WAP to scan a polynomial using linked list and add two polynomial.</text:span></text:p>
      <text:p text:style-name="P29"/>
      <text:p text:style-name="P29">ALGORITHM</text:p>
      <text:p text:style-name="P18"><text:tab/><text:span text:style-name="T14">Algorithm PolynomialAddition():</text:span></text:p>
      <text:p text:style-name="P49"><text:s text:c="4"/><text:tab/><text:tab/>head1 &lt;- create() <text:s/>// Input coefficients and exponents for the first <text:tab/><text:tab/><text:tab/><text:tab/><text:tab/><text:tab/><text:tab/>//polynomial</text:p>
      <text:p text:style-name="P49"><text:s text:c="4"/><text:tab/><text:tab/>head2 &lt;- create() <text:s/>// Input coefficients and exponents for the second <text:tab/><text:tab/><text:tab/><text:tab/><text:tab/><text:tab/>//polynomial</text:p>
      <text:p text:style-name="P49"><text:s text:c="4"/><text:tab/><text:tab/>head3 &lt;- NULL <text:s text:c="5"/>// Initialize the result polynomial linked list</text:p>
      <text:p text:style-name="P49"><text:s text:c="4"/><text:tab/><text:tab/>ptr1 &lt;- head1 <text:s text:c="5"/>// Pointer for the first polynomial</text:p>
      <text:p text:style-name="P49"><text:s text:c="4"/><text:tab/><text:tab/>ptr2 &lt;- head2 <text:s text:c="5"/>// Pointer for the second polynomial</text:p>
      <text:p text:style-name="P49"><text:s text:c="4"/><text:tab/><text:tab/>while ptr1 is not NULL and ptr2 is not NULL do</text:p>
      <text:p text:style-name="P49"><text:s text:c="8"/><text:tab/><text:tab/><text:tab/>if ptr1.expo = ptr2.expo</text:p>
      <text:p text:style-name="P49"><text:s text:c="12"/><text:tab/><text:tab/><text:tab/>head3 &lt;- insert(head3, ptr1.coeff + ptr2.coeff, ptr1.expo)</text:p>
      <text:p text:style-name="P49"><text:s text:c="12"/><text:tab/><text:tab/><text:tab/>ptr1 &lt;- ptr1.link</text:p>
      <text:p text:style-name="P49"><text:s text:c="12"/><text:tab/><text:tab/><text:tab/>ptr2 &lt;- ptr2.link</text:p>
      <text:p text:style-name="P49"><text:s text:c="8"/><text:tab/><text:tab/><text:tab/>else if ptr1.expo &gt; ptr2.expo</text:p>
      <text:p text:style-name="P49"><text:s text:c="12"/><text:tab/><text:tab/><text:tab/>head3 &lt;- insert(head3, ptr1.coeff, ptr1.expo)</text:p>
      <text:p text:style-name="P49"><text:s text:c="12"/><text:tab/><text:tab/><text:tab/>ptr1 &lt;- ptr1.link</text:p>
      <text:p text:style-name="P49"><text:s text:c="8"/><text:tab/><text:tab/><text:tab/>else if ptr1.expo &lt; ptr2.expo</text:p>
      <text:p text:style-name="P49"><text:s text:c="12"/><text:tab/><text:tab/><text:tab/>head3 &lt;- insert(head3, ptr2.coeff, ptr2.expo)</text:p>
      <text:p text:style-name="P49"><text:s text:c="12"/><text:tab/><text:tab/><text:tab/>ptr2 &lt;- ptr2.link</text:p>
      <text:p text:style-name="P49"><text:s text:c="4"/><text:tab/><text:tab/>while ptr1 is not NULL do</text:p>
      <text:p text:style-name="P49"><text:s text:c="8"/><text:tab/><text:tab/><text:tab/>head3 &lt;- insert(head3, ptr1.coeff, ptr1.expo)</text:p>
      <text:p text:style-name="P49"><text:s text:c="8"/><text:tab/><text:tab/><text:tab/>ptr1 &lt;- ptr1.link</text:p>
      <text:p text:style-name="P49"><text:s text:c="4"/><text:tab/><text:tab/>while ptr2 is not NULL do</text:p>
      <text:p text:style-name="P49"><text:s text:c="8"/><text:tab/><text:tab/><text:tab/>head3 &lt;- insert(head3, ptr2.coeff, ptr2.expo)</text:p>
      <text:p text:style-name="P49"><text:s text:c="8"/><text:tab/><text:tab/><text:tab/>ptr2 &lt;- ptr2.link</text:p>
      <text:p text:style-name="P49"><text:s text:c="4"/><text:tab/><text:tab/>print(head3) <text:s/>// Print the result polynomial</text:p>
      <text:p text:style-name="P29"/>
      <text:p text:style-name="P29">PROGRAM CODE</text:p>
      <text:p text:style-name="P29"><text:tab/><text:span text:style-name="T4">#include &lt;iostream&gt;</text:span></text:p>
      <text:p text:style-name="P29"><text:span text:style-name="T4"><text:tab/>using namespace std;</text:span></text:p>
      <text:p text:style-name="P29"><text:span text:style-name="T4"><text:tab/>struct Node {</text:span></text:p>
      <text:p text:style-name="P29"><text:span text:style-name="T4"><text:s text:c="4"/><text:tab/><text:tab/>float coeff;</text:span></text:p>
      <text:p text:style-name="P29"><text:span text:style-name="T4"><text:s text:c="4"/><text:tab/><text:tab/>int expo;</text:span></text:p>
      <text:p text:style-name="P29"><text:span text:style-name="T4"><text:s text:c="4"/><text:tab/><text:tab/>Node* link;</text:span></text:p>
      <text:p text:style-name="P29"><text:span text:style-name="T4"><text:tab/>};</text:span></text:p>
      <text:p text:style-name="P29"><text:span text:style-name="T4"><text:tab/>Node* insert(Node* head, float co, int ex) {</text:span></text:p>
      <text:p text:style-name="P29"><text:span text:style-name="T4"><text:s text:c="4"/><text:tab/><text:tab/>Node* temp;</text:span></text:p>
      <text:p text:style-name="P29"><text:span text:style-name="T4"><text:s text:c="4"/><text:tab/><text:tab/>Node* newP = new Node;</text:span></text:p>
      <text:p text:style-name="P29"><text:span text:style-name="T4"><text:s text:c="4"/><text:tab/><text:tab/>newP-&gt;coeff = co;</text:span></text:p>
      <text:p text:style-name="P29"><text:span text:style-name="T4"><text:s text:c="4"/><text:tab/><text:tab/>newP-&gt;expo = ex;</text:span></text:p>
      <text:p text:style-name="P29"><text:span text:style-name="T4"><text:s text:c="4"/><text:tab/><text:tab/>newP-&gt;link = nullptr;</text:span></text:p>
      <text:p text:style-name="P29"><text:span text:style-name="T4"><text:s text:c="4"/><text:tab/><text:tab/>if (head == nullptr || ex &gt; head-&gt;expo) {</text:span></text:p>
      <text:p text:style-name="P29"><text:span text:style-name="T4"><text:s text:c="8"/><text:tab/><text:tab/><text:tab/>newP-&gt;link = head;</text:span></text:p>
      <text:p text:style-name="P29"><text:span text:style-name="T4"><text:s text:c="8"/><text:tab/><text:tab/><text:tab/>head = newP;</text:span></text:p>
      <text:p text:style-name="P29"><text:span text:style-name="T4"><text:s text:c="4"/><text:tab/><text:tab/>} else {</text:span></text:p>
      <text:p text:style-name="P29"><text:soft-page-break/><text:span text:style-name="T4"><text:s text:c="8"/><text:tab/><text:tab/><text:tab/>temp = head;</text:span></text:p>
      <text:p text:style-name="P29"><text:span text:style-name="T4"><text:s text:c="8"/><text:tab/><text:tab/><text:tab/>while (temp-&gt;link != nullptr &amp;&amp; temp-&gt;link-&gt;expo &gt;= ex)</text:span></text:p>
      <text:p text:style-name="P29"><text:span text:style-name="T4"><text:s text:c="12"/><text:tab/><text:tab/><text:tab/>temp = temp-&gt;link;</text:span></text:p>
      <text:p text:style-name="P29"><text:span text:style-name="T4"><text:s text:c="8"/><text:tab/><text:tab/><text:tab/>newP-&gt;link = temp-&gt;link;</text:span></text:p>
      <text:p text:style-name="P29"><text:span text:style-name="T4"><text:s text:c="8"/><text:tab/><text:tab/><text:tab/>temp-&gt;link = newP;</text:span></text:p>
      <text:p text:style-name="P29"><text:span text:style-name="T4"><text:s text:c="4"/><text:tab/><text:tab/>}</text:span></text:p>
      <text:p text:style-name="P29"><text:span text:style-name="T4"><text:s text:c="4"/><text:tab/><text:tab/>return head;</text:span></text:p>
      <text:p text:style-name="P29"><text:span text:style-name="T4"><text:tab/>}</text:span></text:p>
      <text:p text:style-name="P29"><text:span text:style-name="T4"><text:tab/>Node* create(Node* head) {</text:span></text:p>
      <text:p text:style-name="P29"><text:span text:style-name="T4"><text:s text:c="4"/><text:tab/><text:tab/>int n, i;</text:span></text:p>
      <text:p text:style-name="P29"><text:span text:style-name="T4"><text:s text:c="4"/><text:tab/><text:tab/>float coeff;</text:span></text:p>
      <text:p text:style-name="P29"><text:span text:style-name="T4"><text:s text:c="4"/><text:tab/><text:tab/>int expo;</text:span></text:p>
      <text:p text:style-name="P29"><text:span text:style-name="T4"><text:s text:c="4"/><text:tab/><text:tab/>cout &lt;&lt; "Enter the number of terms: ";</text:span></text:p>
      <text:p text:style-name="P29"><text:span text:style-name="T4"><text:s text:c="4"/><text:tab/><text:tab/>cin &gt;&gt; n;</text:span></text:p>
      <text:p text:style-name="P29"><text:span text:style-name="T4"><text:s text:c="4"/><text:tab/><text:tab/>for (i = 0; i &lt; n; i++) {</text:span></text:p>
      <text:p text:style-name="P29"><text:span text:style-name="T4"><text:s text:c="8"/><text:tab/><text:tab/><text:tab/>cout &lt;&lt; "Enter the coefficient for term " &lt;&lt; i + 1 &lt;&lt; ": ";</text:span></text:p>
      <text:p text:style-name="P29"><text:span text:style-name="T4"><text:s text:c="8"/><text:tab/><text:tab/><text:tab/>cin &gt;&gt; coeff;</text:span></text:p>
      <text:p text:style-name="P29"><text:span text:style-name="T4"><text:s text:c="8"/><text:tab/><text:tab/><text:tab/>cout &lt;&lt; "Enter the exponent for term " &lt;&lt; i + 1 &lt;&lt; ": ";</text:span></text:p>
      <text:p text:style-name="P29"><text:span text:style-name="T4"><text:s text:c="8"/><text:tab/><text:tab/><text:tab/>cin &gt;&gt; expo;</text:span></text:p>
      <text:p text:style-name="P29"><text:span text:style-name="T4"><text:s text:c="8"/><text:tab/><text:tab/><text:tab/>head = insert(head, coeff, expo);</text:span></text:p>
      <text:p text:style-name="P29"><text:span text:style-name="T4"><text:s text:c="4"/><text:tab/><text:tab/>}</text:span></text:p>
      <text:p text:style-name="P29"><text:span text:style-name="T4"><text:s text:c="4"/><text:tab/><text:tab/>return head;</text:span></text:p>
      <text:p text:style-name="P29"><text:span text:style-name="T4"><text:tab/>}</text:span></text:p>
      <text:p text:style-name="P29"><text:span text:style-name="T4"><text:tab/>void print(Node* head) {</text:span></text:p>
      <text:p text:style-name="P29"><text:span text:style-name="T4"><text:s text:c="4"/><text:tab/><text:tab/>if (head == nullptr)</text:span></text:p>
      <text:p text:style-name="P29"><text:span text:style-name="T4"><text:s text:c="8"/><text:tab/><text:tab/><text:tab/>cout &lt;&lt; "No Polynomial." &lt;&lt; endl;</text:span></text:p>
      <text:p text:style-name="P29"><text:span text:style-name="T4"><text:s text:c="4"/><text:tab/><text:tab/>else {</text:span></text:p>
      <text:p text:style-name="P29"><text:span text:style-name="T4"><text:s text:c="8"/><text:tab/><text:tab/><text:tab/>Node* temp = head;</text:span></text:p>
      <text:p text:style-name="P29"><text:span text:style-name="T4"><text:s text:c="8"/><text:tab/><text:tab/><text:tab/>while (temp != nullptr) {</text:span></text:p>
      <text:p text:style-name="P29"><text:span text:style-name="T4"><text:s text:c="12"/><text:tab/><text:tab/><text:tab/>cout &lt;&lt; "(" &lt;&lt; temp-&gt;coeff &lt;&lt; "x^" &lt;&lt; temp-&gt;expo &lt;&lt; ")";</text:span></text:p>
      <text:p text:style-name="P29"><text:span text:style-name="T4"><text:s text:c="12"/><text:tab/><text:tab/><text:tab/>temp = temp-&gt;link;</text:span></text:p>
      <text:p text:style-name="P29"><text:span text:style-name="T4"><text:s text:c="12"/><text:tab/><text:tab/><text:tab/>if (temp != nullptr)</text:span></text:p>
      <text:p text:style-name="P29"><text:span text:style-name="T4"><text:s text:c="15"/><text:tab/> <text:tab/><text:tab/><text:tab/>cout &lt;&lt; " + ";</text:span></text:p>
      <text:p text:style-name="P29"><text:span text:style-name="T4"><text:s text:c="12"/><text:tab/><text:tab/><text:tab/>else cout &lt;&lt; endl;</text:span></text:p>
      <text:p text:style-name="P29"><text:span text:style-name="T4"><text:s text:c="8"/><text:tab/><text:tab/><text:tab/>}</text:span></text:p>
      <text:p text:style-name="P29"><text:span text:style-name="T4"><text:s text:c="4"/><text:tab/><text:tab/>}</text:span></text:p>
      <text:p text:style-name="P29"><text:span text:style-name="T4"><text:tab/>}</text:span></text:p>
      <text:p text:style-name="P29"><text:span text:style-name="T4"><text:tab/>void polyAdd(Node* head1, Node* head2) {</text:span></text:p>
      <text:p text:style-name="P29"><text:span text:style-name="T4"><text:s text:c="4"/><text:tab/><text:tab/>Node* ptr1 = head1;</text:span></text:p>
      <text:p text:style-name="P29"><text:span text:style-name="T4"><text:s text:c="4"/><text:tab/><text:tab/>Node* ptr2 = head2;</text:span></text:p>
      <text:p text:style-name="P29"><text:span text:style-name="T4"><text:s text:c="4"/><text:tab/><text:tab/>Node* head3 = nullptr;</text:span></text:p>
      <text:p text:style-name="P29"><text:span text:style-name="T4"><text:s text:c="4"/><text:tab/><text:tab/>while (ptr1 != nullptr &amp;&amp; ptr2 != nullptr) {</text:span></text:p>
      <text:p text:style-name="P29"><text:span text:style-name="T4"><text:s text:c="8"/><text:tab/><text:tab/><text:tab/>if (ptr1-&gt;expo == ptr2-&gt;expo) {</text:span></text:p>
      <text:p text:style-name="P29"><text:span text:style-name="T4"><text:s text:c="12"/><text:tab/><text:tab/><text:tab/>head3 = insert(head3, ptr1-&gt;coeff + ptr2-&gt;coeff, ptr1-&gt;expo);</text:span></text:p>
      <text:p text:style-name="P29"><text:span text:style-name="T4"><text:s text:c="12"/><text:tab/><text:tab/><text:tab/>ptr1 = ptr1-&gt;link;</text:span></text:p>
      <text:p text:style-name="P29"><text:span text:style-name="T4"><text:s text:c="12"/><text:tab/><text:tab/><text:tab/>ptr2 = ptr2-&gt;link;</text:span></text:p>
      <text:p text:style-name="P29"><text:span text:style-name="T4"><text:s text:c="8"/><text:tab/><text:tab/><text:tab/>} else if (ptr1-&gt;expo &gt; ptr2-&gt;expo) {</text:span></text:p>
      <text:p text:style-name="P29"><text:span text:style-name="T4"><text:s text:c="12"/><text:tab/><text:tab/><text:tab/>head3 = insert(head3, ptr1-&gt;coeff, ptr1-&gt;expo);</text:span></text:p>
      <text:p text:style-name="P29"><text:span text:style-name="T4"><text:s text:c="12"/><text:tab/><text:tab/><text:tab/>ptr1 = ptr1-&gt;link;</text:span></text:p>
      <text:p text:style-name="P29"><text:span text:style-name="T4"><text:s text:c="8"/><text:tab/><text:tab/><text:tab/>} else if (ptr1-&gt;expo &lt; ptr2-&gt;expo) {</text:span></text:p>
      <text:p text:style-name="P29"><text:soft-page-break/><text:span text:style-name="T4"><text:s text:c="12"/><text:tab/><text:tab/><text:tab/>head3 = insert(head3, ptr2-&gt;coeff, ptr2-&gt;expo);</text:span></text:p>
      <text:p text:style-name="P29"><text:span text:style-name="T4"><text:s text:c="12"/><text:tab/><text:tab/><text:tab/>ptr2 = ptr2-&gt;link;</text:span></text:p>
      <text:p text:style-name="P29"><text:span text:style-name="T4"><text:s text:c="8"/><text:tab/><text:tab/><text:tab/>}</text:span></text:p>
      <text:p text:style-name="P29"><text:span text:style-name="T4"><text:s text:c="4"/><text:tab/><text:tab/>}</text:span></text:p>
      <text:p text:style-name="P29"><text:span text:style-name="T4"><text:s text:c="4"/><text:tab/><text:tab/>while (ptr1 != nullptr) {</text:span></text:p>
      <text:p text:style-name="P29"><text:span text:style-name="T4"><text:s text:c="8"/><text:tab/><text:tab/><text:tab/>head3 = insert(head3, ptr1-&gt;coeff, ptr1-&gt;expo);</text:span></text:p>
      <text:p text:style-name="P29"><text:span text:style-name="T4"><text:s text:c="8"/><text:tab/><text:tab/><text:tab/>ptr1 = ptr1-&gt;link;</text:span></text:p>
      <text:p text:style-name="P29"><text:span text:style-name="T4"><text:s text:c="4"/><text:tab/><text:tab/>}</text:span></text:p>
      <text:p text:style-name="P29"><text:span text:style-name="T4"><text:s text:c="4"/><text:tab/><text:tab/>while (ptr2 != nullptr) {</text:span></text:p>
      <text:p text:style-name="P29"><text:span text:style-name="T4"><text:s text:c="8"/><text:tab/><text:tab/><text:tab/>head3 = insert(head3, ptr2-&gt;coeff, ptr2-&gt;expo);</text:span></text:p>
      <text:p text:style-name="P29"><text:span text:style-name="T4"><text:s text:c="8"/><text:tab/><text:tab/><text:tab/>ptr2 = ptr2-&gt;link;</text:span></text:p>
      <text:p text:style-name="P29"><text:span text:style-name="T4"><text:s text:c="4"/><text:tab/><text:tab/>}</text:span></text:p>
      <text:p text:style-name="P29"><text:span text:style-name="T4"><text:s text:c="4"/><text:tab/><text:tab/>cout &lt;&lt; "Added polynomial is: ";</text:span></text:p>
      <text:p text:style-name="P29"><text:span text:style-name="T4"><text:s text:c="4"/><text:tab/><text:tab/>print(head3);</text:span></text:p>
      <text:p text:style-name="P29"><text:span text:style-name="T4"><text:tab/>}</text:span></text:p>
      <text:p text:style-name="P29"><text:span text:style-name="T4"><text:tab/>int main() {</text:span></text:p>
      <text:p text:style-name="P29"><text:span text:style-name="T4"><text:s text:c="4"/><text:tab/><text:tab/>Node* head1 = nullptr;</text:span></text:p>
      <text:p text:style-name="P29"><text:span text:style-name="T4"><text:s text:c="4"/><text:tab/><text:tab/>Node* head2 = nullptr;</text:span></text:p>
      <text:p text:style-name="P29"><text:span text:style-name="T4"><text:s text:c="4"/><text:tab/><text:tab/>cout &lt;&lt; "Enter the First polynomial" &lt;&lt; endl;</text:span></text:p>
      <text:p text:style-name="P29"><text:span text:style-name="T4"><text:s text:c="4"/><text:tab/><text:tab/>head1 = create(head1);</text:span></text:p>
      <text:p text:style-name="P29"><text:span text:style-name="T4"><text:s text:c="4"/><text:tab/><text:tab/>cout &lt;&lt; "Enter the second polynomial" &lt;&lt; endl;</text:span></text:p>
      <text:p text:style-name="P29"><text:span text:style-name="T4"><text:s text:c="4"/><text:tab/><text:tab/>head2 = create(head2);</text:span></text:p>
      <text:p text:style-name="P29"><text:span text:style-name="T4"><text:s text:c="4"/><text:tab/><text:tab/>polyAdd(head1, head2);</text:span></text:p>
      <text:p text:style-name="P29"><text:span text:style-name="T4"><text:s text:c="4"/><text:tab/><text:tab/>return 0;</text:span></text:p>
      <text:p text:style-name="P29"><text:span text:style-name="T4"><text:tab/>}</text:span></text:p>
      <text:p text:style-name="P29"/>
      <text:p text:style-name="P29">OUTPUT</text:p>
      <text:p text:style-name="P30"><text:tab/><text:span text:style-name="T11">SET 1:</text:span></text:p>
      <text:p text:style-name="P30"><text:span text:style-name="T11"><text:tab/>Enter the First polynomial</text:span></text:p>
      <text:p text:style-name="P30"><text:span text:style-name="T11"><text:tab/>Enter the number of terms: 3</text:span></text:p>
      <text:p text:style-name="P30"><text:span text:style-name="T11"><text:tab/>Enter the coefficient for term 1: 2</text:span></text:p>
      <text:p text:style-name="P30"><text:span text:style-name="T11"><text:tab/>Enter the exponent for term 1: 3</text:span></text:p>
      <text:p text:style-name="P30"><text:span text:style-name="T11"><text:tab/>Enter the coefficient for term 2: 3</text:span></text:p>
      <text:p text:style-name="P30"><text:span text:style-name="T11"><text:tab/>Enter the exponent for term 2: 2</text:span></text:p>
      <text:p text:style-name="P30"><text:span text:style-name="T11"><text:tab/>Enter the coefficient for term 3: 4</text:span></text:p>
      <text:p text:style-name="P30"><text:span text:style-name="T11"><text:tab/>Enter the exponent for term 3: 1</text:span></text:p>
      <text:p text:style-name="P30"><text:span text:style-name="T11"><text:tab/>Enter the second polynomial</text:span></text:p>
      <text:p text:style-name="P30"><text:span text:style-name="T11"><text:tab/>Enter the number of terms: 2</text:span></text:p>
      <text:p text:style-name="P30"><text:span text:style-name="T11"><text:tab/>Enter the coefficient for term 1: 3</text:span></text:p>
      <text:p text:style-name="P30"><text:span text:style-name="T11"><text:tab/>Enter the exponent for term 1: 4</text:span></text:p>
      <text:p text:style-name="P30"><text:span text:style-name="T11"><text:tab/>Enter the coefficient for term 2: 2</text:span></text:p>
      <text:p text:style-name="P30"><text:span text:style-name="T11"><text:tab/>Enter the exponent for term 2: 1</text:span></text:p>
      <text:p text:style-name="P30"><text:span text:style-name="T11"><text:tab/>Added polynomial is: (3x^4) + (2x^3) + (3x^2) + (6x^1)</text:span></text:p>
      <text:p text:style-name="P30"><text:span text:style-name="T11"/></text:p>
      <text:p text:style-name="P30"><text:span text:style-name="T11"><text:tab/>SET 2:</text:span></text:p>
      <text:p text:style-name="P30"><text:span text:style-name="T11"><text:tab/>Enter the First polynomial</text:span></text:p>
      <text:p text:style-name="P30"><text:span text:style-name="T11"><text:tab/>Enter the number of terms: 2</text:span></text:p>
      <text:p text:style-name="P30"><text:span text:style-name="T11"><text:tab/>Enter the coefficient for term 1: 12</text:span></text:p>
      <text:p text:style-name="P30"><text:span text:style-name="T11"><text:tab/>Enter the exponent for term 1: 2</text:span></text:p>
      <text:p text:style-name="P30"><text:span text:style-name="T11"><text:tab/>Enter the coefficient for term 2: 3</text:span></text:p>
      <text:p text:style-name="P30"><text:soft-page-break/><text:span text:style-name="T11"><text:tab/>Enter the exponent for term 2: 1</text:span></text:p>
      <text:p text:style-name="P30"><text:span text:style-name="T11"><text:tab/>Enter the second polynomial</text:span></text:p>
      <text:p text:style-name="P30"><text:span text:style-name="T11"><text:tab/>Enter the number of terms: 1</text:span></text:p>
      <text:p text:style-name="P30"><text:span text:style-name="T11"><text:tab/>Enter the coefficient for term 1: 15</text:span></text:p>
      <text:p text:style-name="P30"><text:span text:style-name="T11"><text:tab/>Enter the exponent for term 1: 3</text:span></text:p>
      <text:p text:style-name="P30"><text:span text:style-name="T11"><text:tab/>Added polynomial is: (15x^3) + (12x^2) + (3x^1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1:02:56.278177695</meta:creation-date>
    <dc:date>2023-11-24T01:00:12.585379847</dc:date>
    <meta:editing-duration>PT32M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5" meta:paragraph-count="1426" meta:word-count="5709" meta:character-count="38972" meta:non-whitespace-character-count="25944"/>
  </office:meta>
</office:document-meta>
</file>